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2.015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5.046cm"/>
    </style:style>
    <style:style style:name="co7" style:family="table-column">
      <style:table-column-properties fo:break-before="auto" style:column-width="4.583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4.337cm"/>
    </style:style>
    <style:style style:name="co10" style:family="table-column">
      <style:table-column-properties fo:break-before="auto" style:column-width="3.221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549cm"/>
    </style:style>
    <style:style style:name="co13" style:family="table-column">
      <style:table-column-properties fo:break-before="auto" style:column-width="22.289cm"/>
    </style:style>
    <style:style style:name="co14" style:family="table-column">
      <style:table-column-properties fo:break-before="auto" style:column-width="19.92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" style:family="table-cell" style:parent-style-name="Default">
      <style:text-properties style:font-name="Times New Roman" fo:font-size="14pt" style:font-size-asian="14pt" style:font-size-complex="14pt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yment for buying home (15 years)" table:style-name="ta1">
        <table:shapes>
          <draw:frame draw:z-index="0" draw:style-name="gr1" draw:text-style-name="P1" svg:width="15.999cm" svg:height="8.999cm" svg:x="0.274cm" svg:y="7.425cm">
            <draw:object draw:notify-on-update-of-ranges="'Payment for buying home (15 years)'.D5:'Payment for buying home (15 years)'.D184 'Payment for buying home (15 years)'.F5:'Payment for buying home (15 years)'.F184 'Payment for buying home (15 years)'.D5:'Payment for buying home (15 years)'.D184 'Payment for buying home (15 years)'.K5:'Payment for buying home (15 years)'.K1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52" table:default-cell-style-name="ce1"/>
        <table:table-row table:style-name="ro1">
          <table:table-cell office:value-type="string" calcext:value-type="string">
            <text:p>House price</text:p>
          </table:table-cell>
          <table:table-cell table:style-name="ce3" office:value-type="float" office:value="176000" calcext:value-type="float">
            <text:p>176,000</text:p>
          </table:table-cell>
          <table:table-cell table:style-name="ce2"/>
          <table:table-cell office:value-type="string" calcext:value-type="string" table:number-columns-spanned="4" table:number-rows-spanned="1">
            <text:p>Total Payment In Buying</text:p>
          </table:table-cell>
          <table:covered-table-cell table:number-columns-repeated="2" table:style-name="ce3"/>
          <table:covered-table-cell/>
          <table:table-cell table:style-name="ce2"/>
          <table:table-cell office:value-type="string" calcext:value-type="string" table:number-columns-spanned="4" table:number-rows-spanned="1">
            <text:p>Total Payment In Renting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Interest rate per year</text:p>
          </table:table-cell>
          <table:table-cell table:style-name="ce4" office:value-type="float" office:value="0.03" calcext:value-type="float">
            <text:p>0.03</text:p>
          </table:table-cell>
          <table:table-cell table:style-name="ce2"/>
          <table:table-cell/>
          <table:table-cell table:style-name="ce11" table:formula="of:=ROUND([.F184]+179*[.G184];2)" office:value-type="float" office:value="423423.6" calcext:value-type="float" table:number-columns-spanned="2" table:number-rows-spanned="1">
            <text:p>423,423.60</text:p>
          </table:table-cell>
          <table:covered-table-cell/>
          <table:table-cell/>
          <table:table-cell table:style-name="ce2"/>
          <table:table-cell/>
          <table:table-cell table:style-name="ce11" table:formula="of:=ROUND([.K183]+180*[.L183];2)" office:value-type="float" office:value="306000" calcext:value-type="float" table:number-columns-spanned="2" table:number-rows-spanned="1">
            <text:p>306,000.00</text:p>
          </table:table-cell>
          <table:covered-table-cell/>
          <table:table-cell table:number-columns-repeated="53"/>
        </table:table-row>
        <table:table-row table:style-name="ro1">
          <table:table-cell office:value-type="string" calcext:value-type="string">
            <text:p>Homeowner's insurance (per month)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5" office:value-type="string" calcext:value-type="string">
            <text:p>Number of month</text:p>
          </table:table-cell>
          <table:table-cell table:style-name="ce5" office:value-type="string" calcext:value-type="string">
            <text:p>Paid amount</text:p>
          </table:table-cell>
          <table:table-cell table:style-name="ce5" office:value-type="string" calcext:value-type="string">
            <text:p>Total Amount</text:p>
          </table:table-cell>
          <table:table-cell table:style-name="ce5" office:value-type="string" calcext:value-type="string">
            <text:p>Extra Amount</text:p>
          </table:table-cell>
          <table:table-cell/>
          <table:table-cell table:style-name="ce5" office:value-type="string" calcext:value-type="string">
            <text:p>Number of month</text:p>
          </table:table-cell>
          <table:table-cell table:style-name="ce5" office:value-type="string" calcext:value-type="string">
            <text:p>Paid amount</text:p>
          </table:table-cell>
          <table:table-cell table:style-name="ce5" office:value-type="string" calcext:value-type="string">
            <text:p>Total Amount</text:p>
          </table:table-cell>
          <table:table-cell table:style-name="ce5" office:value-type="string" calcext:value-type="string">
            <text:p>Extra Amount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ayment time (years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0 (First payment)</text:p>
          </table:table-cell>
          <table:table-cell table:style-name="ce12" table:formula="of:=[.B1]*[.B5]" office:value-type="float" office:value="35200" calcext:value-type="float">
            <text:p>35,200.00</text:p>
          </table:table-cell>
          <table:table-cell table:style-name="ce12" table:formula="of:=[.E4]" office:value-type="float" office:value="35200" calcext:value-type="float">
            <text:p>35,20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J4]" office:value-type="float" office:value="1700" calcext:value-type="float">
            <text:p>1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First payment</text:p>
          </table:table-cell>
          <table:table-cell table:style-name="ce4"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4]+[.E5]+[.G5]" office:value-type="float" office:value="36887.42" calcext:value-type="float">
            <text:p>36,887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]+[.J5]" office:value-type="float" office:value="3400" calcext:value-type="float">
            <text:p>3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roperty Tax per month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5]+[.E6]+[.G6]" office:value-type="float" office:value="38574.84" calcext:value-type="float">
            <text:p>38,574.8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]+[.J6]" office:value-type="float" office:value="5100" calcext:value-type="float">
            <text:p>5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OA fe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6]+[.E7]+[.G7]" office:value-type="float" office:value="40262.26" calcext:value-type="float">
            <text:p>40,262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]+[.J7]" office:value-type="float" office:value="6800" calcext:value-type="float">
            <text:p>6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nthly payment</text:p>
          </table:table-cell>
          <table:table-cell table:formula="of:=ROUND([.B1]*(((1+([.B2]/12))^(12*[.B4]))*([.B2]/12)/(((1+([.B2]/12))^(12*[.B4]))-1));2)" office:value-type="float" office:value="1215.42" calcext:value-type="float">
            <text:p>1215.4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7]+[.E8]+[.G8]" office:value-type="float" office:value="41949.68" calcext:value-type="float">
            <text:p>41,949.6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]+[.J8]" office:value-type="float" office:value="8500" calcext:value-type="float">
            <text:p>8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enting Price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8]+[.E9]+[.G9]" office:value-type="float" office:value="43637.1" calcext:value-type="float">
            <text:p>43,637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]+[.J9]" office:value-type="float" office:value="10200" calcext:value-type="float">
            <text:p>10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ddress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9]+[.E10]+[.G10]" office:value-type="float" office:value="45324.52" calcext:value-type="float">
            <text:p>45,324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]+[.J10]" office:value-type="float" office:value="11900" calcext:value-type="float">
            <text:p>11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309 N Somewhere St, Dallas, TX, 75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0]+[.E11]+[.G11]" office:value-type="float" office:value="47011.94" calcext:value-type="float">
            <text:p>47,011.9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]+[.J11]" office:value-type="float" office:value="13600" calcext:value-type="float">
            <text:p>13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1]+[.E12]+[.G12]" office:value-type="float" office:value="48699.36" calcext:value-type="float">
            <text:p>48,699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]+[.J12]" office:value-type="float" office:value="15300" calcext:value-type="float">
            <text:p>15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2]+[.E13]+[.G13]" office:value-type="float" office:value="50386.78" calcext:value-type="float">
            <text:p>50,386.7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]+[.J13]" office:value-type="float" office:value="17000" calcext:value-type="float">
            <text:p>17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3]+[.E14]+[.G14]" office:value-type="float" office:value="52074.2" calcext:value-type="float">
            <text:p>52,074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]+[.J14]" office:value-type="float" office:value="18700" calcext:value-type="float">
            <text:p>18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4]+[.E15]+[.G15]" office:value-type="float" office:value="53761.62" calcext:value-type="float">
            <text:p>53,761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]+[.J15]" office:value-type="float" office:value="20400" calcext:value-type="float">
            <text:p>20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5]+[.E16]+[.G16]" office:value-type="float" office:value="55449.04" calcext:value-type="float">
            <text:p>55,449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]+[.J16]" office:value-type="float" office:value="22100" calcext:value-type="float">
            <text:p>22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6]+[.E17]+[.G17]" office:value-type="float" office:value="57136.46" calcext:value-type="float">
            <text:p>57,136.4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]+[.J17]" office:value-type="float" office:value="23800" calcext:value-type="float">
            <text:p>23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7]+[.E18]+[.G18]" office:value-type="float" office:value="58823.88" calcext:value-type="float">
            <text:p>58,823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]+[.J18]" office:value-type="float" office:value="25500" calcext:value-type="float">
            <text:p>25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8]+[.E19]+[.G19]" office:value-type="float" office:value="60511.3" calcext:value-type="float">
            <text:p>60,511.3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]+[.J19]" office:value-type="float" office:value="27200" calcext:value-type="float">
            <text:p>27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9]+[.E20]+[.G20]" office:value-type="float" office:value="62198.72" calcext:value-type="float">
            <text:p>62,198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]+[.J20]" office:value-type="float" office:value="28900" calcext:value-type="float">
            <text:p>28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20]+[.E21]+[.G21]" office:value-type="float" office:value="63886.14" calcext:value-type="float">
            <text:p>63,886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]+[.J21]" office:value-type="float" office:value="30600" calcext:value-type="float">
            <text:p>30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21]+[.E22]+[.G22]" office:value-type="float" office:value="65573.56" calcext:value-type="float">
            <text:p>65,573.5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]+[.J22]" office:value-type="float" office:value="32300" calcext:value-type="float">
            <text:p>32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22]+[.E23]+[.G23]" office:value-type="float" office:value="67260.98" calcext:value-type="float">
            <text:p>67,260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]+[.J23]" office:value-type="float" office:value="34000" calcext:value-type="float">
            <text:p>34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23]+[.E24]+[.G24]" office:value-type="float" office:value="68948.4" calcext:value-type="float">
            <text:p>68,948.4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]+[.J24]" office:value-type="float" office:value="35700" calcext:value-type="float">
            <text:p>35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24]+[.E25]+[.G25]" office:value-type="float" office:value="70635.82" calcext:value-type="float">
            <text:p>70,635.8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]+[.J25]" office:value-type="float" office:value="37400" calcext:value-type="float">
            <text:p>37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25]+[.E26]+[.G26]" office:value-type="float" office:value="72323.24" calcext:value-type="float">
            <text:p>72,323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5]+[.J26]" office:value-type="float" office:value="39100" calcext:value-type="float">
            <text:p>39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26]+[.E27]+[.G27]" office:value-type="float" office:value="74010.66" calcext:value-type="float">
            <text:p>74,010.6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6]+[.J27]" office:value-type="float" office:value="40800" calcext:value-type="float">
            <text:p>40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Conclusion: Renting is more affordable (payment for 15 years)</text:p>
          </table:table-cell>
          <table:table-cell office:value-type="float" office:value="24" calcext:value-type="float">
            <text:p>2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27]+[.E28]+[.G28]" office:value-type="float" office:value="75698.08" calcext:value-type="float">
            <text:p>75,698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7]+[.J28]" office:value-type="float" office:value="42500" calcext:value-type="float">
            <text:p>42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Default"/>
          <table:table-cell table:number-columns-repeated="2"/>
          <table:table-cell office:value-type="float" office:value="25" calcext:value-type="float">
            <text:p>2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28]+[.E29]+[.G29]" office:value-type="float" office:value="77385.5" calcext:value-type="float">
            <text:p>77,385.5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8]+[.J29]" office:value-type="float" office:value="44200" calcext:value-type="float">
            <text:p>44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29]+[.E30]+[.G30]" office:value-type="float" office:value="79072.92" calcext:value-type="float">
            <text:p>79,072.9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9]+[.J30]" office:value-type="float" office:value="45900" calcext:value-type="float">
            <text:p>45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30]+[.E31]+[.G31]" office:value-type="float" office:value="80760.3399999999" calcext:value-type="float">
            <text:p>80,760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0]+[.J31]" office:value-type="float" office:value="47600" calcext:value-type="float">
            <text:p>47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31]+[.E32]+[.G32]" office:value-type="float" office:value="82447.7599999999" calcext:value-type="float">
            <text:p>82,447.7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1]+[.J32]" office:value-type="float" office:value="49300" calcext:value-type="float">
            <text:p>49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32]+[.E33]+[.G33]" office:value-type="float" office:value="84135.1799999999" calcext:value-type="float">
            <text:p>84,135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2]+[.J33]" office:value-type="float" office:value="51000" calcext:value-type="float">
            <text:p>51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33]+[.E34]+[.G34]" office:value-type="float" office:value="85822.5999999999" calcext:value-type="float">
            <text:p>85,822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3]+[.J34]" office:value-type="float" office:value="52700" calcext:value-type="float">
            <text:p>52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34]+[.E35]+[.G35]" office:value-type="float" office:value="87510.0199999999" calcext:value-type="float">
            <text:p>87,510.0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4]+[.J35]" office:value-type="float" office:value="54400" calcext:value-type="float">
            <text:p>54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35]+[.E36]+[.G36]" office:value-type="float" office:value="89197.4399999999" calcext:value-type="float">
            <text:p>89,197.4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5]+[.J36]" office:value-type="float" office:value="56100" calcext:value-type="float">
            <text:p>56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36]+[.E37]+[.G37]" office:value-type="float" office:value="90884.8599999999" calcext:value-type="float">
            <text:p>90,884.8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6]+[.J37]" office:value-type="float" office:value="57800" calcext:value-type="float">
            <text:p>57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37]+[.E38]+[.G38]" office:value-type="float" office:value="92572.2799999999" calcext:value-type="float">
            <text:p>92,572.2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7]+[.J38]" office:value-type="float" office:value="59500" calcext:value-type="float">
            <text:p>59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38]+[.E39]+[.G39]" office:value-type="float" office:value="94259.6999999999" calcext:value-type="float">
            <text:p>94,259.7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8]+[.J39]" office:value-type="float" office:value="61200" calcext:value-type="float">
            <text:p>61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39]+[.E40]+[.G40]" office:value-type="float" office:value="95947.1199999999" calcext:value-type="float">
            <text:p>95,947.1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9]+[.J40]" office:value-type="float" office:value="62900" calcext:value-type="float">
            <text:p>62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40]+[.E41]+[.G41]" office:value-type="float" office:value="97634.5399999999" calcext:value-type="float">
            <text:p>97,634.5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0]+[.J41]" office:value-type="float" office:value="64600" calcext:value-type="float">
            <text:p>64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41]+[.E42]+[.G42]" office:value-type="float" office:value="99321.9599999999" calcext:value-type="float">
            <text:p>99,321.9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1]+[.J42]" office:value-type="float" office:value="66300" calcext:value-type="float">
            <text:p>66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42]+[.E43]+[.G43]" office:value-type="float" office:value="101009.38" calcext:value-type="float">
            <text:p>101,009.3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2]+[.J43]" office:value-type="float" office:value="68000" calcext:value-type="float">
            <text:p>68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43]+[.E44]+[.G44]" office:value-type="float" office:value="102696.8" calcext:value-type="float">
            <text:p>102,696.8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3]+[.J44]" office:value-type="float" office:value="69700" calcext:value-type="float">
            <text:p>69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44]+[.E45]+[.G45]" office:value-type="float" office:value="104384.22" calcext:value-type="float">
            <text:p>104,384.2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4]+[.J45]" office:value-type="float" office:value="71400" calcext:value-type="float">
            <text:p>71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45]+[.E46]+[.G46]" office:value-type="float" office:value="106071.64" calcext:value-type="float">
            <text:p>106,071.6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5]+[.J46]" office:value-type="float" office:value="73100" calcext:value-type="float">
            <text:p>73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46]+[.E47]+[.G47]" office:value-type="float" office:value="107759.06" calcext:value-type="float">
            <text:p>107,759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6]+[.J47]" office:value-type="float" office:value="74800" calcext:value-type="float">
            <text:p>74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47]+[.E48]+[.G48]" office:value-type="float" office:value="109446.48" calcext:value-type="float">
            <text:p>109,446.4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7]+[.J48]" office:value-type="float" office:value="76500" calcext:value-type="float">
            <text:p>76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48]+[.E49]+[.G49]" office:value-type="float" office:value="111133.9" calcext:value-type="float">
            <text:p>111,133.9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8]+[.J49]" office:value-type="float" office:value="78200" calcext:value-type="float">
            <text:p>78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49]+[.E50]+[.G50]" office:value-type="float" office:value="112821.32" calcext:value-type="float">
            <text:p>112,821.3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9]+[.J50]" office:value-type="float" office:value="79900" calcext:value-type="float">
            <text:p>79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50]+[.E51]+[.G51]" office:value-type="float" office:value="114508.74" calcext:value-type="float">
            <text:p>114,508.7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0]+[.J51]" office:value-type="float" office:value="81600" calcext:value-type="float">
            <text:p>81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51]+[.E52]+[.G52]" office:value-type="float" office:value="116196.16" calcext:value-type="float">
            <text:p>116,196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1]+[.J52]" office:value-type="float" office:value="83300" calcext:value-type="float">
            <text:p>83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52]+[.E53]+[.G53]" office:value-type="float" office:value="117883.58" calcext:value-type="float">
            <text:p>117,883.5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2]+[.J53]" office:value-type="float" office:value="85000" calcext:value-type="float">
            <text:p>85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53]+[.E54]+[.G54]" office:value-type="float" office:value="119571" calcext:value-type="float">
            <text:p>119,571.0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3]+[.J54]" office:value-type="float" office:value="86700" calcext:value-type="float">
            <text:p>86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54]+[.E55]+[.G55]" office:value-type="float" office:value="121258.42" calcext:value-type="float">
            <text:p>121,258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4]+[.J55]" office:value-type="float" office:value="88400" calcext:value-type="float">
            <text:p>88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55]+[.E56]+[.G56]" office:value-type="float" office:value="122945.84" calcext:value-type="float">
            <text:p>122,945.8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5]+[.J56]" office:value-type="float" office:value="90100" calcext:value-type="float">
            <text:p>90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56]+[.E57]+[.G57]" office:value-type="float" office:value="124633.26" calcext:value-type="float">
            <text:p>124,633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6]+[.J57]" office:value-type="float" office:value="91800" calcext:value-type="float">
            <text:p>91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57]+[.E58]+[.G58]" office:value-type="float" office:value="126320.68" calcext:value-type="float">
            <text:p>126,320.6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7]+[.J58]" office:value-type="float" office:value="93500" calcext:value-type="float">
            <text:p>93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58]+[.E59]+[.G59]" office:value-type="float" office:value="128008.1" calcext:value-type="float">
            <text:p>128,008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8]+[.J59]" office:value-type="float" office:value="95200" calcext:value-type="float">
            <text:p>95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59]+[.E60]+[.G60]" office:value-type="float" office:value="129695.52" calcext:value-type="float">
            <text:p>129,695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9]+[.J60]" office:value-type="float" office:value="96900" calcext:value-type="float">
            <text:p>96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60]+[.E61]+[.G61]" office:value-type="float" office:value="131382.94" calcext:value-type="float">
            <text:p>131,382.9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0]+[.J61]" office:value-type="float" office:value="98600" calcext:value-type="float">
            <text:p>98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61]+[.E62]+[.G62]" office:value-type="float" office:value="133070.36" calcext:value-type="float">
            <text:p>133,070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1]+[.J62]" office:value-type="float" office:value="100300" calcext:value-type="float">
            <text:p>100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62]+[.E63]+[.G63]" office:value-type="float" office:value="134757.78" calcext:value-type="float">
            <text:p>134,757.7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2]+[.J63]" office:value-type="float" office:value="102000" calcext:value-type="float">
            <text:p>102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63]+[.E64]+[.G64]" office:value-type="float" office:value="136445.2" calcext:value-type="float">
            <text:p>136,445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3]+[.J64]" office:value-type="float" office:value="103700" calcext:value-type="float">
            <text:p>103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64]+[.E65]+[.G65]" office:value-type="float" office:value="138132.62" calcext:value-type="float">
            <text:p>138,132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4]+[.J65]" office:value-type="float" office:value="105400" calcext:value-type="float">
            <text:p>105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65]+[.E66]+[.G66]" office:value-type="float" office:value="139820.04" calcext:value-type="float">
            <text:p>139,820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5]+[.J66]" office:value-type="float" office:value="107100" calcext:value-type="float">
            <text:p>107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66]+[.E67]+[.G67]" office:value-type="float" office:value="141507.46" calcext:value-type="float">
            <text:p>141,507.4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6]+[.J67]" office:value-type="float" office:value="108800" calcext:value-type="float">
            <text:p>108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67]+[.E68]+[.G68]" office:value-type="float" office:value="143194.88" calcext:value-type="float">
            <text:p>143,194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7]+[.J68]" office:value-type="float" office:value="110500" calcext:value-type="float">
            <text:p>110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68]+[.E69]+[.G69]" office:value-type="float" office:value="144882.3" calcext:value-type="float">
            <text:p>144,882.3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8]+[.J69]" office:value-type="float" office:value="112200" calcext:value-type="float">
            <text:p>112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69]+[.E70]+[.G70]" office:value-type="float" office:value="146569.72" calcext:value-type="float">
            <text:p>146,569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9]+[.J70]" office:value-type="float" office:value="113900" calcext:value-type="float">
            <text:p>113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70]+[.E71]+[.G71]" office:value-type="float" office:value="148257.14" calcext:value-type="float">
            <text:p>148,257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0]+[.J71]" office:value-type="float" office:value="115600" calcext:value-type="float">
            <text:p>115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71]+[.E72]+[.G72]" office:value-type="float" office:value="149944.56" calcext:value-type="float">
            <text:p>149,944.5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1]+[.J72]" office:value-type="float" office:value="117300" calcext:value-type="float">
            <text:p>117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72]+[.E73]+[.G73]" office:value-type="float" office:value="151631.98" calcext:value-type="float">
            <text:p>151,631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2]+[.J73]" office:value-type="float" office:value="119000" calcext:value-type="float">
            <text:p>119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73]+[.E74]+[.G74]" office:value-type="float" office:value="153319.4" calcext:value-type="float">
            <text:p>153,319.4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3]+[.J74]" office:value-type="float" office:value="120700" calcext:value-type="float">
            <text:p>120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74]+[.E75]+[.G75]" office:value-type="float" office:value="155006.82" calcext:value-type="float">
            <text:p>155,006.8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4]+[.J75]" office:value-type="float" office:value="122400" calcext:value-type="float">
            <text:p>122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75]+[.E76]+[.G76]" office:value-type="float" office:value="156694.24" calcext:value-type="float">
            <text:p>156,694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5]+[.J76]" office:value-type="float" office:value="124100" calcext:value-type="float">
            <text:p>124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76]+[.E77]+[.G77]" office:value-type="float" office:value="158381.66" calcext:value-type="float">
            <text:p>158,381.6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6]+[.J77]" office:value-type="float" office:value="125800" calcext:value-type="float">
            <text:p>125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77]+[.E78]+[.G78]" office:value-type="float" office:value="160069.08" calcext:value-type="float">
            <text:p>160,069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7]+[.J78]" office:value-type="float" office:value="127500" calcext:value-type="float">
            <text:p>127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78]+[.E79]+[.G79]" office:value-type="float" office:value="161756.5" calcext:value-type="float">
            <text:p>161,756.5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8]+[.J79]" office:value-type="float" office:value="129200" calcext:value-type="float">
            <text:p>129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79]+[.E80]+[.G80]" office:value-type="float" office:value="163443.92" calcext:value-type="float">
            <text:p>163,443.9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9]+[.J80]" office:value-type="float" office:value="130900" calcext:value-type="float">
            <text:p>130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80]+[.E81]+[.G81]" office:value-type="float" office:value="165131.34" calcext:value-type="float">
            <text:p>165,131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0]+[.J81]" office:value-type="float" office:value="132600" calcext:value-type="float">
            <text:p>132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81]+[.E82]+[.G82]" office:value-type="float" office:value="166818.76" calcext:value-type="float">
            <text:p>166,818.7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1]+[.J82]" office:value-type="float" office:value="134300" calcext:value-type="float">
            <text:p>134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82]+[.E83]+[.G83]" office:value-type="float" office:value="168506.18" calcext:value-type="float">
            <text:p>168,506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2]+[.J83]" office:value-type="float" office:value="136000" calcext:value-type="float">
            <text:p>136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83]+[.E84]+[.G84]" office:value-type="float" office:value="170193.6" calcext:value-type="float">
            <text:p>170,193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3]+[.J84]" office:value-type="float" office:value="137700" calcext:value-type="float">
            <text:p>137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84]+[.E85]+[.G85]" office:value-type="float" office:value="171881.02" calcext:value-type="float">
            <text:p>171,881.0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4]+[.J85]" office:value-type="float" office:value="139400" calcext:value-type="float">
            <text:p>139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85]+[.E86]+[.G86]" office:value-type="float" office:value="173568.44" calcext:value-type="float">
            <text:p>173,568.4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5]+[.J86]" office:value-type="float" office:value="141100" calcext:value-type="float">
            <text:p>141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86]+[.E87]+[.G87]" office:value-type="float" office:value="175255.86" calcext:value-type="float">
            <text:p>175,255.8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6]+[.J87]" office:value-type="float" office:value="142800" calcext:value-type="float">
            <text:p>142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87]+[.E88]+[.G88]" office:value-type="float" office:value="176943.28" calcext:value-type="float">
            <text:p>176,943.2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7]+[.J88]" office:value-type="float" office:value="144500" calcext:value-type="float">
            <text:p>144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88]+[.E89]+[.G89]" office:value-type="float" office:value="178630.7" calcext:value-type="float">
            <text:p>178,630.7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8]+[.J89]" office:value-type="float" office:value="146200" calcext:value-type="float">
            <text:p>146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89]+[.E90]+[.G90]" office:value-type="float" office:value="180318.12" calcext:value-type="float">
            <text:p>180,318.1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9]+[.J90]" office:value-type="float" office:value="147900" calcext:value-type="float">
            <text:p>147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90]+[.E91]+[.G91]" office:value-type="float" office:value="182005.54" calcext:value-type="float">
            <text:p>182,005.5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0]+[.J91]" office:value-type="float" office:value="149600" calcext:value-type="float">
            <text:p>149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91]+[.E92]+[.G92]" office:value-type="float" office:value="183692.96" calcext:value-type="float">
            <text:p>183,692.9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1]+[.J92]" office:value-type="float" office:value="151300" calcext:value-type="float">
            <text:p>151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92]+[.E93]+[.G93]" office:value-type="float" office:value="185380.38" calcext:value-type="float">
            <text:p>185,380.3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2]+[.J93]" office:value-type="float" office:value="153000" calcext:value-type="float">
            <text:p>153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93]+[.E94]+[.G94]" office:value-type="float" office:value="187067.8" calcext:value-type="float">
            <text:p>187,067.8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3]+[.J94]" office:value-type="float" office:value="154700" calcext:value-type="float">
            <text:p>154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94]+[.E95]+[.G95]" office:value-type="float" office:value="188755.22" calcext:value-type="float">
            <text:p>188,755.2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4]+[.J95]" office:value-type="float" office:value="156400" calcext:value-type="float">
            <text:p>156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95]+[.E96]+[.G96]" office:value-type="float" office:value="190442.64" calcext:value-type="float">
            <text:p>190,442.6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5]+[.J96]" office:value-type="float" office:value="158100" calcext:value-type="float">
            <text:p>158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96]+[.E97]+[.G97]" office:value-type="float" office:value="192130.06" calcext:value-type="float">
            <text:p>192,130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6]+[.J97]" office:value-type="float" office:value="159800" calcext:value-type="float">
            <text:p>159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97]+[.E98]+[.G98]" office:value-type="float" office:value="193817.48" calcext:value-type="float">
            <text:p>193,817.4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7]+[.J98]" office:value-type="float" office:value="161500" calcext:value-type="float">
            <text:p>161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98]+[.E99]+[.G99]" office:value-type="float" office:value="195504.9" calcext:value-type="float">
            <text:p>195,504.9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8]+[.J99]" office:value-type="float" office:value="163200" calcext:value-type="float">
            <text:p>163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99]+[.E100]+[.G100]" office:value-type="float" office:value="197192.32" calcext:value-type="float">
            <text:p>197,192.3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9]+[.J100]" office:value-type="float" office:value="164900" calcext:value-type="float">
            <text:p>164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00]+[.E101]+[.G101]" office:value-type="float" office:value="198879.74" calcext:value-type="float">
            <text:p>198,879.7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0]+[.J101]" office:value-type="float" office:value="166600" calcext:value-type="float">
            <text:p>166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01]+[.E102]+[.G102]" office:value-type="float" office:value="200567.16" calcext:value-type="float">
            <text:p>200,567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1]+[.J102]" office:value-type="float" office:value="168300" calcext:value-type="float">
            <text:p>168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02]+[.E103]+[.G103]" office:value-type="float" office:value="202254.58" calcext:value-type="float">
            <text:p>202,254.5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2]+[.J103]" office:value-type="float" office:value="170000" calcext:value-type="float">
            <text:p>170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03]+[.E104]+[.G104]" office:value-type="float" office:value="203942" calcext:value-type="float">
            <text:p>203,942.0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3]+[.J104]" office:value-type="float" office:value="171700" calcext:value-type="float">
            <text:p>171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04]+[.E105]+[.G105]" office:value-type="float" office:value="205629.42" calcext:value-type="float">
            <text:p>205,629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4]+[.J105]" office:value-type="float" office:value="173400" calcext:value-type="float">
            <text:p>173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05]+[.E106]+[.G106]" office:value-type="float" office:value="207316.84" calcext:value-type="float">
            <text:p>207,316.8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5]+[.J106]" office:value-type="float" office:value="175100" calcext:value-type="float">
            <text:p>175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06]+[.E107]+[.G107]" office:value-type="float" office:value="209004.26" calcext:value-type="float">
            <text:p>209,004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6]+[.J107]" office:value-type="float" office:value="176800" calcext:value-type="float">
            <text:p>176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07]+[.E108]+[.G108]" office:value-type="float" office:value="210691.68" calcext:value-type="float">
            <text:p>210,691.6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7]+[.J108]" office:value-type="float" office:value="178500" calcext:value-type="float">
            <text:p>178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08]+[.E109]+[.G109]" office:value-type="float" office:value="212379.1" calcext:value-type="float">
            <text:p>212,379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8]+[.J109]" office:value-type="float" office:value="180200" calcext:value-type="float">
            <text:p>180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09]+[.E110]+[.G110]" office:value-type="float" office:value="214066.520000001" calcext:value-type="float">
            <text:p>214,066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9]+[.J110]" office:value-type="float" office:value="181900" calcext:value-type="float">
            <text:p>181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10]+[.E111]+[.G111]" office:value-type="float" office:value="215753.940000001" calcext:value-type="float">
            <text:p>215,753.9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0]+[.J111]" office:value-type="float" office:value="183600" calcext:value-type="float">
            <text:p>183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11]+[.E112]+[.G112]" office:value-type="float" office:value="217441.360000001" calcext:value-type="float">
            <text:p>217,441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1]+[.J112]" office:value-type="float" office:value="185300" calcext:value-type="float">
            <text:p>185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12]+[.E113]+[.G113]" office:value-type="float" office:value="219128.780000001" calcext:value-type="float">
            <text:p>219,128.7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2]+[.J113]" office:value-type="float" office:value="187000" calcext:value-type="float">
            <text:p>187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13]+[.E114]+[.G114]" office:value-type="float" office:value="220816.200000001" calcext:value-type="float">
            <text:p>220,816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3]+[.J114]" office:value-type="float" office:value="188700" calcext:value-type="float">
            <text:p>188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14]+[.E115]+[.G115]" office:value-type="float" office:value="222503.620000001" calcext:value-type="float">
            <text:p>222,503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4]+[.J115]" office:value-type="float" office:value="190400" calcext:value-type="float">
            <text:p>190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15]+[.E116]+[.G116]" office:value-type="float" office:value="224191.040000001" calcext:value-type="float">
            <text:p>224,191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5]+[.J116]" office:value-type="float" office:value="192100" calcext:value-type="float">
            <text:p>192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16]+[.E117]+[.G117]" office:value-type="float" office:value="225878.460000001" calcext:value-type="float">
            <text:p>225,878.4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6]+[.J117]" office:value-type="float" office:value="193800" calcext:value-type="float">
            <text:p>193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17]+[.E118]+[.G118]" office:value-type="float" office:value="227565.880000001" calcext:value-type="float">
            <text:p>227,565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7]+[.J118]" office:value-type="float" office:value="195500" calcext:value-type="float">
            <text:p>195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18]+[.E119]+[.G119]" office:value-type="float" office:value="229253.300000001" calcext:value-type="float">
            <text:p>229,253.3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8]+[.J119]" office:value-type="float" office:value="197200" calcext:value-type="float">
            <text:p>197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19]+[.E120]+[.G120]" office:value-type="float" office:value="230940.720000001" calcext:value-type="float">
            <text:p>230,940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9]+[.J120]" office:value-type="float" office:value="198900" calcext:value-type="float">
            <text:p>198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20]+[.E121]+[.G121]" office:value-type="float" office:value="232628.140000001" calcext:value-type="float">
            <text:p>232,628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0]+[.J121]" office:value-type="float" office:value="200600" calcext:value-type="float">
            <text:p>200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21]+[.E122]+[.G122]" office:value-type="float" office:value="234315.560000001" calcext:value-type="float">
            <text:p>234,315.5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1]+[.J122]" office:value-type="float" office:value="202300" calcext:value-type="float">
            <text:p>202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22]+[.E123]+[.G123]" office:value-type="float" office:value="236002.980000001" calcext:value-type="float">
            <text:p>236,002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2]+[.J123]" office:value-type="float" office:value="204000" calcext:value-type="float">
            <text:p>204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23]+[.E124]+[.G124]" office:value-type="float" office:value="237690.400000001" calcext:value-type="float">
            <text:p>237,690.4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3]+[.J124]" office:value-type="float" office:value="205700" calcext:value-type="float">
            <text:p>205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24]+[.E125]+[.G125]" office:value-type="float" office:value="239377.820000001" calcext:value-type="float">
            <text:p>239,377.8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4]+[.J125]" office:value-type="float" office:value="207400" calcext:value-type="float">
            <text:p>207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25]+[.E126]+[.G126]" office:value-type="float" office:value="241065.240000001" calcext:value-type="float">
            <text:p>241,065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5]+[.J126]" office:value-type="float" office:value="209100" calcext:value-type="float">
            <text:p>209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26]+[.E127]+[.G127]" office:value-type="float" office:value="242752.660000001" calcext:value-type="float">
            <text:p>242,752.6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6]+[.J127]" office:value-type="float" office:value="210800" calcext:value-type="float">
            <text:p>210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27]+[.E128]+[.G128]" office:value-type="float" office:value="244440.080000001" calcext:value-type="float">
            <text:p>244,440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7]+[.J128]" office:value-type="float" office:value="212500" calcext:value-type="float">
            <text:p>212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28]+[.E129]+[.G129]" office:value-type="float" office:value="246127.500000001" calcext:value-type="float">
            <text:p>246,127.5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8]+[.J129]" office:value-type="float" office:value="214200" calcext:value-type="float">
            <text:p>214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29]+[.E130]+[.G130]" office:value-type="float" office:value="247814.920000001" calcext:value-type="float">
            <text:p>247,814.9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9]+[.J130]" office:value-type="float" office:value="215900" calcext:value-type="float">
            <text:p>215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30]+[.E131]+[.G131]" office:value-type="float" office:value="249502.340000001" calcext:value-type="float">
            <text:p>249,502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0]+[.J131]" office:value-type="float" office:value="217600" calcext:value-type="float">
            <text:p>217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31]+[.E132]+[.G132]" office:value-type="float" office:value="251189.760000001" calcext:value-type="float">
            <text:p>251,189.7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1]+[.J132]" office:value-type="float" office:value="219300" calcext:value-type="float">
            <text:p>219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32]+[.E133]+[.G133]" office:value-type="float" office:value="252877.180000001" calcext:value-type="float">
            <text:p>252,877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2]+[.J133]" office:value-type="float" office:value="221000" calcext:value-type="float">
            <text:p>221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33]+[.E134]+[.G134]" office:value-type="float" office:value="254564.600000001" calcext:value-type="float">
            <text:p>254,564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3]+[.J134]" office:value-type="float" office:value="222700" calcext:value-type="float">
            <text:p>222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34]+[.E135]+[.G135]" office:value-type="float" office:value="256252.020000001" calcext:value-type="float">
            <text:p>256,252.0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4]+[.J135]" office:value-type="float" office:value="224400" calcext:value-type="float">
            <text:p>224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35]+[.E136]+[.G136]" office:value-type="float" office:value="257939.440000001" calcext:value-type="float">
            <text:p>257,939.4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5]+[.J136]" office:value-type="float" office:value="226100" calcext:value-type="float">
            <text:p>226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36]+[.E137]+[.G137]" office:value-type="float" office:value="259626.860000001" calcext:value-type="float">
            <text:p>259,626.8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6]+[.J137]" office:value-type="float" office:value="227800" calcext:value-type="float">
            <text:p>227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37]+[.E138]+[.G138]" office:value-type="float" office:value="261314.280000001" calcext:value-type="float">
            <text:p>261,314.2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7]+[.J138]" office:value-type="float" office:value="229500" calcext:value-type="float">
            <text:p>229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38]+[.E139]+[.G139]" office:value-type="float" office:value="263001.700000001" calcext:value-type="float">
            <text:p>263,001.7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8]+[.J139]" office:value-type="float" office:value="231200" calcext:value-type="float">
            <text:p>231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39]+[.E140]+[.G140]" office:value-type="float" office:value="264689.120000001" calcext:value-type="float">
            <text:p>264,689.1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9]+[.J140]" office:value-type="float" office:value="232900" calcext:value-type="float">
            <text:p>232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40]+[.E141]+[.G141]" office:value-type="float" office:value="266376.540000001" calcext:value-type="float">
            <text:p>266,376.5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0]+[.J141]" office:value-type="float" office:value="234600" calcext:value-type="float">
            <text:p>234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41]+[.E142]+[.G142]" office:value-type="float" office:value="268063.960000001" calcext:value-type="float">
            <text:p>268,063.9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1]+[.J142]" office:value-type="float" office:value="236300" calcext:value-type="float">
            <text:p>236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42]+[.E143]+[.G143]" office:value-type="float" office:value="269751.380000001" calcext:value-type="float">
            <text:p>269,751.3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2]+[.J143]" office:value-type="float" office:value="238000" calcext:value-type="float">
            <text:p>238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43]+[.E144]+[.G144]" office:value-type="float" office:value="271438.800000001" calcext:value-type="float">
            <text:p>271,438.8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3]+[.J144]" office:value-type="float" office:value="239700" calcext:value-type="float">
            <text:p>239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44]+[.E145]+[.G145]" office:value-type="float" office:value="273126.220000001" calcext:value-type="float">
            <text:p>273,126.2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4]+[.J145]" office:value-type="float" office:value="241400" calcext:value-type="float">
            <text:p>241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45]+[.E146]+[.G146]" office:value-type="float" office:value="274813.640000001" calcext:value-type="float">
            <text:p>274,813.6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5]+[.J146]" office:value-type="float" office:value="243100" calcext:value-type="float">
            <text:p>243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46]+[.E147]+[.G147]" office:value-type="float" office:value="276501.060000001" calcext:value-type="float">
            <text:p>276,501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6]+[.J147]" office:value-type="float" office:value="244800" calcext:value-type="float">
            <text:p>244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47]+[.E148]+[.G148]" office:value-type="float" office:value="278188.480000001" calcext:value-type="float">
            <text:p>278,188.4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7]+[.J148]" office:value-type="float" office:value="246500" calcext:value-type="float">
            <text:p>246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48]+[.E149]+[.G149]" office:value-type="float" office:value="279875.900000001" calcext:value-type="float">
            <text:p>279,875.9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8]+[.J149]" office:value-type="float" office:value="248200" calcext:value-type="float">
            <text:p>248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49]+[.E150]+[.G150]" office:value-type="float" office:value="281563.320000001" calcext:value-type="float">
            <text:p>281,563.3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9]+[.J150]" office:value-type="float" office:value="249900" calcext:value-type="float">
            <text:p>249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50]+[.E151]+[.G151]" office:value-type="float" office:value="283250.740000001" calcext:value-type="float">
            <text:p>283,250.7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0]+[.J151]" office:value-type="float" office:value="251600" calcext:value-type="float">
            <text:p>251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51]+[.E152]+[.G152]" office:value-type="float" office:value="284938.160000001" calcext:value-type="float">
            <text:p>284,938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1]+[.J152]" office:value-type="float" office:value="253300" calcext:value-type="float">
            <text:p>253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52]+[.E153]+[.G153]" office:value-type="float" office:value="286625.580000001" calcext:value-type="float">
            <text:p>286,625.5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2]+[.J153]" office:value-type="float" office:value="255000" calcext:value-type="float">
            <text:p>255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53]+[.E154]+[.G154]" office:value-type="float" office:value="288313.000000001" calcext:value-type="float">
            <text:p>288,313.0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3]+[.J154]" office:value-type="float" office:value="256700" calcext:value-type="float">
            <text:p>256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54]+[.E155]+[.G155]" office:value-type="float" office:value="290000.420000001" calcext:value-type="float">
            <text:p>290,000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4]+[.J155]" office:value-type="float" office:value="258400" calcext:value-type="float">
            <text:p>258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55]+[.E156]+[.G156]" office:value-type="float" office:value="291687.840000001" calcext:value-type="float">
            <text:p>291,687.8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5]+[.J156]" office:value-type="float" office:value="260100" calcext:value-type="float">
            <text:p>260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56]+[.E157]+[.G157]" office:value-type="float" office:value="293375.260000001" calcext:value-type="float">
            <text:p>293,375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6]+[.J157]" office:value-type="float" office:value="261800" calcext:value-type="float">
            <text:p>261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57]+[.E158]+[.G158]" office:value-type="float" office:value="295062.680000001" calcext:value-type="float">
            <text:p>295,062.6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7]+[.J158]" office:value-type="float" office:value="263500" calcext:value-type="float">
            <text:p>263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58]+[.E159]+[.G159]" office:value-type="float" office:value="296750.100000001" calcext:value-type="float">
            <text:p>296,750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8]+[.J159]" office:value-type="float" office:value="265200" calcext:value-type="float">
            <text:p>265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59]+[.E160]+[.G160]" office:value-type="float" office:value="298437.520000001" calcext:value-type="float">
            <text:p>298,437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9]+[.J160]" office:value-type="float" office:value="266900" calcext:value-type="float">
            <text:p>266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60]+[.E161]+[.G161]" office:value-type="float" office:value="300124.940000001" calcext:value-type="float">
            <text:p>300,124.9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0]+[.J161]" office:value-type="float" office:value="268600" calcext:value-type="float">
            <text:p>268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61]+[.E162]+[.G162]" office:value-type="float" office:value="301812.36" calcext:value-type="float">
            <text:p>301,812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1]+[.J162]" office:value-type="float" office:value="270300" calcext:value-type="float">
            <text:p>270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62]+[.E163]+[.G163]" office:value-type="float" office:value="303499.78" calcext:value-type="float">
            <text:p>303,499.7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2]+[.J163]" office:value-type="float" office:value="272000" calcext:value-type="float">
            <text:p>272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63]+[.E164]+[.G164]" office:value-type="float" office:value="305187.2" calcext:value-type="float">
            <text:p>305,187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3]+[.J164]" office:value-type="float" office:value="273700" calcext:value-type="float">
            <text:p>273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64]+[.E165]+[.G165]" office:value-type="float" office:value="306874.62" calcext:value-type="float">
            <text:p>306,874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4]+[.J165]" office:value-type="float" office:value="275400" calcext:value-type="float">
            <text:p>275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65]+[.E166]+[.G166]" office:value-type="float" office:value="308562.04" calcext:value-type="float">
            <text:p>308,562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5]+[.J166]" office:value-type="float" office:value="277100" calcext:value-type="float">
            <text:p>277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66]+[.E167]+[.G167]" office:value-type="float" office:value="310249.46" calcext:value-type="float">
            <text:p>310,249.4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6]+[.J167]" office:value-type="float" office:value="278800" calcext:value-type="float">
            <text:p>278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67]+[.E168]+[.G168]" office:value-type="float" office:value="311936.88" calcext:value-type="float">
            <text:p>311,936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7]+[.J168]" office:value-type="float" office:value="280500" calcext:value-type="float">
            <text:p>280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68]+[.E169]+[.G169]" office:value-type="float" office:value="313624.3" calcext:value-type="float">
            <text:p>313,624.3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8]+[.J169]" office:value-type="float" office:value="282200" calcext:value-type="float">
            <text:p>282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69]+[.E170]+[.G170]" office:value-type="float" office:value="315311.72" calcext:value-type="float">
            <text:p>315,311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9]+[.J170]" office:value-type="float" office:value="283900" calcext:value-type="float">
            <text:p>283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70]+[.E171]+[.G171]" office:value-type="float" office:value="316999.14" calcext:value-type="float">
            <text:p>316,999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0]+[.J171]" office:value-type="float" office:value="285600" calcext:value-type="float">
            <text:p>285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71]+[.E172]+[.G172]" office:value-type="float" office:value="318686.56" calcext:value-type="float">
            <text:p>318,686.5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1]+[.J172]" office:value-type="float" office:value="287300" calcext:value-type="float">
            <text:p>287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72]+[.E173]+[.G173]" office:value-type="float" office:value="320373.98" calcext:value-type="float">
            <text:p>320,373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2]+[.J173]" office:value-type="float" office:value="289000" calcext:value-type="float">
            <text:p>289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73]+[.E174]+[.G174]" office:value-type="float" office:value="322061.4" calcext:value-type="float">
            <text:p>322,061.4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3]+[.J174]" office:value-type="float" office:value="290700" calcext:value-type="float">
            <text:p>290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74]+[.E175]+[.G175]" office:value-type="float" office:value="323748.82" calcext:value-type="float">
            <text:p>323,748.8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4]+[.J175]" office:value-type="float" office:value="292400" calcext:value-type="float">
            <text:p>292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75]+[.E176]+[.G176]" office:value-type="float" office:value="325436.24" calcext:value-type="float">
            <text:p>325,436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5]+[.J176]" office:value-type="float" office:value="294100" calcext:value-type="float">
            <text:p>294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76]+[.E177]+[.G177]" office:value-type="float" office:value="327123.66" calcext:value-type="float">
            <text:p>327,123.6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6]+[.J177]" office:value-type="float" office:value="295800" calcext:value-type="float">
            <text:p>295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77]+[.E178]+[.G178]" office:value-type="float" office:value="328811.08" calcext:value-type="float">
            <text:p>328,811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7]+[.J178]" office:value-type="float" office:value="297500" calcext:value-type="float">
            <text:p>297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78]+[.E179]+[.G179]" office:value-type="float" office:value="330498.5" calcext:value-type="float">
            <text:p>330,498.5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8]+[.J179]" office:value-type="float" office:value="299200" calcext:value-type="float">
            <text:p>299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79]+[.E180]+[.G180]" office:value-type="float" office:value="332185.92" calcext:value-type="float">
            <text:p>332,185.9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9]+[.J180]" office:value-type="float" office:value="300900" calcext:value-type="float">
            <text:p>300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80]+[.E181]+[.G181]" office:value-type="float" office:value="333873.34" calcext:value-type="float">
            <text:p>333,873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0]+[.J181]" office:value-type="float" office:value="302600" calcext:value-type="float">
            <text:p>302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81]+[.E182]+[.G182]" office:value-type="float" office:value="335560.76" calcext:value-type="float">
            <text:p>335,560.7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1]+[.J182]" office:value-type="float" office:value="304300" calcext:value-type="float">
            <text:p>304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82]+[.E183]+[.G183]" office:value-type="float" office:value="337248.18" calcext:value-type="float">
            <text:p>337,248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2]+[.J183]" office:value-type="float" office:value="306000" calcext:value-type="float">
            <text:p>306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style-name="ce12" table:formula="of:=[.$B$8]" office:value-type="float" office:value="1215.42" calcext:value-type="float">
            <text:p>1,215.42</text:p>
          </table:table-cell>
          <table:table-cell table:style-name="ce12" table:formula="of:=[.F183]+[.E184]+[.G184]" office:value-type="float" office:value="338935.6" calcext:value-type="float">
            <text:p>338,935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 table:number-columns-repeated="57"/>
        </table:table-row>
        <table:table-row table:style-name="ro1" table:number-rows-repeated="10483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yment for buying home (20 years)" table:style-name="ta1">
        <table:shapes>
          <draw:frame draw:z-index="0" draw:style-name="gr1" draw:text-style-name="P1" svg:width="15.999cm" svg:height="8.999cm" svg:x="0.396cm" svg:y="7.425cm">
            <draw:object draw:notify-on-update-of-ranges="'Payment for buying home (20 years)'.D5:'Payment for buying home (20 years)'.D244 'Payment for buying home (20 years)'.F5:'Payment for buying home (20 years)'.F244 'Payment for buying home (20 years)'.D5:'Payment for buying home (20 years)'.D244 'Payment for buying home (20 years)'.K5:'Payment for buying home (20 years)'.K2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52" table:default-cell-style-name="ce1"/>
        <table:table-row table:style-name="ro1">
          <table:table-cell office:value-type="string" calcext:value-type="string">
            <text:p>House price</text:p>
          </table:table-cell>
          <table:table-cell table:style-name="ce3" office:value-type="float" office:value="176000" calcext:value-type="float">
            <text:p>176,000</text:p>
          </table:table-cell>
          <table:table-cell table:style-name="ce2"/>
          <table:table-cell office:value-type="string" calcext:value-type="string" table:number-columns-spanned="4" table:number-rows-spanned="1">
            <text:p>Total Payment In Buying</text:p>
          </table:table-cell>
          <table:covered-table-cell table:number-columns-repeated="2" table:style-name="ce3"/>
          <table:covered-table-cell/>
          <table:table-cell table:style-name="ce2"/>
          <table:table-cell office:value-type="string" calcext:value-type="string" table:number-columns-spanned="4" table:number-rows-spanned="1">
            <text:p>Total Payment In Renting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Interest rate per year</text:p>
          </table:table-cell>
          <table:table-cell table:style-name="ce4" office:value-type="float" office:value="0.03" calcext:value-type="float">
            <text:p>0.03</text:p>
          </table:table-cell>
          <table:table-cell table:style-name="ce2"/>
          <table:table-cell/>
          <table:table-cell table:style-name="ce11" table:formula="of:=ROUND([.F244]+239*[.G244];2)" office:value-type="float" office:value="495549.6" calcext:value-type="float" table:number-columns-spanned="2" table:number-rows-spanned="1">
            <text:p>495,549.60</text:p>
          </table:table-cell>
          <table:covered-table-cell/>
          <table:table-cell/>
          <table:table-cell table:style-name="ce2"/>
          <table:table-cell/>
          <table:table-cell table:style-name="ce11" table:formula="of:=ROUND([.K243]+240*[.L243];2)" office:value-type="float" office:value="408000" calcext:value-type="float" table:number-columns-spanned="2" table:number-rows-spanned="1">
            <text:p>408,000.00</text:p>
          </table:table-cell>
          <table:covered-table-cell/>
          <table:table-cell table:number-columns-repeated="53"/>
        </table:table-row>
        <table:table-row table:style-name="ro1">
          <table:table-cell office:value-type="string" calcext:value-type="string">
            <text:p>Homeowner's insurance (per month)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5" office:value-type="string" calcext:value-type="string">
            <text:p>Number of month</text:p>
          </table:table-cell>
          <table:table-cell table:style-name="ce5" office:value-type="string" calcext:value-type="string">
            <text:p>Paid amount</text:p>
          </table:table-cell>
          <table:table-cell table:style-name="ce5" office:value-type="string" calcext:value-type="string">
            <text:p>Total Amount</text:p>
          </table:table-cell>
          <table:table-cell table:style-name="ce5" office:value-type="string" calcext:value-type="string">
            <text:p>Extra Amount</text:p>
          </table:table-cell>
          <table:table-cell/>
          <table:table-cell table:style-name="ce5" office:value-type="string" calcext:value-type="string">
            <text:p>Number of month</text:p>
          </table:table-cell>
          <table:table-cell table:style-name="ce5" office:value-type="string" calcext:value-type="string">
            <text:p>Paid amount</text:p>
          </table:table-cell>
          <table:table-cell table:style-name="ce5" office:value-type="string" calcext:value-type="string">
            <text:p>Total Amount</text:p>
          </table:table-cell>
          <table:table-cell table:style-name="ce5" office:value-type="string" calcext:value-type="string">
            <text:p>Extra Amount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ayment time (years)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 (First payment)</text:p>
          </table:table-cell>
          <table:table-cell table:style-name="ce12" table:formula="of:=[.B1]*[.B5]" office:value-type="float" office:value="35200" calcext:value-type="float">
            <text:p>35,200.00</text:p>
          </table:table-cell>
          <table:table-cell table:style-name="ce12" table:formula="of:=[.E4]" office:value-type="float" office:value="35200" calcext:value-type="float">
            <text:p>35,20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J4]" office:value-type="float" office:value="1700" calcext:value-type="float">
            <text:p>1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First payment</text:p>
          </table:table-cell>
          <table:table-cell table:style-name="ce4"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4]+[.E5]+[.G5]" office:value-type="float" office:value="36648.09" calcext:value-type="float">
            <text:p>36,648.0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]+[.J5]" office:value-type="float" office:value="3400" calcext:value-type="float">
            <text:p>3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roperty Tax per month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5]+[.E6]+[.G6]" office:value-type="float" office:value="38096.18" calcext:value-type="float">
            <text:p>38,096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]+[.J6]" office:value-type="float" office:value="5100" calcext:value-type="float">
            <text:p>5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OA fe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6]+[.E7]+[.G7]" office:value-type="float" office:value="39544.27" calcext:value-type="float">
            <text:p>39,544.2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]+[.J7]" office:value-type="float" office:value="6800" calcext:value-type="float">
            <text:p>6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nthly payment</text:p>
          </table:table-cell>
          <table:table-cell table:formula="of:=ROUND([.B1]*(((1+([.B2]/12))^(12*[.B4]))*([.B2]/12)/(((1+([.B2]/12))^(12*[.B4]))-1));2)" office:value-type="float" office:value="976.09" calcext:value-type="float">
            <text:p>976.09</text:p>
          </table:table-cell>
          <table:table-cell/>
          <table:table-cell office:value-type="float" office:value="4" calcext:value-type="float">
            <text:p>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7]+[.E8]+[.G8]" office:value-type="float" office:value="40992.36" calcext:value-type="float">
            <text:p>40,992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]+[.J8]" office:value-type="float" office:value="8500" calcext:value-type="float">
            <text:p>8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enting Price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8]+[.E9]+[.G9]" office:value-type="float" office:value="42440.45" calcext:value-type="float">
            <text:p>42,440.4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]+[.J9]" office:value-type="float" office:value="10200" calcext:value-type="float">
            <text:p>10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ddress: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9]+[.E10]+[.G10]" office:value-type="float" office:value="43888.54" calcext:value-type="float">
            <text:p>43,888.5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]+[.J10]" office:value-type="float" office:value="11900" calcext:value-type="float">
            <text:p>11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309 N Somewhere St, Dallas, TX, 75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0]+[.E11]+[.G11]" office:value-type="float" office:value="45336.63" calcext:value-type="float">
            <text:p>45,336.6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]+[.J11]" office:value-type="float" office:value="13600" calcext:value-type="float">
            <text:p>13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1]+[.E12]+[.G12]" office:value-type="float" office:value="46784.72" calcext:value-type="float">
            <text:p>46,784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]+[.J12]" office:value-type="float" office:value="15300" calcext:value-type="float">
            <text:p>15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2]+[.E13]+[.G13]" office:value-type="float" office:value="48232.81" calcext:value-type="float">
            <text:p>48,232.8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]+[.J13]" office:value-type="float" office:value="17000" calcext:value-type="float">
            <text:p>17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3]+[.E14]+[.G14]" office:value-type="float" office:value="49680.9" calcext:value-type="float">
            <text:p>49,680.9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]+[.J14]" office:value-type="float" office:value="18700" calcext:value-type="float">
            <text:p>18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4]+[.E15]+[.G15]" office:value-type="float" office:value="51128.99" calcext:value-type="float">
            <text:p>51,128.9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]+[.J15]" office:value-type="float" office:value="20400" calcext:value-type="float">
            <text:p>20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5]+[.E16]+[.G16]" office:value-type="float" office:value="52577.08" calcext:value-type="float">
            <text:p>52,577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]+[.J16]" office:value-type="float" office:value="22100" calcext:value-type="float">
            <text:p>22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6]+[.E17]+[.G17]" office:value-type="float" office:value="54025.17" calcext:value-type="float">
            <text:p>54,025.1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]+[.J17]" office:value-type="float" office:value="23800" calcext:value-type="float">
            <text:p>23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7]+[.E18]+[.G18]" office:value-type="float" office:value="55473.26" calcext:value-type="float">
            <text:p>55,473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]+[.J18]" office:value-type="float" office:value="25500" calcext:value-type="float">
            <text:p>25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8]+[.E19]+[.G19]" office:value-type="float" office:value="56921.35" calcext:value-type="float">
            <text:p>56,921.3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]+[.J19]" office:value-type="float" office:value="27200" calcext:value-type="float">
            <text:p>27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9]+[.E20]+[.G20]" office:value-type="float" office:value="58369.4399999999" calcext:value-type="float">
            <text:p>58,369.4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]+[.J20]" office:value-type="float" office:value="28900" calcext:value-type="float">
            <text:p>28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0]+[.E21]+[.G21]" office:value-type="float" office:value="59817.5299999999" calcext:value-type="float">
            <text:p>59,817.5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]+[.J21]" office:value-type="float" office:value="30600" calcext:value-type="float">
            <text:p>30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1]+[.E22]+[.G22]" office:value-type="float" office:value="61265.6199999999" calcext:value-type="float">
            <text:p>61,265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]+[.J22]" office:value-type="float" office:value="32300" calcext:value-type="float">
            <text:p>32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2]+[.E23]+[.G23]" office:value-type="float" office:value="62713.7099999999" calcext:value-type="float">
            <text:p>62,713.7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]+[.J23]" office:value-type="float" office:value="34000" calcext:value-type="float">
            <text:p>34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3]+[.E24]+[.G24]" office:value-type="float" office:value="64161.7999999999" calcext:value-type="float">
            <text:p>64,161.8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]+[.J24]" office:value-type="float" office:value="35700" calcext:value-type="float">
            <text:p>35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4]+[.E25]+[.G25]" office:value-type="float" office:value="65609.8899999999" calcext:value-type="float">
            <text:p>65,609.8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]+[.J25]" office:value-type="float" office:value="37400" calcext:value-type="float">
            <text:p>37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5]+[.E26]+[.G26]" office:value-type="float" office:value="67057.9799999999" calcext:value-type="float">
            <text:p>67,057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5]+[.J26]" office:value-type="float" office:value="39100" calcext:value-type="float">
            <text:p>39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6]+[.E27]+[.G27]" office:value-type="float" office:value="68506.0699999999" calcext:value-type="float">
            <text:p>68,506.0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6]+[.J27]" office:value-type="float" office:value="40800" calcext:value-type="float">
            <text:p>40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Conclusion: Buying is more affordable if you live more than 11 years 2 months (Payment for 20 years)</text:p>
          </table:table-cell>
          <table:table-cell office:value-type="float" office:value="24" calcext:value-type="float">
            <text:p>2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7]+[.E28]+[.G28]" office:value-type="float" office:value="69954.1599999999" calcext:value-type="float">
            <text:p>69,954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7]+[.J28]" office:value-type="float" office:value="42500" calcext:value-type="float">
            <text:p>42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Default"/>
          <table:table-cell table:number-columns-repeated="2"/>
          <table:table-cell office:value-type="float" office:value="25" calcext:value-type="float">
            <text:p>2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8]+[.E29]+[.G29]" office:value-type="float" office:value="71402.2499999999" calcext:value-type="float">
            <text:p>71,402.2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8]+[.J29]" office:value-type="float" office:value="44200" calcext:value-type="float">
            <text:p>44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9]+[.E30]+[.G30]" office:value-type="float" office:value="72850.3399999999" calcext:value-type="float">
            <text:p>72,850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9]+[.J30]" office:value-type="float" office:value="45900" calcext:value-type="float">
            <text:p>45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30]+[.E31]+[.G31]" office:value-type="float" office:value="74298.4299999999" calcext:value-type="float">
            <text:p>74,298.4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0]+[.J31]" office:value-type="float" office:value="47600" calcext:value-type="float">
            <text:p>47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31]+[.E32]+[.G32]" office:value-type="float" office:value="75746.5199999999" calcext:value-type="float">
            <text:p>75,746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1]+[.J32]" office:value-type="float" office:value="49300" calcext:value-type="float">
            <text:p>49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32]+[.E33]+[.G33]" office:value-type="float" office:value="77194.6099999999" calcext:value-type="float">
            <text:p>77,194.6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2]+[.J33]" office:value-type="float" office:value="51000" calcext:value-type="float">
            <text:p>51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33]+[.E34]+[.G34]" office:value-type="float" office:value="78642.6999999999" calcext:value-type="float">
            <text:p>78,642.7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3]+[.J34]" office:value-type="float" office:value="52700" calcext:value-type="float">
            <text:p>52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34]+[.E35]+[.G35]" office:value-type="float" office:value="80090.7899999999" calcext:value-type="float">
            <text:p>80,090.7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4]+[.J35]" office:value-type="float" office:value="54400" calcext:value-type="float">
            <text:p>54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35]+[.E36]+[.G36]" office:value-type="float" office:value="81538.8799999999" calcext:value-type="float">
            <text:p>81,538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5]+[.J36]" office:value-type="float" office:value="56100" calcext:value-type="float">
            <text:p>56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36]+[.E37]+[.G37]" office:value-type="float" office:value="82986.9699999999" calcext:value-type="float">
            <text:p>82,986.9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6]+[.J37]" office:value-type="float" office:value="57800" calcext:value-type="float">
            <text:p>57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37]+[.E38]+[.G38]" office:value-type="float" office:value="84435.0599999999" calcext:value-type="float">
            <text:p>84,435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7]+[.J38]" office:value-type="float" office:value="59500" calcext:value-type="float">
            <text:p>59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38]+[.E39]+[.G39]" office:value-type="float" office:value="85883.1499999999" calcext:value-type="float">
            <text:p>85,883.1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8]+[.J39]" office:value-type="float" office:value="61200" calcext:value-type="float">
            <text:p>61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39]+[.E40]+[.G40]" office:value-type="float" office:value="87331.2399999999" calcext:value-type="float">
            <text:p>87,331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9]+[.J40]" office:value-type="float" office:value="62900" calcext:value-type="float">
            <text:p>62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40]+[.E41]+[.G41]" office:value-type="float" office:value="88779.3299999999" calcext:value-type="float">
            <text:p>88,779.3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0]+[.J41]" office:value-type="float" office:value="64600" calcext:value-type="float">
            <text:p>64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41]+[.E42]+[.G42]" office:value-type="float" office:value="90227.4199999999" calcext:value-type="float">
            <text:p>90,227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1]+[.J42]" office:value-type="float" office:value="66300" calcext:value-type="float">
            <text:p>66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42]+[.E43]+[.G43]" office:value-type="float" office:value="91675.5099999999" calcext:value-type="float">
            <text:p>91,675.5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2]+[.J43]" office:value-type="float" office:value="68000" calcext:value-type="float">
            <text:p>68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43]+[.E44]+[.G44]" office:value-type="float" office:value="93123.5999999999" calcext:value-type="float">
            <text:p>93,123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3]+[.J44]" office:value-type="float" office:value="69700" calcext:value-type="float">
            <text:p>69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44]+[.E45]+[.G45]" office:value-type="float" office:value="94571.6899999999" calcext:value-type="float">
            <text:p>94,571.6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4]+[.J45]" office:value-type="float" office:value="71400" calcext:value-type="float">
            <text:p>71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45]+[.E46]+[.G46]" office:value-type="float" office:value="96019.7799999999" calcext:value-type="float">
            <text:p>96,019.7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5]+[.J46]" office:value-type="float" office:value="73100" calcext:value-type="float">
            <text:p>73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46]+[.E47]+[.G47]" office:value-type="float" office:value="97467.8699999999" calcext:value-type="float">
            <text:p>97,467.8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6]+[.J47]" office:value-type="float" office:value="74800" calcext:value-type="float">
            <text:p>74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47]+[.E48]+[.G48]" office:value-type="float" office:value="98915.9599999998" calcext:value-type="float">
            <text:p>98,915.9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7]+[.J48]" office:value-type="float" office:value="76500" calcext:value-type="float">
            <text:p>76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48]+[.E49]+[.G49]" office:value-type="float" office:value="100364.05" calcext:value-type="float">
            <text:p>100,364.0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8]+[.J49]" office:value-type="float" office:value="78200" calcext:value-type="float">
            <text:p>78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49]+[.E50]+[.G50]" office:value-type="float" office:value="101812.14" calcext:value-type="float">
            <text:p>101,812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9]+[.J50]" office:value-type="float" office:value="79900" calcext:value-type="float">
            <text:p>79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50]+[.E51]+[.G51]" office:value-type="float" office:value="103260.23" calcext:value-type="float">
            <text:p>103,260.2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0]+[.J51]" office:value-type="float" office:value="81600" calcext:value-type="float">
            <text:p>81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51]+[.E52]+[.G52]" office:value-type="float" office:value="104708.32" calcext:value-type="float">
            <text:p>104,708.3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1]+[.J52]" office:value-type="float" office:value="83300" calcext:value-type="float">
            <text:p>83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52]+[.E53]+[.G53]" office:value-type="float" office:value="106156.41" calcext:value-type="float">
            <text:p>106,156.4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2]+[.J53]" office:value-type="float" office:value="85000" calcext:value-type="float">
            <text:p>85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53]+[.E54]+[.G54]" office:value-type="float" office:value="107604.5" calcext:value-type="float">
            <text:p>107,604.5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3]+[.J54]" office:value-type="float" office:value="86700" calcext:value-type="float">
            <text:p>86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54]+[.E55]+[.G55]" office:value-type="float" office:value="109052.59" calcext:value-type="float">
            <text:p>109,052.5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4]+[.J55]" office:value-type="float" office:value="88400" calcext:value-type="float">
            <text:p>88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55]+[.E56]+[.G56]" office:value-type="float" office:value="110500.68" calcext:value-type="float">
            <text:p>110,500.6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5]+[.J56]" office:value-type="float" office:value="90100" calcext:value-type="float">
            <text:p>90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56]+[.E57]+[.G57]" office:value-type="float" office:value="111948.77" calcext:value-type="float">
            <text:p>111,948.7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6]+[.J57]" office:value-type="float" office:value="91800" calcext:value-type="float">
            <text:p>91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57]+[.E58]+[.G58]" office:value-type="float" office:value="113396.86" calcext:value-type="float">
            <text:p>113,396.8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7]+[.J58]" office:value-type="float" office:value="93500" calcext:value-type="float">
            <text:p>93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58]+[.E59]+[.G59]" office:value-type="float" office:value="114844.95" calcext:value-type="float">
            <text:p>114,844.9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8]+[.J59]" office:value-type="float" office:value="95200" calcext:value-type="float">
            <text:p>95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59]+[.E60]+[.G60]" office:value-type="float" office:value="116293.04" calcext:value-type="float">
            <text:p>116,293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9]+[.J60]" office:value-type="float" office:value="96900" calcext:value-type="float">
            <text:p>96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60]+[.E61]+[.G61]" office:value-type="float" office:value="117741.13" calcext:value-type="float">
            <text:p>117,741.1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0]+[.J61]" office:value-type="float" office:value="98600" calcext:value-type="float">
            <text:p>98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61]+[.E62]+[.G62]" office:value-type="float" office:value="119189.22" calcext:value-type="float">
            <text:p>119,189.2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1]+[.J62]" office:value-type="float" office:value="100300" calcext:value-type="float">
            <text:p>100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62]+[.E63]+[.G63]" office:value-type="float" office:value="120637.31" calcext:value-type="float">
            <text:p>120,637.3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2]+[.J63]" office:value-type="float" office:value="102000" calcext:value-type="float">
            <text:p>102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63]+[.E64]+[.G64]" office:value-type="float" office:value="122085.4" calcext:value-type="float">
            <text:p>122,085.4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3]+[.J64]" office:value-type="float" office:value="103700" calcext:value-type="float">
            <text:p>103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64]+[.E65]+[.G65]" office:value-type="float" office:value="123533.49" calcext:value-type="float">
            <text:p>123,533.4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4]+[.J65]" office:value-type="float" office:value="105400" calcext:value-type="float">
            <text:p>105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65]+[.E66]+[.G66]" office:value-type="float" office:value="124981.58" calcext:value-type="float">
            <text:p>124,981.5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5]+[.J66]" office:value-type="float" office:value="107100" calcext:value-type="float">
            <text:p>107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66]+[.E67]+[.G67]" office:value-type="float" office:value="126429.67" calcext:value-type="float">
            <text:p>126,429.6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6]+[.J67]" office:value-type="float" office:value="108800" calcext:value-type="float">
            <text:p>108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67]+[.E68]+[.G68]" office:value-type="float" office:value="127877.76" calcext:value-type="float">
            <text:p>127,877.7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7]+[.J68]" office:value-type="float" office:value="110500" calcext:value-type="float">
            <text:p>110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68]+[.E69]+[.G69]" office:value-type="float" office:value="129325.85" calcext:value-type="float">
            <text:p>129,325.8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8]+[.J69]" office:value-type="float" office:value="112200" calcext:value-type="float">
            <text:p>112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69]+[.E70]+[.G70]" office:value-type="float" office:value="130773.94" calcext:value-type="float">
            <text:p>130,773.9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9]+[.J70]" office:value-type="float" office:value="113900" calcext:value-type="float">
            <text:p>113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70]+[.E71]+[.G71]" office:value-type="float" office:value="132222.03" calcext:value-type="float">
            <text:p>132,222.0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0]+[.J71]" office:value-type="float" office:value="115600" calcext:value-type="float">
            <text:p>115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71]+[.E72]+[.G72]" office:value-type="float" office:value="133670.12" calcext:value-type="float">
            <text:p>133,670.1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1]+[.J72]" office:value-type="float" office:value="117300" calcext:value-type="float">
            <text:p>117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72]+[.E73]+[.G73]" office:value-type="float" office:value="135118.21" calcext:value-type="float">
            <text:p>135,118.2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2]+[.J73]" office:value-type="float" office:value="119000" calcext:value-type="float">
            <text:p>119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73]+[.E74]+[.G74]" office:value-type="float" office:value="136566.3" calcext:value-type="float">
            <text:p>136,566.3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3]+[.J74]" office:value-type="float" office:value="120700" calcext:value-type="float">
            <text:p>120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74]+[.E75]+[.G75]" office:value-type="float" office:value="138014.39" calcext:value-type="float">
            <text:p>138,014.3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4]+[.J75]" office:value-type="float" office:value="122400" calcext:value-type="float">
            <text:p>122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75]+[.E76]+[.G76]" office:value-type="float" office:value="139462.48" calcext:value-type="float">
            <text:p>139,462.4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5]+[.J76]" office:value-type="float" office:value="124100" calcext:value-type="float">
            <text:p>124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76]+[.E77]+[.G77]" office:value-type="float" office:value="140910.57" calcext:value-type="float">
            <text:p>140,910.5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6]+[.J77]" office:value-type="float" office:value="125800" calcext:value-type="float">
            <text:p>125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77]+[.E78]+[.G78]" office:value-type="float" office:value="142358.66" calcext:value-type="float">
            <text:p>142,358.6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7]+[.J78]" office:value-type="float" office:value="127500" calcext:value-type="float">
            <text:p>127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78]+[.E79]+[.G79]" office:value-type="float" office:value="143806.75" calcext:value-type="float">
            <text:p>143,806.7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8]+[.J79]" office:value-type="float" office:value="129200" calcext:value-type="float">
            <text:p>129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79]+[.E80]+[.G80]" office:value-type="float" office:value="145254.84" calcext:value-type="float">
            <text:p>145,254.8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9]+[.J80]" office:value-type="float" office:value="130900" calcext:value-type="float">
            <text:p>130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80]+[.E81]+[.G81]" office:value-type="float" office:value="146702.93" calcext:value-type="float">
            <text:p>146,702.9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0]+[.J81]" office:value-type="float" office:value="132600" calcext:value-type="float">
            <text:p>132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81]+[.E82]+[.G82]" office:value-type="float" office:value="148151.02" calcext:value-type="float">
            <text:p>148,151.0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1]+[.J82]" office:value-type="float" office:value="134300" calcext:value-type="float">
            <text:p>134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82]+[.E83]+[.G83]" office:value-type="float" office:value="149599.11" calcext:value-type="float">
            <text:p>149,599.1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2]+[.J83]" office:value-type="float" office:value="136000" calcext:value-type="float">
            <text:p>136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83]+[.E84]+[.G84]" office:value-type="float" office:value="151047.2" calcext:value-type="float">
            <text:p>151,047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3]+[.J84]" office:value-type="float" office:value="137700" calcext:value-type="float">
            <text:p>137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84]+[.E85]+[.G85]" office:value-type="float" office:value="152495.29" calcext:value-type="float">
            <text:p>152,495.2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4]+[.J85]" office:value-type="float" office:value="139400" calcext:value-type="float">
            <text:p>139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85]+[.E86]+[.G86]" office:value-type="float" office:value="153943.38" calcext:value-type="float">
            <text:p>153,943.3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5]+[.J86]" office:value-type="float" office:value="141100" calcext:value-type="float">
            <text:p>141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86]+[.E87]+[.G87]" office:value-type="float" office:value="155391.47" calcext:value-type="float">
            <text:p>155,391.4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6]+[.J87]" office:value-type="float" office:value="142800" calcext:value-type="float">
            <text:p>142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87]+[.E88]+[.G88]" office:value-type="float" office:value="156839.56" calcext:value-type="float">
            <text:p>156,839.5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7]+[.J88]" office:value-type="float" office:value="144500" calcext:value-type="float">
            <text:p>144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88]+[.E89]+[.G89]" office:value-type="float" office:value="158287.65" calcext:value-type="float">
            <text:p>158,287.6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8]+[.J89]" office:value-type="float" office:value="146200" calcext:value-type="float">
            <text:p>146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89]+[.E90]+[.G90]" office:value-type="float" office:value="159735.74" calcext:value-type="float">
            <text:p>159,735.7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9]+[.J90]" office:value-type="float" office:value="147900" calcext:value-type="float">
            <text:p>147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90]+[.E91]+[.G91]" office:value-type="float" office:value="161183.83" calcext:value-type="float">
            <text:p>161,183.8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0]+[.J91]" office:value-type="float" office:value="149600" calcext:value-type="float">
            <text:p>149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91]+[.E92]+[.G92]" office:value-type="float" office:value="162631.92" calcext:value-type="float">
            <text:p>162,631.9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1]+[.J92]" office:value-type="float" office:value="151300" calcext:value-type="float">
            <text:p>151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92]+[.E93]+[.G93]" office:value-type="float" office:value="164080.01" calcext:value-type="float">
            <text:p>164,080.0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2]+[.J93]" office:value-type="float" office:value="153000" calcext:value-type="float">
            <text:p>153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93]+[.E94]+[.G94]" office:value-type="float" office:value="165528.1" calcext:value-type="float">
            <text:p>165,528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3]+[.J94]" office:value-type="float" office:value="154700" calcext:value-type="float">
            <text:p>154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94]+[.E95]+[.G95]" office:value-type="float" office:value="166976.19" calcext:value-type="float">
            <text:p>166,976.1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4]+[.J95]" office:value-type="float" office:value="156400" calcext:value-type="float">
            <text:p>156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95]+[.E96]+[.G96]" office:value-type="float" office:value="168424.28" calcext:value-type="float">
            <text:p>168,424.2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5]+[.J96]" office:value-type="float" office:value="158100" calcext:value-type="float">
            <text:p>158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96]+[.E97]+[.G97]" office:value-type="float" office:value="169872.37" calcext:value-type="float">
            <text:p>169,872.3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6]+[.J97]" office:value-type="float" office:value="159800" calcext:value-type="float">
            <text:p>159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97]+[.E98]+[.G98]" office:value-type="float" office:value="171320.46" calcext:value-type="float">
            <text:p>171,320.4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7]+[.J98]" office:value-type="float" office:value="161500" calcext:value-type="float">
            <text:p>161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98]+[.E99]+[.G99]" office:value-type="float" office:value="172768.55" calcext:value-type="float">
            <text:p>172,768.5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8]+[.J99]" office:value-type="float" office:value="163200" calcext:value-type="float">
            <text:p>163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99]+[.E100]+[.G100]" office:value-type="float" office:value="174216.64" calcext:value-type="float">
            <text:p>174,216.6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9]+[.J100]" office:value-type="float" office:value="164900" calcext:value-type="float">
            <text:p>164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00]+[.E101]+[.G101]" office:value-type="float" office:value="175664.73" calcext:value-type="float">
            <text:p>175,664.7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0]+[.J101]" office:value-type="float" office:value="166600" calcext:value-type="float">
            <text:p>166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01]+[.E102]+[.G102]" office:value-type="float" office:value="177112.82" calcext:value-type="float">
            <text:p>177,112.8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1]+[.J102]" office:value-type="float" office:value="168300" calcext:value-type="float">
            <text:p>168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02]+[.E103]+[.G103]" office:value-type="float" office:value="178560.91" calcext:value-type="float">
            <text:p>178,560.9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2]+[.J103]" office:value-type="float" office:value="170000" calcext:value-type="float">
            <text:p>170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03]+[.E104]+[.G104]" office:value-type="float" office:value="180009" calcext:value-type="float">
            <text:p>180,009.0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3]+[.J104]" office:value-type="float" office:value="171700" calcext:value-type="float">
            <text:p>171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04]+[.E105]+[.G105]" office:value-type="float" office:value="181457.09" calcext:value-type="float">
            <text:p>181,457.0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4]+[.J105]" office:value-type="float" office:value="173400" calcext:value-type="float">
            <text:p>173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05]+[.E106]+[.G106]" office:value-type="float" office:value="182905.18" calcext:value-type="float">
            <text:p>182,905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5]+[.J106]" office:value-type="float" office:value="175100" calcext:value-type="float">
            <text:p>175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06]+[.E107]+[.G107]" office:value-type="float" office:value="184353.27" calcext:value-type="float">
            <text:p>184,353.2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6]+[.J107]" office:value-type="float" office:value="176800" calcext:value-type="float">
            <text:p>176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07]+[.E108]+[.G108]" office:value-type="float" office:value="185801.36" calcext:value-type="float">
            <text:p>185,801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7]+[.J108]" office:value-type="float" office:value="178500" calcext:value-type="float">
            <text:p>178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08]+[.E109]+[.G109]" office:value-type="float" office:value="187249.45" calcext:value-type="float">
            <text:p>187,249.4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8]+[.J109]" office:value-type="float" office:value="180200" calcext:value-type="float">
            <text:p>180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09]+[.E110]+[.G110]" office:value-type="float" office:value="188697.54" calcext:value-type="float">
            <text:p>188,697.5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9]+[.J110]" office:value-type="float" office:value="181900" calcext:value-type="float">
            <text:p>181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10]+[.E111]+[.G111]" office:value-type="float" office:value="190145.63" calcext:value-type="float">
            <text:p>190,145.6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0]+[.J111]" office:value-type="float" office:value="183600" calcext:value-type="float">
            <text:p>183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11]+[.E112]+[.G112]" office:value-type="float" office:value="191593.72" calcext:value-type="float">
            <text:p>191,593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1]+[.J112]" office:value-type="float" office:value="185300" calcext:value-type="float">
            <text:p>185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12]+[.E113]+[.G113]" office:value-type="float" office:value="193041.81" calcext:value-type="float">
            <text:p>193,041.8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2]+[.J113]" office:value-type="float" office:value="187000" calcext:value-type="float">
            <text:p>187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13]+[.E114]+[.G114]" office:value-type="float" office:value="194489.9" calcext:value-type="float">
            <text:p>194,489.9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3]+[.J114]" office:value-type="float" office:value="188700" calcext:value-type="float">
            <text:p>188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14]+[.E115]+[.G115]" office:value-type="float" office:value="195937.99" calcext:value-type="float">
            <text:p>195,937.9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4]+[.J115]" office:value-type="float" office:value="190400" calcext:value-type="float">
            <text:p>190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15]+[.E116]+[.G116]" office:value-type="float" office:value="197386.08" calcext:value-type="float">
            <text:p>197,386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5]+[.J116]" office:value-type="float" office:value="192100" calcext:value-type="float">
            <text:p>192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16]+[.E117]+[.G117]" office:value-type="float" office:value="198834.17" calcext:value-type="float">
            <text:p>198,834.1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6]+[.J117]" office:value-type="float" office:value="193800" calcext:value-type="float">
            <text:p>193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17]+[.E118]+[.G118]" office:value-type="float" office:value="200282.26" calcext:value-type="float">
            <text:p>200,282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7]+[.J118]" office:value-type="float" office:value="195500" calcext:value-type="float">
            <text:p>195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18]+[.E119]+[.G119]" office:value-type="float" office:value="201730.35" calcext:value-type="float">
            <text:p>201,730.3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8]+[.J119]" office:value-type="float" office:value="197200" calcext:value-type="float">
            <text:p>197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19]+[.E120]+[.G120]" office:value-type="float" office:value="203178.44" calcext:value-type="float">
            <text:p>203,178.4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9]+[.J120]" office:value-type="float" office:value="198900" calcext:value-type="float">
            <text:p>198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20]+[.E121]+[.G121]" office:value-type="float" office:value="204626.53" calcext:value-type="float">
            <text:p>204,626.5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0]+[.J121]" office:value-type="float" office:value="200600" calcext:value-type="float">
            <text:p>200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21]+[.E122]+[.G122]" office:value-type="float" office:value="206074.62" calcext:value-type="float">
            <text:p>206,074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1]+[.J122]" office:value-type="float" office:value="202300" calcext:value-type="float">
            <text:p>202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22]+[.E123]+[.G123]" office:value-type="float" office:value="207522.71" calcext:value-type="float">
            <text:p>207,522.7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2]+[.J123]" office:value-type="float" office:value="204000" calcext:value-type="float">
            <text:p>204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23]+[.E124]+[.G124]" office:value-type="float" office:value="208970.8" calcext:value-type="float">
            <text:p>208,970.8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3]+[.J124]" office:value-type="float" office:value="205700" calcext:value-type="float">
            <text:p>205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24]+[.E125]+[.G125]" office:value-type="float" office:value="210418.89" calcext:value-type="float">
            <text:p>210,418.8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4]+[.J125]" office:value-type="float" office:value="207400" calcext:value-type="float">
            <text:p>207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25]+[.E126]+[.G126]" office:value-type="float" office:value="211866.98" calcext:value-type="float">
            <text:p>211,866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5]+[.J126]" office:value-type="float" office:value="209100" calcext:value-type="float">
            <text:p>209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26]+[.E127]+[.G127]" office:value-type="float" office:value="213315.07" calcext:value-type="float">
            <text:p>213,315.0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6]+[.J127]" office:value-type="float" office:value="210800" calcext:value-type="float">
            <text:p>210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27]+[.E128]+[.G128]" office:value-type="float" office:value="214763.16" calcext:value-type="float">
            <text:p>214,763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7]+[.J128]" office:value-type="float" office:value="212500" calcext:value-type="float">
            <text:p>212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28]+[.E129]+[.G129]" office:value-type="float" office:value="216211.25" calcext:value-type="float">
            <text:p>216,211.2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8]+[.J129]" office:value-type="float" office:value="214200" calcext:value-type="float">
            <text:p>214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29]+[.E130]+[.G130]" office:value-type="float" office:value="217659.34" calcext:value-type="float">
            <text:p>217,659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9]+[.J130]" office:value-type="float" office:value="215900" calcext:value-type="float">
            <text:p>215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30]+[.E131]+[.G131]" office:value-type="float" office:value="219107.43" calcext:value-type="float">
            <text:p>219,107.4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0]+[.J131]" office:value-type="float" office:value="217600" calcext:value-type="float">
            <text:p>217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31]+[.E132]+[.G132]" office:value-type="float" office:value="220555.52" calcext:value-type="float">
            <text:p>220,555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1]+[.J132]" office:value-type="float" office:value="219300" calcext:value-type="float">
            <text:p>219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32]+[.E133]+[.G133]" office:value-type="float" office:value="222003.61" calcext:value-type="float">
            <text:p>222,003.6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2]+[.J133]" office:value-type="float" office:value="221000" calcext:value-type="float">
            <text:p>221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33]+[.E134]+[.G134]" office:value-type="float" office:value="223451.7" calcext:value-type="float">
            <text:p>223,451.7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3]+[.J134]" office:value-type="float" office:value="222700" calcext:value-type="float">
            <text:p>222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34]+[.E135]+[.G135]" office:value-type="float" office:value="224899.79" calcext:value-type="float">
            <text:p>224,899.7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4]+[.J135]" office:value-type="float" office:value="224400" calcext:value-type="float">
            <text:p>224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35]+[.E136]+[.G136]" office:value-type="float" office:value="226347.88" calcext:value-type="float">
            <text:p>226,347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5]+[.J136]" office:value-type="float" office:value="226100" calcext:value-type="float">
            <text:p>226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36]+[.E137]+[.G137]" office:value-type="float" office:value="227795.97" calcext:value-type="float">
            <text:p>227,795.9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6]+[.J137]" office:value-type="float" office:value="227800" calcext:value-type="float">
            <text:p>227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37]+[.E138]+[.G138]" office:value-type="float" office:value="229244.06" calcext:value-type="float">
            <text:p>229,244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7]+[.J138]" office:value-type="float" office:value="229500" calcext:value-type="float">
            <text:p>229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38]+[.E139]+[.G139]" office:value-type="float" office:value="230692.15" calcext:value-type="float">
            <text:p>230,692.1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8]+[.J139]" office:value-type="float" office:value="231200" calcext:value-type="float">
            <text:p>231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39]+[.E140]+[.G140]" office:value-type="float" office:value="232140.24" calcext:value-type="float">
            <text:p>232,140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9]+[.J140]" office:value-type="float" office:value="232900" calcext:value-type="float">
            <text:p>232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40]+[.E141]+[.G141]" office:value-type="float" office:value="233588.329999999" calcext:value-type="float">
            <text:p>233,588.3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0]+[.J141]" office:value-type="float" office:value="234600" calcext:value-type="float">
            <text:p>234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41]+[.E142]+[.G142]" office:value-type="float" office:value="235036.42" calcext:value-type="float">
            <text:p>235,036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1]+[.J142]" office:value-type="float" office:value="236300" calcext:value-type="float">
            <text:p>236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42]+[.E143]+[.G143]" office:value-type="float" office:value="236484.51" calcext:value-type="float">
            <text:p>236,484.5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2]+[.J143]" office:value-type="float" office:value="238000" calcext:value-type="float">
            <text:p>238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43]+[.E144]+[.G144]" office:value-type="float" office:value="237932.599999999" calcext:value-type="float">
            <text:p>237,932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3]+[.J144]" office:value-type="float" office:value="239700" calcext:value-type="float">
            <text:p>239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44]+[.E145]+[.G145]" office:value-type="float" office:value="239380.689999999" calcext:value-type="float">
            <text:p>239,380.6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4]+[.J145]" office:value-type="float" office:value="241400" calcext:value-type="float">
            <text:p>241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45]+[.E146]+[.G146]" office:value-type="float" office:value="240828.78" calcext:value-type="float">
            <text:p>240,828.7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5]+[.J146]" office:value-type="float" office:value="243100" calcext:value-type="float">
            <text:p>243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46]+[.E147]+[.G147]" office:value-type="float" office:value="242276.869999999" calcext:value-type="float">
            <text:p>242,276.8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6]+[.J147]" office:value-type="float" office:value="244800" calcext:value-type="float">
            <text:p>244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47]+[.E148]+[.G148]" office:value-type="float" office:value="243724.959999999" calcext:value-type="float">
            <text:p>243,724.9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7]+[.J148]" office:value-type="float" office:value="246500" calcext:value-type="float">
            <text:p>246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48]+[.E149]+[.G149]" office:value-type="float" office:value="245173.05" calcext:value-type="float">
            <text:p>245,173.0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8]+[.J149]" office:value-type="float" office:value="248200" calcext:value-type="float">
            <text:p>248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49]+[.E150]+[.G150]" office:value-type="float" office:value="246621.139999999" calcext:value-type="float">
            <text:p>246,621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9]+[.J150]" office:value-type="float" office:value="249900" calcext:value-type="float">
            <text:p>249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50]+[.E151]+[.G151]" office:value-type="float" office:value="248069.229999999" calcext:value-type="float">
            <text:p>248,069.2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0]+[.J151]" office:value-type="float" office:value="251600" calcext:value-type="float">
            <text:p>251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51]+[.E152]+[.G152]" office:value-type="float" office:value="249517.319999999" calcext:value-type="float">
            <text:p>249,517.3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1]+[.J152]" office:value-type="float" office:value="253300" calcext:value-type="float">
            <text:p>253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52]+[.E153]+[.G153]" office:value-type="float" office:value="250965.409999999" calcext:value-type="float">
            <text:p>250,965.4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2]+[.J153]" office:value-type="float" office:value="255000" calcext:value-type="float">
            <text:p>255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53]+[.E154]+[.G154]" office:value-type="float" office:value="252413.499999999" calcext:value-type="float">
            <text:p>252,413.5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3]+[.J154]" office:value-type="float" office:value="256700" calcext:value-type="float">
            <text:p>256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54]+[.E155]+[.G155]" office:value-type="float" office:value="253861.589999999" calcext:value-type="float">
            <text:p>253,861.5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4]+[.J155]" office:value-type="float" office:value="258400" calcext:value-type="float">
            <text:p>258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55]+[.E156]+[.G156]" office:value-type="float" office:value="255309.679999999" calcext:value-type="float">
            <text:p>255,309.6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5]+[.J156]" office:value-type="float" office:value="260100" calcext:value-type="float">
            <text:p>260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56]+[.E157]+[.G157]" office:value-type="float" office:value="256757.769999999" calcext:value-type="float">
            <text:p>256,757.7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6]+[.J157]" office:value-type="float" office:value="261800" calcext:value-type="float">
            <text:p>261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57]+[.E158]+[.G158]" office:value-type="float" office:value="258205.859999999" calcext:value-type="float">
            <text:p>258,205.8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7]+[.J158]" office:value-type="float" office:value="263500" calcext:value-type="float">
            <text:p>263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58]+[.E159]+[.G159]" office:value-type="float" office:value="259653.949999999" calcext:value-type="float">
            <text:p>259,653.9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8]+[.J159]" office:value-type="float" office:value="265200" calcext:value-type="float">
            <text:p>265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59]+[.E160]+[.G160]" office:value-type="float" office:value="261102.039999999" calcext:value-type="float">
            <text:p>261,102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9]+[.J160]" office:value-type="float" office:value="266900" calcext:value-type="float">
            <text:p>266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60]+[.E161]+[.G161]" office:value-type="float" office:value="262550.129999999" calcext:value-type="float">
            <text:p>262,550.1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0]+[.J161]" office:value-type="float" office:value="268600" calcext:value-type="float">
            <text:p>268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61]+[.E162]+[.G162]" office:value-type="float" office:value="263998.219999999" calcext:value-type="float">
            <text:p>263,998.2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1]+[.J162]" office:value-type="float" office:value="270300" calcext:value-type="float">
            <text:p>270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62]+[.E163]+[.G163]" office:value-type="float" office:value="265446.309999999" calcext:value-type="float">
            <text:p>265,446.3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2]+[.J163]" office:value-type="float" office:value="272000" calcext:value-type="float">
            <text:p>272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63]+[.E164]+[.G164]" office:value-type="float" office:value="266894.399999999" calcext:value-type="float">
            <text:p>266,894.4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3]+[.J164]" office:value-type="float" office:value="273700" calcext:value-type="float">
            <text:p>273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64]+[.E165]+[.G165]" office:value-type="float" office:value="268342.49" calcext:value-type="float">
            <text:p>268,342.4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4]+[.J165]" office:value-type="float" office:value="275400" calcext:value-type="float">
            <text:p>275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65]+[.E166]+[.G166]" office:value-type="float" office:value="269790.58" calcext:value-type="float">
            <text:p>269,790.5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5]+[.J166]" office:value-type="float" office:value="277100" calcext:value-type="float">
            <text:p>277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66]+[.E167]+[.G167]" office:value-type="float" office:value="271238.67" calcext:value-type="float">
            <text:p>271,238.6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6]+[.J167]" office:value-type="float" office:value="278800" calcext:value-type="float">
            <text:p>278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67]+[.E168]+[.G168]" office:value-type="float" office:value="272686.76" calcext:value-type="float">
            <text:p>272,686.7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7]+[.J168]" office:value-type="float" office:value="280500" calcext:value-type="float">
            <text:p>280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68]+[.E169]+[.G169]" office:value-type="float" office:value="274134.85" calcext:value-type="float">
            <text:p>274,134.8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8]+[.J169]" office:value-type="float" office:value="282200" calcext:value-type="float">
            <text:p>282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69]+[.E170]+[.G170]" office:value-type="float" office:value="275582.94" calcext:value-type="float">
            <text:p>275,582.9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9]+[.J170]" office:value-type="float" office:value="283900" calcext:value-type="float">
            <text:p>283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70]+[.E171]+[.G171]" office:value-type="float" office:value="277031.03" calcext:value-type="float">
            <text:p>277,031.0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0]+[.J171]" office:value-type="float" office:value="285600" calcext:value-type="float">
            <text:p>285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71]+[.E172]+[.G172]" office:value-type="float" office:value="278479.12" calcext:value-type="float">
            <text:p>278,479.1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1]+[.J172]" office:value-type="float" office:value="287300" calcext:value-type="float">
            <text:p>287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72]+[.E173]+[.G173]" office:value-type="float" office:value="279927.21" calcext:value-type="float">
            <text:p>279,927.2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2]+[.J173]" office:value-type="float" office:value="289000" calcext:value-type="float">
            <text:p>289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73]+[.E174]+[.G174]" office:value-type="float" office:value="281375.3" calcext:value-type="float">
            <text:p>281,375.3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3]+[.J174]" office:value-type="float" office:value="290700" calcext:value-type="float">
            <text:p>290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74]+[.E175]+[.G175]" office:value-type="float" office:value="282823.39" calcext:value-type="float">
            <text:p>282,823.3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4]+[.J175]" office:value-type="float" office:value="292400" calcext:value-type="float">
            <text:p>292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75]+[.E176]+[.G176]" office:value-type="float" office:value="284271.48" calcext:value-type="float">
            <text:p>284,271.4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5]+[.J176]" office:value-type="float" office:value="294100" calcext:value-type="float">
            <text:p>294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76]+[.E177]+[.G177]" office:value-type="float" office:value="285719.57" calcext:value-type="float">
            <text:p>285,719.5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6]+[.J177]" office:value-type="float" office:value="295800" calcext:value-type="float">
            <text:p>295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77]+[.E178]+[.G178]" office:value-type="float" office:value="287167.66" calcext:value-type="float">
            <text:p>287,167.6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7]+[.J178]" office:value-type="float" office:value="297500" calcext:value-type="float">
            <text:p>297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78]+[.E179]+[.G179]" office:value-type="float" office:value="288615.75" calcext:value-type="float">
            <text:p>288,615.7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8]+[.J179]" office:value-type="float" office:value="299200" calcext:value-type="float">
            <text:p>299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79]+[.E180]+[.G180]" office:value-type="float" office:value="290063.84" calcext:value-type="float">
            <text:p>290,063.8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9]+[.J180]" office:value-type="float" office:value="300900" calcext:value-type="float">
            <text:p>300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80]+[.E181]+[.G181]" office:value-type="float" office:value="291511.93" calcext:value-type="float">
            <text:p>291,511.9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0]+[.J181]" office:value-type="float" office:value="302600" calcext:value-type="float">
            <text:p>302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81]+[.E182]+[.G182]" office:value-type="float" office:value="292960.02" calcext:value-type="float">
            <text:p>292,960.0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1]+[.J182]" office:value-type="float" office:value="304300" calcext:value-type="float">
            <text:p>304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82]+[.E183]+[.G183]" office:value-type="float" office:value="294408.11" calcext:value-type="float">
            <text:p>294,408.1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2]+[.J183]" office:value-type="float" office:value="306000" calcext:value-type="float">
            <text:p>306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83]+[.E184]+[.G184]" office:value-type="float" office:value="295856.2" calcext:value-type="float">
            <text:p>295,856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3]+[.J184]" office:value-type="float" office:value="307700" calcext:value-type="float">
            <text:p>307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84]+[.E185]+[.G185]" office:value-type="float" office:value="297304.29" calcext:value-type="float">
            <text:p>297,304.2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4]+[.J185]" office:value-type="float" office:value="309400" calcext:value-type="float">
            <text:p>309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85]+[.E186]+[.G186]" office:value-type="float" office:value="298752.38" calcext:value-type="float">
            <text:p>298,752.3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5]+[.J186]" office:value-type="float" office:value="311100" calcext:value-type="float">
            <text:p>311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86]+[.E187]+[.G187]" office:value-type="float" office:value="300200.47" calcext:value-type="float">
            <text:p>300,200.4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6]+[.J187]" office:value-type="float" office:value="312800" calcext:value-type="float">
            <text:p>312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87]+[.E188]+[.G188]" office:value-type="float" office:value="301648.56" calcext:value-type="float">
            <text:p>301,648.5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7]+[.J188]" office:value-type="float" office:value="314500" calcext:value-type="float">
            <text:p>314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88]+[.E189]+[.G189]" office:value-type="float" office:value="303096.65" calcext:value-type="float">
            <text:p>303,096.6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8]+[.J189]" office:value-type="float" office:value="316200" calcext:value-type="float">
            <text:p>316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89]+[.E190]+[.G190]" office:value-type="float" office:value="304544.74" calcext:value-type="float">
            <text:p>304,544.7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9]+[.J190]" office:value-type="float" office:value="317900" calcext:value-type="float">
            <text:p>317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90]+[.E191]+[.G191]" office:value-type="float" office:value="305992.83" calcext:value-type="float">
            <text:p>305,992.8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0]+[.J191]" office:value-type="float" office:value="319600" calcext:value-type="float">
            <text:p>319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91]+[.E192]+[.G192]" office:value-type="float" office:value="307440.92" calcext:value-type="float">
            <text:p>307,440.9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1]+[.J192]" office:value-type="float" office:value="321300" calcext:value-type="float">
            <text:p>321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92]+[.E193]+[.G193]" office:value-type="float" office:value="308889.01" calcext:value-type="float">
            <text:p>308,889.0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2]+[.J193]" office:value-type="float" office:value="323000" calcext:value-type="float">
            <text:p>323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93]+[.E194]+[.G194]" office:value-type="float" office:value="310337.1" calcext:value-type="float">
            <text:p>310,337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3]+[.J194]" office:value-type="float" office:value="324700" calcext:value-type="float">
            <text:p>324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94]+[.E195]+[.G195]" office:value-type="float" office:value="311785.19" calcext:value-type="float">
            <text:p>311,785.1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4]+[.J195]" office:value-type="float" office:value="326400" calcext:value-type="float">
            <text:p>326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95]+[.E196]+[.G196]" office:value-type="float" office:value="313233.28" calcext:value-type="float">
            <text:p>313,233.2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5]+[.J196]" office:value-type="float" office:value="328100" calcext:value-type="float">
            <text:p>328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96]+[.E197]+[.G197]" office:value-type="float" office:value="314681.37" calcext:value-type="float">
            <text:p>314,681.3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6]+[.J197]" office:value-type="float" office:value="329800" calcext:value-type="float">
            <text:p>329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97]+[.E198]+[.G198]" office:value-type="float" office:value="316129.46" calcext:value-type="float">
            <text:p>316,129.4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7]+[.J198]" office:value-type="float" office:value="331500" calcext:value-type="float">
            <text:p>331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98]+[.E199]+[.G199]" office:value-type="float" office:value="317577.55" calcext:value-type="float">
            <text:p>317,577.5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8]+[.J199]" office:value-type="float" office:value="333200" calcext:value-type="float">
            <text:p>333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199]+[.E200]+[.G200]" office:value-type="float" office:value="319025.64" calcext:value-type="float">
            <text:p>319,025.6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9]+[.J200]" office:value-type="float" office:value="334900" calcext:value-type="float">
            <text:p>334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00]+[.E201]+[.G201]" office:value-type="float" office:value="320473.73" calcext:value-type="float">
            <text:p>320,473.7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0]+[.J201]" office:value-type="float" office:value="336600" calcext:value-type="float">
            <text:p>336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01]+[.E202]+[.G202]" office:value-type="float" office:value="321921.82" calcext:value-type="float">
            <text:p>321,921.8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1]+[.J202]" office:value-type="float" office:value="338300" calcext:value-type="float">
            <text:p>338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02]+[.E203]+[.G203]" office:value-type="float" office:value="323369.91" calcext:value-type="float">
            <text:p>323,369.9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2]+[.J203]" office:value-type="float" office:value="340000" calcext:value-type="float">
            <text:p>340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03]+[.E204]+[.G204]" office:value-type="float" office:value="324818.000000001" calcext:value-type="float">
            <text:p>324,818.0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3]+[.J204]" office:value-type="float" office:value="341700" calcext:value-type="float">
            <text:p>341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04]+[.E205]+[.G205]" office:value-type="float" office:value="326266.090000001" calcext:value-type="float">
            <text:p>326,266.0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4]+[.J205]" office:value-type="float" office:value="343400" calcext:value-type="float">
            <text:p>343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05]+[.E206]+[.G206]" office:value-type="float" office:value="327714.180000001" calcext:value-type="float">
            <text:p>327,714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5]+[.J206]" office:value-type="float" office:value="345100" calcext:value-type="float">
            <text:p>345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06]+[.E207]+[.G207]" office:value-type="float" office:value="329162.270000001" calcext:value-type="float">
            <text:p>329,162.2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6]+[.J207]" office:value-type="float" office:value="346800" calcext:value-type="float">
            <text:p>346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07]+[.E208]+[.G208]" office:value-type="float" office:value="330610.360000001" calcext:value-type="float">
            <text:p>330,610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7]+[.J208]" office:value-type="float" office:value="348500" calcext:value-type="float">
            <text:p>348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08]+[.E209]+[.G209]" office:value-type="float" office:value="332058.450000001" calcext:value-type="float">
            <text:p>332,058.4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8]+[.J209]" office:value-type="float" office:value="350200" calcext:value-type="float">
            <text:p>350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09]+[.E210]+[.G210]" office:value-type="float" office:value="333506.540000001" calcext:value-type="float">
            <text:p>333,506.5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9]+[.J210]" office:value-type="float" office:value="351900" calcext:value-type="float">
            <text:p>351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10]+[.E211]+[.G211]" office:value-type="float" office:value="334954.630000001" calcext:value-type="float">
            <text:p>334,954.6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0]+[.J211]" office:value-type="float" office:value="353600" calcext:value-type="float">
            <text:p>353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11]+[.E212]+[.G212]" office:value-type="float" office:value="336402.720000001" calcext:value-type="float">
            <text:p>336,402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1]+[.J212]" office:value-type="float" office:value="355300" calcext:value-type="float">
            <text:p>355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12]+[.E213]+[.G213]" office:value-type="float" office:value="337850.810000001" calcext:value-type="float">
            <text:p>337,850.8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2]+[.J213]" office:value-type="float" office:value="357000" calcext:value-type="float">
            <text:p>357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13]+[.E214]+[.G214]" office:value-type="float" office:value="339298.900000001" calcext:value-type="float">
            <text:p>339,298.9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3]+[.J214]" office:value-type="float" office:value="358700" calcext:value-type="float">
            <text:p>358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14]+[.E215]+[.G215]" office:value-type="float" office:value="340746.990000001" calcext:value-type="float">
            <text:p>340,746.9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4]+[.J215]" office:value-type="float" office:value="360400" calcext:value-type="float">
            <text:p>360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15]+[.E216]+[.G216]" office:value-type="float" office:value="342195.080000001" calcext:value-type="float">
            <text:p>342,195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5]+[.J216]" office:value-type="float" office:value="362100" calcext:value-type="float">
            <text:p>362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16]+[.E217]+[.G217]" office:value-type="float" office:value="343643.170000001" calcext:value-type="float">
            <text:p>343,643.1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6]+[.J217]" office:value-type="float" office:value="363800" calcext:value-type="float">
            <text:p>363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17]+[.E218]+[.G218]" office:value-type="float" office:value="345091.260000001" calcext:value-type="float">
            <text:p>345,091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7]+[.J218]" office:value-type="float" office:value="365500" calcext:value-type="float">
            <text:p>365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18]+[.E219]+[.G219]" office:value-type="float" office:value="346539.350000001" calcext:value-type="float">
            <text:p>346,539.3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8]+[.J219]" office:value-type="float" office:value="367200" calcext:value-type="float">
            <text:p>367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19]+[.E220]+[.G220]" office:value-type="float" office:value="347987.440000001" calcext:value-type="float">
            <text:p>347,987.4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9]+[.J220]" office:value-type="float" office:value="368900" calcext:value-type="float">
            <text:p>368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20]+[.E221]+[.G221]" office:value-type="float" office:value="349435.530000001" calcext:value-type="float">
            <text:p>349,435.5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0]+[.J221]" office:value-type="float" office:value="370600" calcext:value-type="float">
            <text:p>370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21]+[.E222]+[.G222]" office:value-type="float" office:value="350883.620000001" calcext:value-type="float">
            <text:p>350,883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1]+[.J222]" office:value-type="float" office:value="372300" calcext:value-type="float">
            <text:p>372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22]+[.E223]+[.G223]" office:value-type="float" office:value="352331.710000001" calcext:value-type="float">
            <text:p>352,331.7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2]+[.J223]" office:value-type="float" office:value="374000" calcext:value-type="float">
            <text:p>374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23]+[.E224]+[.G224]" office:value-type="float" office:value="353779.800000001" calcext:value-type="float">
            <text:p>353,779.8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3]+[.J224]" office:value-type="float" office:value="375700" calcext:value-type="float">
            <text:p>375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24]+[.E225]+[.G225]" office:value-type="float" office:value="355227.890000001" calcext:value-type="float">
            <text:p>355,227.8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4]+[.J225]" office:value-type="float" office:value="377400" calcext:value-type="float">
            <text:p>377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25]+[.E226]+[.G226]" office:value-type="float" office:value="356675.980000001" calcext:value-type="float">
            <text:p>356,675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5]+[.J226]" office:value-type="float" office:value="379100" calcext:value-type="float">
            <text:p>379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26]+[.E227]+[.G227]" office:value-type="float" office:value="358124.070000001" calcext:value-type="float">
            <text:p>358,124.0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6]+[.J227]" office:value-type="float" office:value="380800" calcext:value-type="float">
            <text:p>380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27]+[.E228]+[.G228]" office:value-type="float" office:value="359572.160000001" calcext:value-type="float">
            <text:p>359,572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7]+[.J228]" office:value-type="float" office:value="382500" calcext:value-type="float">
            <text:p>382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28]+[.E229]+[.G229]" office:value-type="float" office:value="361020.250000001" calcext:value-type="float">
            <text:p>361,020.2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8]+[.J229]" office:value-type="float" office:value="384200" calcext:value-type="float">
            <text:p>384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29]+[.E230]+[.G230]" office:value-type="float" office:value="362468.340000001" calcext:value-type="float">
            <text:p>362,468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9]+[.J230]" office:value-type="float" office:value="385900" calcext:value-type="float">
            <text:p>385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30]+[.E231]+[.G231]" office:value-type="float" office:value="363916.430000001" calcext:value-type="float">
            <text:p>363,916.4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0]+[.J231]" office:value-type="float" office:value="387600" calcext:value-type="float">
            <text:p>387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31]+[.E232]+[.G232]" office:value-type="float" office:value="365364.520000001" calcext:value-type="float">
            <text:p>365,364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1]+[.J232]" office:value-type="float" office:value="389300" calcext:value-type="float">
            <text:p>389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32]+[.E233]+[.G233]" office:value-type="float" office:value="366812.610000001" calcext:value-type="float">
            <text:p>366,812.6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2]+[.J233]" office:value-type="float" office:value="391000" calcext:value-type="float">
            <text:p>391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33]+[.E234]+[.G234]" office:value-type="float" office:value="368260.700000001" calcext:value-type="float">
            <text:p>368,260.7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3]+[.J234]" office:value-type="float" office:value="392700" calcext:value-type="float">
            <text:p>392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34]+[.E235]+[.G235]" office:value-type="float" office:value="369708.790000001" calcext:value-type="float">
            <text:p>369,708.79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4]+[.J235]" office:value-type="float" office:value="394400" calcext:value-type="float">
            <text:p>394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35]+[.E236]+[.G236]" office:value-type="float" office:value="371156.880000001" calcext:value-type="float">
            <text:p>371,156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5]+[.J236]" office:value-type="float" office:value="396100" calcext:value-type="float">
            <text:p>396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36]+[.E237]+[.G237]" office:value-type="float" office:value="372604.970000001" calcext:value-type="float">
            <text:p>372,604.97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6]+[.J237]" office:value-type="float" office:value="397800" calcext:value-type="float">
            <text:p>397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37]+[.E238]+[.G238]" office:value-type="float" office:value="374053.060000001" calcext:value-type="float">
            <text:p>374,053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7]+[.J238]" office:value-type="float" office:value="399500" calcext:value-type="float">
            <text:p>399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38]+[.E239]+[.G239]" office:value-type="float" office:value="375501.150000001" calcext:value-type="float">
            <text:p>375,501.15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8]+[.J239]" office:value-type="float" office:value="401200" calcext:value-type="float">
            <text:p>401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39]+[.E240]+[.G240]" office:value-type="float" office:value="376949.240000001" calcext:value-type="float">
            <text:p>376,949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9]+[.J240]" office:value-type="float" office:value="402900" calcext:value-type="float">
            <text:p>402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40]+[.E241]+[.G241]" office:value-type="float" office:value="378397.330000001" calcext:value-type="float">
            <text:p>378,397.33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0]+[.J241]" office:value-type="float" office:value="404600" calcext:value-type="float">
            <text:p>404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41]+[.E242]+[.G242]" office:value-type="float" office:value="379845.420000001" calcext:value-type="float">
            <text:p>379,845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1]+[.J242]" office:value-type="float" office:value="406300" calcext:value-type="float">
            <text:p>406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42]+[.E243]+[.G243]" office:value-type="float" office:value="381293.510000002" calcext:value-type="float">
            <text:p>381,293.51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2]+[.J243]" office:value-type="float" office:value="408000" calcext:value-type="float">
            <text:p>408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table:style-name="ce12" table:formula="of:=[.$B$8]" office:value-type="float" office:value="976.09" calcext:value-type="float">
            <text:p>976.09</text:p>
          </table:table-cell>
          <table:table-cell table:style-name="ce12" table:formula="of:=[.F243]+[.E244]+[.G244]" office:value-type="float" office:value="382741.600000002" calcext:value-type="float">
            <text:p>382,741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 table:number-columns-repeated="57"/>
        </table:table-row>
        <table:table-row table:style-name="ro1" table:number-rows-repeated="33">
          <table:table-cell table:number-columns-repeated="4"/>
          <table:table-cell table:style-name="ce12" table:number-columns-repeated="3"/>
          <table:table-cell table:number-columns-repeated="57"/>
        </table:table-row>
        <table:table-row table:style-name="ro1" table:number-rows-repeated="104829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yment for buying home (30 years)" table:style-name="ta1">
        <table:shapes>
          <draw:frame draw:z-index="0" draw:style-name="gr1" draw:text-style-name="P1" svg:width="15.999cm" svg:height="8.999cm" svg:x="0.396cm" svg:y="7.425cm">
            <draw:object draw:notify-on-update-of-ranges="'Payment for buying home (30 years)'.D5:'Payment for buying home (30 years)'.D364 'Payment for buying home (30 years)'.F5:'Payment for buying home (30 years)'.F364 'Payment for buying home (30 years)'.D5:'Payment for buying home (30 years)'.D363 'Payment for buying home (30 years)'.K5:'Payment for buying home (30 years)'.K3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52" table:default-cell-style-name="ce1"/>
        <table:table-row table:style-name="ro1">
          <table:table-cell office:value-type="string" calcext:value-type="string">
            <text:p>House price</text:p>
          </table:table-cell>
          <table:table-cell table:style-name="ce3" office:value-type="float" office:value="176000" calcext:value-type="float">
            <text:p>176,000</text:p>
          </table:table-cell>
          <table:table-cell table:style-name="ce2"/>
          <table:table-cell office:value-type="string" calcext:value-type="string" table:number-columns-spanned="4" table:number-rows-spanned="1">
            <text:p>Total Payment In Buying</text:p>
          </table:table-cell>
          <table:covered-table-cell table:number-columns-repeated="2" table:style-name="ce3"/>
          <table:covered-table-cell/>
          <table:table-cell table:style-name="ce2"/>
          <table:table-cell office:value-type="string" calcext:value-type="string" table:number-columns-spanned="4" table:number-rows-spanned="1">
            <text:p>Total Payment In Renting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Interest rate per year</text:p>
          </table:table-cell>
          <table:table-cell table:style-name="ce4" office:value-type="float" office:value="0.03" calcext:value-type="float">
            <text:p>0.03</text:p>
          </table:table-cell>
          <table:table-cell table:style-name="ce2"/>
          <table:table-cell/>
          <table:table-cell table:style-name="ce11" table:formula="of:=ROUND([.F364]+360*[.G364];2)" office:value-type="float" office:value="642167.2" calcext:value-type="float" table:number-columns-spanned="2" table:number-rows-spanned="1">
            <text:p>642,167.20</text:p>
          </table:table-cell>
          <table:covered-table-cell/>
          <table:table-cell/>
          <table:table-cell table:style-name="ce2"/>
          <table:table-cell/>
          <table:table-cell table:style-name="ce11" table:formula="of:=ROUND([.K363]+240*[.L363];2)" office:value-type="float" office:value="612000" calcext:value-type="float" table:number-columns-spanned="2" table:number-rows-spanned="1">
            <text:p>612,000.00</text:p>
          </table:table-cell>
          <table:covered-table-cell/>
          <table:table-cell table:number-columns-repeated="53"/>
        </table:table-row>
        <table:table-row table:style-name="ro1">
          <table:table-cell office:value-type="string" calcext:value-type="string">
            <text:p>Homeowner's insurance (per month)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5" office:value-type="string" calcext:value-type="string">
            <text:p>Number of month</text:p>
          </table:table-cell>
          <table:table-cell table:style-name="ce5" office:value-type="string" calcext:value-type="string">
            <text:p>Paid amount</text:p>
          </table:table-cell>
          <table:table-cell table:style-name="ce5" office:value-type="string" calcext:value-type="string">
            <text:p>Total Amount</text:p>
          </table:table-cell>
          <table:table-cell table:style-name="ce5" office:value-type="string" calcext:value-type="string">
            <text:p>Extra Amount</text:p>
          </table:table-cell>
          <table:table-cell/>
          <table:table-cell table:style-name="ce5" office:value-type="string" calcext:value-type="string">
            <text:p>Number of month</text:p>
          </table:table-cell>
          <table:table-cell table:style-name="ce5" office:value-type="string" calcext:value-type="string">
            <text:p>Paid amount</text:p>
          </table:table-cell>
          <table:table-cell table:style-name="ce5" office:value-type="string" calcext:value-type="string">
            <text:p>Total Amount</text:p>
          </table:table-cell>
          <table:table-cell table:style-name="ce5" office:value-type="string" calcext:value-type="string">
            <text:p>Extra Amount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ayment time (years)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 (First payment)</text:p>
          </table:table-cell>
          <table:table-cell table:style-name="ce12" table:formula="of:=[.B1]*[.B5]" office:value-type="float" office:value="35200" calcext:value-type="float">
            <text:p>35,200.00</text:p>
          </table:table-cell>
          <table:table-cell table:style-name="ce12" table:formula="of:=[.E4]" office:value-type="float" office:value="35200" calcext:value-type="float">
            <text:p>35,20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J4]" office:value-type="float" office:value="1700" calcext:value-type="float">
            <text:p>1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First payment</text:p>
          </table:table-cell>
          <table:table-cell table:style-name="ce4"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4]+[.E5]+[.G5]" office:value-type="float" office:value="36414.02" calcext:value-type="float">
            <text:p>36,414.0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]+[.J5]" office:value-type="float" office:value="3400" calcext:value-type="float">
            <text:p>3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roperty Tax per month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5]+[.E6]+[.G6]" office:value-type="float" office:value="37628.04" calcext:value-type="float">
            <text:p>37,628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]+[.J6]" office:value-type="float" office:value="5100" calcext:value-type="float">
            <text:p>5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OA fe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6]+[.E7]+[.G7]" office:value-type="float" office:value="38842.06" calcext:value-type="float">
            <text:p>38,842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]+[.J7]" office:value-type="float" office:value="6800" calcext:value-type="float">
            <text:p>6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nthly payment</text:p>
          </table:table-cell>
          <table:table-cell table:formula="of:=ROUND([.B1]*(((1+([.B2]/12))^(12*[.B4]))*([.B2]/12)/(((1+([.B2]/12))^(12*[.B4]))-1));2)" office:value-type="float" office:value="742.02" calcext:value-type="float">
            <text:p>742.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7]+[.E8]+[.G8]" office:value-type="float" office:value="40056.08" calcext:value-type="float">
            <text:p>40,056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]+[.J8]" office:value-type="float" office:value="8500" calcext:value-type="float">
            <text:p>8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enting Price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8]+[.E9]+[.G9]" office:value-type="float" office:value="41270.1" calcext:value-type="float">
            <text:p>41,270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]+[.J9]" office:value-type="float" office:value="10200" calcext:value-type="float">
            <text:p>10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5" office:value-type="string" calcext:value-type="string">
            <text:p>Address: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9]+[.E10]+[.G10]" office:value-type="float" office:value="42484.12" calcext:value-type="float">
            <text:p>42,484.1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]+[.J10]" office:value-type="float" office:value="11900" calcext:value-type="float">
            <text:p>11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309 N Somewhere St, Dallas, TX, 75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0]+[.E11]+[.G11]" office:value-type="float" office:value="43698.14" calcext:value-type="float">
            <text:p>43,698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]+[.J11]" office:value-type="float" office:value="13600" calcext:value-type="float">
            <text:p>13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1]+[.E12]+[.G12]" office:value-type="float" office:value="44912.16" calcext:value-type="float">
            <text:p>44,912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]+[.J12]" office:value-type="float" office:value="15300" calcext:value-type="float">
            <text:p>15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2]+[.E13]+[.G13]" office:value-type="float" office:value="46126.18" calcext:value-type="float">
            <text:p>46,126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]+[.J13]" office:value-type="float" office:value="17000" calcext:value-type="float">
            <text:p>17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3]+[.E14]+[.G14]" office:value-type="float" office:value="47340.2" calcext:value-type="float">
            <text:p>47,340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]+[.J14]" office:value-type="float" office:value="18700" calcext:value-type="float">
            <text:p>18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4]+[.E15]+[.G15]" office:value-type="float" office:value="48554.22" calcext:value-type="float">
            <text:p>48,554.2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]+[.J15]" office:value-type="float" office:value="20400" calcext:value-type="float">
            <text:p>20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5]+[.E16]+[.G16]" office:value-type="float" office:value="49768.24" calcext:value-type="float">
            <text:p>49,768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]+[.J16]" office:value-type="float" office:value="22100" calcext:value-type="float">
            <text:p>22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6]+[.E17]+[.G17]" office:value-type="float" office:value="50982.26" calcext:value-type="float">
            <text:p>50,982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]+[.J17]" office:value-type="float" office:value="23800" calcext:value-type="float">
            <text:p>23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7]+[.E18]+[.G18]" office:value-type="float" office:value="52196.28" calcext:value-type="float">
            <text:p>52,196.2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]+[.J18]" office:value-type="float" office:value="25500" calcext:value-type="float">
            <text:p>25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8]+[.E19]+[.G19]" office:value-type="float" office:value="53410.3" calcext:value-type="float">
            <text:p>53,410.3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]+[.J19]" office:value-type="float" office:value="27200" calcext:value-type="float">
            <text:p>27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9]+[.E20]+[.G20]" office:value-type="float" office:value="54624.32" calcext:value-type="float">
            <text:p>54,624.3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]+[.J20]" office:value-type="float" office:value="28900" calcext:value-type="float">
            <text:p>28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0]+[.E21]+[.G21]" office:value-type="float" office:value="55838.3399999999" calcext:value-type="float">
            <text:p>55,838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]+[.J21]" office:value-type="float" office:value="30600" calcext:value-type="float">
            <text:p>30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1]+[.E22]+[.G22]" office:value-type="float" office:value="57052.3599999999" calcext:value-type="float">
            <text:p>57,052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]+[.J22]" office:value-type="float" office:value="32300" calcext:value-type="float">
            <text:p>32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2]+[.E23]+[.G23]" office:value-type="float" office:value="58266.3799999999" calcext:value-type="float">
            <text:p>58,266.3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]+[.J23]" office:value-type="float" office:value="34000" calcext:value-type="float">
            <text:p>34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3]+[.E24]+[.G24]" office:value-type="float" office:value="59480.3999999999" calcext:value-type="float">
            <text:p>59,480.4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]+[.J24]" office:value-type="float" office:value="35700" calcext:value-type="float">
            <text:p>35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4]+[.E25]+[.G25]" office:value-type="float" office:value="60694.4199999999" calcext:value-type="float">
            <text:p>60,694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]+[.J25]" office:value-type="float" office:value="37400" calcext:value-type="float">
            <text:p>37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5]+[.E26]+[.G26]" office:value-type="float" office:value="61908.4399999999" calcext:value-type="float">
            <text:p>61,908.4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5]+[.J26]" office:value-type="float" office:value="39100" calcext:value-type="float">
            <text:p>39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6]+[.E27]+[.G27]" office:value-type="float" office:value="63122.4599999999" calcext:value-type="float">
            <text:p>63,122.4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6]+[.J27]" office:value-type="float" office:value="40800" calcext:value-type="float">
            <text:p>40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Conclusion: Buying is more affordable if you live more than 6 years (Payment for 30 years)</text:p>
          </table:table-cell>
          <table:table-cell office:value-type="float" office:value="24" calcext:value-type="float">
            <text:p>2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7]+[.E28]+[.G28]" office:value-type="float" office:value="64336.4799999999" calcext:value-type="float">
            <text:p>64,336.4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7]+[.J28]" office:value-type="float" office:value="42500" calcext:value-type="float">
            <text:p>42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Default"/>
          <table:table-cell table:number-columns-repeated="2"/>
          <table:table-cell office:value-type="float" office:value="25" calcext:value-type="float">
            <text:p>2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8]+[.E29]+[.G29]" office:value-type="float" office:value="65550.4999999999" calcext:value-type="float">
            <text:p>65,550.5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8]+[.J29]" office:value-type="float" office:value="44200" calcext:value-type="float">
            <text:p>44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9]+[.E30]+[.G30]" office:value-type="float" office:value="66764.5199999999" calcext:value-type="float">
            <text:p>66,764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9]+[.J30]" office:value-type="float" office:value="45900" calcext:value-type="float">
            <text:p>45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0]+[.E31]+[.G31]" office:value-type="float" office:value="67978.5399999999" calcext:value-type="float">
            <text:p>67,978.5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0]+[.J31]" office:value-type="float" office:value="47600" calcext:value-type="float">
            <text:p>47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1]+[.E32]+[.G32]" office:value-type="float" office:value="69192.5599999999" calcext:value-type="float">
            <text:p>69,192.5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1]+[.J32]" office:value-type="float" office:value="49300" calcext:value-type="float">
            <text:p>49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2]+[.E33]+[.G33]" office:value-type="float" office:value="70406.5799999999" calcext:value-type="float">
            <text:p>70,406.5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2]+[.J33]" office:value-type="float" office:value="51000" calcext:value-type="float">
            <text:p>51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3]+[.E34]+[.G34]" office:value-type="float" office:value="71620.5999999999" calcext:value-type="float">
            <text:p>71,620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3]+[.J34]" office:value-type="float" office:value="52700" calcext:value-type="float">
            <text:p>52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4]+[.E35]+[.G35]" office:value-type="float" office:value="72834.6199999999" calcext:value-type="float">
            <text:p>72,834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4]+[.J35]" office:value-type="float" office:value="54400" calcext:value-type="float">
            <text:p>54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5]+[.E36]+[.G36]" office:value-type="float" office:value="74048.6399999999" calcext:value-type="float">
            <text:p>74,048.6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5]+[.J36]" office:value-type="float" office:value="56100" calcext:value-type="float">
            <text:p>56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6]+[.E37]+[.G37]" office:value-type="float" office:value="75262.6599999999" calcext:value-type="float">
            <text:p>75,262.6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6]+[.J37]" office:value-type="float" office:value="57800" calcext:value-type="float">
            <text:p>57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7]+[.E38]+[.G38]" office:value-type="float" office:value="76476.68" calcext:value-type="float">
            <text:p>76,476.6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7]+[.J38]" office:value-type="float" office:value="59500" calcext:value-type="float">
            <text:p>59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8]+[.E39]+[.G39]" office:value-type="float" office:value="77690.7" calcext:value-type="float">
            <text:p>77,690.7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8]+[.J39]" office:value-type="float" office:value="61200" calcext:value-type="float">
            <text:p>61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9]+[.E40]+[.G40]" office:value-type="float" office:value="78904.72" calcext:value-type="float">
            <text:p>78,904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9]+[.J40]" office:value-type="float" office:value="62900" calcext:value-type="float">
            <text:p>62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40]+[.E41]+[.G41]" office:value-type="float" office:value="80118.74" calcext:value-type="float">
            <text:p>80,118.7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0]+[.J41]" office:value-type="float" office:value="64600" calcext:value-type="float">
            <text:p>64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41]+[.E42]+[.G42]" office:value-type="float" office:value="81332.76" calcext:value-type="float">
            <text:p>81,332.7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1]+[.J42]" office:value-type="float" office:value="66300" calcext:value-type="float">
            <text:p>66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42]+[.E43]+[.G43]" office:value-type="float" office:value="82546.78" calcext:value-type="float">
            <text:p>82,546.7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2]+[.J43]" office:value-type="float" office:value="68000" calcext:value-type="float">
            <text:p>68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43]+[.E44]+[.G44]" office:value-type="float" office:value="83760.8" calcext:value-type="float">
            <text:p>83,760.8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3]+[.J44]" office:value-type="float" office:value="69700" calcext:value-type="float">
            <text:p>69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44]+[.E45]+[.G45]" office:value-type="float" office:value="84974.82" calcext:value-type="float">
            <text:p>84,974.8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4]+[.J45]" office:value-type="float" office:value="71400" calcext:value-type="float">
            <text:p>71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45]+[.E46]+[.G46]" office:value-type="float" office:value="86188.84" calcext:value-type="float">
            <text:p>86,188.8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5]+[.J46]" office:value-type="float" office:value="73100" calcext:value-type="float">
            <text:p>73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46]+[.E47]+[.G47]" office:value-type="float" office:value="87402.86" calcext:value-type="float">
            <text:p>87,402.8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6]+[.J47]" office:value-type="float" office:value="74800" calcext:value-type="float">
            <text:p>74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47]+[.E48]+[.G48]" office:value-type="float" office:value="88616.88" calcext:value-type="float">
            <text:p>88,616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7]+[.J48]" office:value-type="float" office:value="76500" calcext:value-type="float">
            <text:p>76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48]+[.E49]+[.G49]" office:value-type="float" office:value="89830.9" calcext:value-type="float">
            <text:p>89,830.9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8]+[.J49]" office:value-type="float" office:value="78200" calcext:value-type="float">
            <text:p>78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49]+[.E50]+[.G50]" office:value-type="float" office:value="91044.92" calcext:value-type="float">
            <text:p>91,044.9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49]+[.J50]" office:value-type="float" office:value="79900" calcext:value-type="float">
            <text:p>79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50]+[.E51]+[.G51]" office:value-type="float" office:value="92258.94" calcext:value-type="float">
            <text:p>92,258.9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0]+[.J51]" office:value-type="float" office:value="81600" calcext:value-type="float">
            <text:p>81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51]+[.E52]+[.G52]" office:value-type="float" office:value="93472.96" calcext:value-type="float">
            <text:p>93,472.9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1]+[.J52]" office:value-type="float" office:value="83300" calcext:value-type="float">
            <text:p>83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52]+[.E53]+[.G53]" office:value-type="float" office:value="94686.98" calcext:value-type="float">
            <text:p>94,686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2]+[.J53]" office:value-type="float" office:value="85000" calcext:value-type="float">
            <text:p>85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53]+[.E54]+[.G54]" office:value-type="float" office:value="95901" calcext:value-type="float">
            <text:p>95,901.0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3]+[.J54]" office:value-type="float" office:value="86700" calcext:value-type="float">
            <text:p>86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54]+[.E55]+[.G55]" office:value-type="float" office:value="97115.02" calcext:value-type="float">
            <text:p>97,115.0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4]+[.J55]" office:value-type="float" office:value="88400" calcext:value-type="float">
            <text:p>88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55]+[.E56]+[.G56]" office:value-type="float" office:value="98329.04" calcext:value-type="float">
            <text:p>98,329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5]+[.J56]" office:value-type="float" office:value="90100" calcext:value-type="float">
            <text:p>90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56]+[.E57]+[.G57]" office:value-type="float" office:value="99543.06" calcext:value-type="float">
            <text:p>99,543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6]+[.J57]" office:value-type="float" office:value="91800" calcext:value-type="float">
            <text:p>91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57]+[.E58]+[.G58]" office:value-type="float" office:value="100757.08" calcext:value-type="float">
            <text:p>100,757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7]+[.J58]" office:value-type="float" office:value="93500" calcext:value-type="float">
            <text:p>93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58]+[.E59]+[.G59]" office:value-type="float" office:value="101971.1" calcext:value-type="float">
            <text:p>101,971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8]+[.J59]" office:value-type="float" office:value="95200" calcext:value-type="float">
            <text:p>95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59]+[.E60]+[.G60]" office:value-type="float" office:value="103185.12" calcext:value-type="float">
            <text:p>103,185.1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59]+[.J60]" office:value-type="float" office:value="96900" calcext:value-type="float">
            <text:p>96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60]+[.E61]+[.G61]" office:value-type="float" office:value="104399.14" calcext:value-type="float">
            <text:p>104,399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0]+[.J61]" office:value-type="float" office:value="98600" calcext:value-type="float">
            <text:p>98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61]+[.E62]+[.G62]" office:value-type="float" office:value="105613.16" calcext:value-type="float">
            <text:p>105,613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1]+[.J62]" office:value-type="float" office:value="100300" calcext:value-type="float">
            <text:p>100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62]+[.E63]+[.G63]" office:value-type="float" office:value="106827.18" calcext:value-type="float">
            <text:p>106,827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2]+[.J63]" office:value-type="float" office:value="102000" calcext:value-type="float">
            <text:p>102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63]+[.E64]+[.G64]" office:value-type="float" office:value="108041.2" calcext:value-type="float">
            <text:p>108,041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3]+[.J64]" office:value-type="float" office:value="103700" calcext:value-type="float">
            <text:p>103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64]+[.E65]+[.G65]" office:value-type="float" office:value="109255.22" calcext:value-type="float">
            <text:p>109,255.2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4]+[.J65]" office:value-type="float" office:value="105400" calcext:value-type="float">
            <text:p>105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65]+[.E66]+[.G66]" office:value-type="float" office:value="110469.24" calcext:value-type="float">
            <text:p>110,469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5]+[.J66]" office:value-type="float" office:value="107100" calcext:value-type="float">
            <text:p>107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66]+[.E67]+[.G67]" office:value-type="float" office:value="111683.26" calcext:value-type="float">
            <text:p>111,683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6]+[.J67]" office:value-type="float" office:value="108800" calcext:value-type="float">
            <text:p>108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67]+[.E68]+[.G68]" office:value-type="float" office:value="112897.28" calcext:value-type="float">
            <text:p>112,897.2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7]+[.J68]" office:value-type="float" office:value="110500" calcext:value-type="float">
            <text:p>110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68]+[.E69]+[.G69]" office:value-type="float" office:value="114111.3" calcext:value-type="float">
            <text:p>114,111.3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8]+[.J69]" office:value-type="float" office:value="112200" calcext:value-type="float">
            <text:p>112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69]+[.E70]+[.G70]" office:value-type="float" office:value="115325.32" calcext:value-type="float">
            <text:p>115,325.3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69]+[.J70]" office:value-type="float" office:value="113900" calcext:value-type="float">
            <text:p>113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70]+[.E71]+[.G71]" office:value-type="float" office:value="116539.34" calcext:value-type="float">
            <text:p>116,539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0]+[.J71]" office:value-type="float" office:value="115600" calcext:value-type="float">
            <text:p>115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71]+[.E72]+[.G72]" office:value-type="float" office:value="117753.36" calcext:value-type="float">
            <text:p>117,753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1]+[.J72]" office:value-type="float" office:value="117300" calcext:value-type="float">
            <text:p>117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72]+[.E73]+[.G73]" office:value-type="float" office:value="118967.38" calcext:value-type="float">
            <text:p>118,967.3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2]+[.J73]" office:value-type="float" office:value="119000" calcext:value-type="float">
            <text:p>119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73]+[.E74]+[.G74]" office:value-type="float" office:value="120181.4" calcext:value-type="float">
            <text:p>120,181.4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3]+[.J74]" office:value-type="float" office:value="120700" calcext:value-type="float">
            <text:p>120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74]+[.E75]+[.G75]" office:value-type="float" office:value="121395.42" calcext:value-type="float">
            <text:p>121,395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4]+[.J75]" office:value-type="float" office:value="122400" calcext:value-type="float">
            <text:p>122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75]+[.E76]+[.G76]" office:value-type="float" office:value="122609.44" calcext:value-type="float">
            <text:p>122,609.4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5]+[.J76]" office:value-type="float" office:value="124100" calcext:value-type="float">
            <text:p>124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76]+[.E77]+[.G77]" office:value-type="float" office:value="123823.46" calcext:value-type="float">
            <text:p>123,823.4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6]+[.J77]" office:value-type="float" office:value="125800" calcext:value-type="float">
            <text:p>125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77]+[.E78]+[.G78]" office:value-type="float" office:value="125037.48" calcext:value-type="float">
            <text:p>125,037.4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7]+[.J78]" office:value-type="float" office:value="127500" calcext:value-type="float">
            <text:p>127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78]+[.E79]+[.G79]" office:value-type="float" office:value="126251.5" calcext:value-type="float">
            <text:p>126,251.5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8]+[.J79]" office:value-type="float" office:value="129200" calcext:value-type="float">
            <text:p>129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79]+[.E80]+[.G80]" office:value-type="float" office:value="127465.52" calcext:value-type="float">
            <text:p>127,465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79]+[.J80]" office:value-type="float" office:value="130900" calcext:value-type="float">
            <text:p>130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80]+[.E81]+[.G81]" office:value-type="float" office:value="128679.54" calcext:value-type="float">
            <text:p>128,679.5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0]+[.J81]" office:value-type="float" office:value="132600" calcext:value-type="float">
            <text:p>132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81]+[.E82]+[.G82]" office:value-type="float" office:value="129893.56" calcext:value-type="float">
            <text:p>129,893.5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1]+[.J82]" office:value-type="float" office:value="134300" calcext:value-type="float">
            <text:p>134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82]+[.E83]+[.G83]" office:value-type="float" office:value="131107.58" calcext:value-type="float">
            <text:p>131,107.5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2]+[.J83]" office:value-type="float" office:value="136000" calcext:value-type="float">
            <text:p>136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83]+[.E84]+[.G84]" office:value-type="float" office:value="132321.6" calcext:value-type="float">
            <text:p>132,321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3]+[.J84]" office:value-type="float" office:value="137700" calcext:value-type="float">
            <text:p>137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84]+[.E85]+[.G85]" office:value-type="float" office:value="133535.62" calcext:value-type="float">
            <text:p>133,535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4]+[.J85]" office:value-type="float" office:value="139400" calcext:value-type="float">
            <text:p>139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85]+[.E86]+[.G86]" office:value-type="float" office:value="134749.64" calcext:value-type="float">
            <text:p>134,749.6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5]+[.J86]" office:value-type="float" office:value="141100" calcext:value-type="float">
            <text:p>141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86]+[.E87]+[.G87]" office:value-type="float" office:value="135963.66" calcext:value-type="float">
            <text:p>135,963.6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6]+[.J87]" office:value-type="float" office:value="142800" calcext:value-type="float">
            <text:p>142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87]+[.E88]+[.G88]" office:value-type="float" office:value="137177.68" calcext:value-type="float">
            <text:p>137,177.6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7]+[.J88]" office:value-type="float" office:value="144500" calcext:value-type="float">
            <text:p>144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88]+[.E89]+[.G89]" office:value-type="float" office:value="138391.7" calcext:value-type="float">
            <text:p>138,391.7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8]+[.J89]" office:value-type="float" office:value="146200" calcext:value-type="float">
            <text:p>146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89]+[.E90]+[.G90]" office:value-type="float" office:value="139605.72" calcext:value-type="float">
            <text:p>139,605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89]+[.J90]" office:value-type="float" office:value="147900" calcext:value-type="float">
            <text:p>147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90]+[.E91]+[.G91]" office:value-type="float" office:value="140819.74" calcext:value-type="float">
            <text:p>140,819.7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0]+[.J91]" office:value-type="float" office:value="149600" calcext:value-type="float">
            <text:p>149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91]+[.E92]+[.G92]" office:value-type="float" office:value="142033.76" calcext:value-type="float">
            <text:p>142,033.7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1]+[.J92]" office:value-type="float" office:value="151300" calcext:value-type="float">
            <text:p>151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92]+[.E93]+[.G93]" office:value-type="float" office:value="143247.78" calcext:value-type="float">
            <text:p>143,247.7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2]+[.J93]" office:value-type="float" office:value="153000" calcext:value-type="float">
            <text:p>153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93]+[.E94]+[.G94]" office:value-type="float" office:value="144461.8" calcext:value-type="float">
            <text:p>144,461.8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3]+[.J94]" office:value-type="float" office:value="154700" calcext:value-type="float">
            <text:p>154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94]+[.E95]+[.G95]" office:value-type="float" office:value="145675.82" calcext:value-type="float">
            <text:p>145,675.8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4]+[.J95]" office:value-type="float" office:value="156400" calcext:value-type="float">
            <text:p>156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95]+[.E96]+[.G96]" office:value-type="float" office:value="146889.84" calcext:value-type="float">
            <text:p>146,889.8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5]+[.J96]" office:value-type="float" office:value="158100" calcext:value-type="float">
            <text:p>158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96]+[.E97]+[.G97]" office:value-type="float" office:value="148103.86" calcext:value-type="float">
            <text:p>148,103.8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6]+[.J97]" office:value-type="float" office:value="159800" calcext:value-type="float">
            <text:p>159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97]+[.E98]+[.G98]" office:value-type="float" office:value="149317.88" calcext:value-type="float">
            <text:p>149,317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7]+[.J98]" office:value-type="float" office:value="161500" calcext:value-type="float">
            <text:p>161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98]+[.E99]+[.G99]" office:value-type="float" office:value="150531.9" calcext:value-type="float">
            <text:p>150,531.9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8]+[.J99]" office:value-type="float" office:value="163200" calcext:value-type="float">
            <text:p>163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99]+[.E100]+[.G100]" office:value-type="float" office:value="151745.92" calcext:value-type="float">
            <text:p>151,745.9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99]+[.J100]" office:value-type="float" office:value="164900" calcext:value-type="float">
            <text:p>164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00]+[.E101]+[.G101]" office:value-type="float" office:value="152959.94" calcext:value-type="float">
            <text:p>152,959.9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0]+[.J101]" office:value-type="float" office:value="166600" calcext:value-type="float">
            <text:p>166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01]+[.E102]+[.G102]" office:value-type="float" office:value="154173.96" calcext:value-type="float">
            <text:p>154,173.9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1]+[.J102]" office:value-type="float" office:value="168300" calcext:value-type="float">
            <text:p>168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02]+[.E103]+[.G103]" office:value-type="float" office:value="155387.98" calcext:value-type="float">
            <text:p>155,387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2]+[.J103]" office:value-type="float" office:value="170000" calcext:value-type="float">
            <text:p>170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03]+[.E104]+[.G104]" office:value-type="float" office:value="156602" calcext:value-type="float">
            <text:p>156,602.0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3]+[.J104]" office:value-type="float" office:value="171700" calcext:value-type="float">
            <text:p>171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04]+[.E105]+[.G105]" office:value-type="float" office:value="157816.02" calcext:value-type="float">
            <text:p>157,816.0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4]+[.J105]" office:value-type="float" office:value="173400" calcext:value-type="float">
            <text:p>173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05]+[.E106]+[.G106]" office:value-type="float" office:value="159030.04" calcext:value-type="float">
            <text:p>159,030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5]+[.J106]" office:value-type="float" office:value="175100" calcext:value-type="float">
            <text:p>175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06]+[.E107]+[.G107]" office:value-type="float" office:value="160244.06" calcext:value-type="float">
            <text:p>160,244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6]+[.J107]" office:value-type="float" office:value="176800" calcext:value-type="float">
            <text:p>176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07]+[.E108]+[.G108]" office:value-type="float" office:value="161458.08" calcext:value-type="float">
            <text:p>161,458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7]+[.J108]" office:value-type="float" office:value="178500" calcext:value-type="float">
            <text:p>178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08]+[.E109]+[.G109]" office:value-type="float" office:value="162672.1" calcext:value-type="float">
            <text:p>162,672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8]+[.J109]" office:value-type="float" office:value="180200" calcext:value-type="float">
            <text:p>180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09]+[.E110]+[.G110]" office:value-type="float" office:value="163886.12" calcext:value-type="float">
            <text:p>163,886.1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09]+[.J110]" office:value-type="float" office:value="181900" calcext:value-type="float">
            <text:p>181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10]+[.E111]+[.G111]" office:value-type="float" office:value="165100.14" calcext:value-type="float">
            <text:p>165,100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0]+[.J111]" office:value-type="float" office:value="183600" calcext:value-type="float">
            <text:p>183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11]+[.E112]+[.G112]" office:value-type="float" office:value="166314.16" calcext:value-type="float">
            <text:p>166,314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1]+[.J112]" office:value-type="float" office:value="185300" calcext:value-type="float">
            <text:p>185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12]+[.E113]+[.G113]" office:value-type="float" office:value="167528.18" calcext:value-type="float">
            <text:p>167,528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2]+[.J113]" office:value-type="float" office:value="187000" calcext:value-type="float">
            <text:p>187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13]+[.E114]+[.G114]" office:value-type="float" office:value="168742.2" calcext:value-type="float">
            <text:p>168,742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3]+[.J114]" office:value-type="float" office:value="188700" calcext:value-type="float">
            <text:p>188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14]+[.E115]+[.G115]" office:value-type="float" office:value="169956.22" calcext:value-type="float">
            <text:p>169,956.2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4]+[.J115]" office:value-type="float" office:value="190400" calcext:value-type="float">
            <text:p>190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15]+[.E116]+[.G116]" office:value-type="float" office:value="171170.24" calcext:value-type="float">
            <text:p>171,170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5]+[.J116]" office:value-type="float" office:value="192100" calcext:value-type="float">
            <text:p>192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16]+[.E117]+[.G117]" office:value-type="float" office:value="172384.26" calcext:value-type="float">
            <text:p>172,384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6]+[.J117]" office:value-type="float" office:value="193800" calcext:value-type="float">
            <text:p>193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17]+[.E118]+[.G118]" office:value-type="float" office:value="173598.28" calcext:value-type="float">
            <text:p>173,598.2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7]+[.J118]" office:value-type="float" office:value="195500" calcext:value-type="float">
            <text:p>195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18]+[.E119]+[.G119]" office:value-type="float" office:value="174812.3" calcext:value-type="float">
            <text:p>174,812.3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8]+[.J119]" office:value-type="float" office:value="197200" calcext:value-type="float">
            <text:p>197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19]+[.E120]+[.G120]" office:value-type="float" office:value="176026.32" calcext:value-type="float">
            <text:p>176,026.3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19]+[.J120]" office:value-type="float" office:value="198900" calcext:value-type="float">
            <text:p>198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20]+[.E121]+[.G121]" office:value-type="float" office:value="177240.34" calcext:value-type="float">
            <text:p>177,240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0]+[.J121]" office:value-type="float" office:value="200600" calcext:value-type="float">
            <text:p>200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21]+[.E122]+[.G122]" office:value-type="float" office:value="178454.36" calcext:value-type="float">
            <text:p>178,454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1]+[.J122]" office:value-type="float" office:value="202300" calcext:value-type="float">
            <text:p>202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22]+[.E123]+[.G123]" office:value-type="float" office:value="179668.38" calcext:value-type="float">
            <text:p>179,668.3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2]+[.J123]" office:value-type="float" office:value="204000" calcext:value-type="float">
            <text:p>204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23]+[.E124]+[.G124]" office:value-type="float" office:value="180882.4" calcext:value-type="float">
            <text:p>180,882.4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3]+[.J124]" office:value-type="float" office:value="205700" calcext:value-type="float">
            <text:p>205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24]+[.E125]+[.G125]" office:value-type="float" office:value="182096.42" calcext:value-type="float">
            <text:p>182,096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4]+[.J125]" office:value-type="float" office:value="207400" calcext:value-type="float">
            <text:p>207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25]+[.E126]+[.G126]" office:value-type="float" office:value="183310.44" calcext:value-type="float">
            <text:p>183,310.4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5]+[.J126]" office:value-type="float" office:value="209100" calcext:value-type="float">
            <text:p>209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26]+[.E127]+[.G127]" office:value-type="float" office:value="184524.46" calcext:value-type="float">
            <text:p>184,524.4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6]+[.J127]" office:value-type="float" office:value="210800" calcext:value-type="float">
            <text:p>210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27]+[.E128]+[.G128]" office:value-type="float" office:value="185738.48" calcext:value-type="float">
            <text:p>185,738.4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7]+[.J128]" office:value-type="float" office:value="212500" calcext:value-type="float">
            <text:p>212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28]+[.E129]+[.G129]" office:value-type="float" office:value="186952.5" calcext:value-type="float">
            <text:p>186,952.5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8]+[.J129]" office:value-type="float" office:value="214200" calcext:value-type="float">
            <text:p>214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29]+[.E130]+[.G130]" office:value-type="float" office:value="188166.52" calcext:value-type="float">
            <text:p>188,166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29]+[.J130]" office:value-type="float" office:value="215900" calcext:value-type="float">
            <text:p>215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30]+[.E131]+[.G131]" office:value-type="float" office:value="189380.54" calcext:value-type="float">
            <text:p>189,380.5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0]+[.J131]" office:value-type="float" office:value="217600" calcext:value-type="float">
            <text:p>217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31]+[.E132]+[.G132]" office:value-type="float" office:value="190594.56" calcext:value-type="float">
            <text:p>190,594.5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1]+[.J132]" office:value-type="float" office:value="219300" calcext:value-type="float">
            <text:p>219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32]+[.E133]+[.G133]" office:value-type="float" office:value="191808.58" calcext:value-type="float">
            <text:p>191,808.5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2]+[.J133]" office:value-type="float" office:value="221000" calcext:value-type="float">
            <text:p>221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33]+[.E134]+[.G134]" office:value-type="float" office:value="193022.6" calcext:value-type="float">
            <text:p>193,022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3]+[.J134]" office:value-type="float" office:value="222700" calcext:value-type="float">
            <text:p>222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34]+[.E135]+[.G135]" office:value-type="float" office:value="194236.62" calcext:value-type="float">
            <text:p>194,236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4]+[.J135]" office:value-type="float" office:value="224400" calcext:value-type="float">
            <text:p>224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35]+[.E136]+[.G136]" office:value-type="float" office:value="195450.64" calcext:value-type="float">
            <text:p>195,450.6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5]+[.J136]" office:value-type="float" office:value="226100" calcext:value-type="float">
            <text:p>226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36]+[.E137]+[.G137]" office:value-type="float" office:value="196664.66" calcext:value-type="float">
            <text:p>196,664.6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6]+[.J137]" office:value-type="float" office:value="227800" calcext:value-type="float">
            <text:p>227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37]+[.E138]+[.G138]" office:value-type="float" office:value="197878.68" calcext:value-type="float">
            <text:p>197,878.6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7]+[.J138]" office:value-type="float" office:value="229500" calcext:value-type="float">
            <text:p>229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38]+[.E139]+[.G139]" office:value-type="float" office:value="199092.7" calcext:value-type="float">
            <text:p>199,092.7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8]+[.J139]" office:value-type="float" office:value="231200" calcext:value-type="float">
            <text:p>231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39]+[.E140]+[.G140]" office:value-type="float" office:value="200306.72" calcext:value-type="float">
            <text:p>200,306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39]+[.J140]" office:value-type="float" office:value="232900" calcext:value-type="float">
            <text:p>232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40]+[.E141]+[.G141]" office:value-type="float" office:value="201520.739999999" calcext:value-type="float">
            <text:p>201,520.7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0]+[.J141]" office:value-type="float" office:value="234600" calcext:value-type="float">
            <text:p>234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41]+[.E142]+[.G142]" office:value-type="float" office:value="202734.76" calcext:value-type="float">
            <text:p>202,734.7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1]+[.J142]" office:value-type="float" office:value="236300" calcext:value-type="float">
            <text:p>236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42]+[.E143]+[.G143]" office:value-type="float" office:value="203948.779999999" calcext:value-type="float">
            <text:p>203,948.7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2]+[.J143]" office:value-type="float" office:value="238000" calcext:value-type="float">
            <text:p>238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43]+[.E144]+[.G144]" office:value-type="float" office:value="205162.8" calcext:value-type="float">
            <text:p>205,162.8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3]+[.J144]" office:value-type="float" office:value="239700" calcext:value-type="float">
            <text:p>239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44]+[.E145]+[.G145]" office:value-type="float" office:value="206376.819999999" calcext:value-type="float">
            <text:p>206,376.8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4]+[.J145]" office:value-type="float" office:value="241400" calcext:value-type="float">
            <text:p>241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45]+[.E146]+[.G146]" office:value-type="float" office:value="207590.839999999" calcext:value-type="float">
            <text:p>207,590.8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5]+[.J146]" office:value-type="float" office:value="243100" calcext:value-type="float">
            <text:p>243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46]+[.E147]+[.G147]" office:value-type="float" office:value="208804.859999999" calcext:value-type="float">
            <text:p>208,804.8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6]+[.J147]" office:value-type="float" office:value="244800" calcext:value-type="float">
            <text:p>244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47]+[.E148]+[.G148]" office:value-type="float" office:value="210018.879999999" calcext:value-type="float">
            <text:p>210,018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7]+[.J148]" office:value-type="float" office:value="246500" calcext:value-type="float">
            <text:p>246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48]+[.E149]+[.G149]" office:value-type="float" office:value="211232.899999999" calcext:value-type="float">
            <text:p>211,232.9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8]+[.J149]" office:value-type="float" office:value="248200" calcext:value-type="float">
            <text:p>248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49]+[.E150]+[.G150]" office:value-type="float" office:value="212446.919999999" calcext:value-type="float">
            <text:p>212,446.9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49]+[.J150]" office:value-type="float" office:value="249900" calcext:value-type="float">
            <text:p>249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50]+[.E151]+[.G151]" office:value-type="float" office:value="213660.939999999" calcext:value-type="float">
            <text:p>213,660.9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0]+[.J151]" office:value-type="float" office:value="251600" calcext:value-type="float">
            <text:p>251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51]+[.E152]+[.G152]" office:value-type="float" office:value="214874.959999999" calcext:value-type="float">
            <text:p>214,874.9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1]+[.J152]" office:value-type="float" office:value="253300" calcext:value-type="float">
            <text:p>253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52]+[.E153]+[.G153]" office:value-type="float" office:value="216088.979999999" calcext:value-type="float">
            <text:p>216,088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2]+[.J153]" office:value-type="float" office:value="255000" calcext:value-type="float">
            <text:p>255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53]+[.E154]+[.G154]" office:value-type="float" office:value="217302.999999999" calcext:value-type="float">
            <text:p>217,303.0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3]+[.J154]" office:value-type="float" office:value="256700" calcext:value-type="float">
            <text:p>256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54]+[.E155]+[.G155]" office:value-type="float" office:value="218517.019999999" calcext:value-type="float">
            <text:p>218,517.0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4]+[.J155]" office:value-type="float" office:value="258400" calcext:value-type="float">
            <text:p>258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55]+[.E156]+[.G156]" office:value-type="float" office:value="219731.039999999" calcext:value-type="float">
            <text:p>219,731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5]+[.J156]" office:value-type="float" office:value="260100" calcext:value-type="float">
            <text:p>260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56]+[.E157]+[.G157]" office:value-type="float" office:value="220945.059999999" calcext:value-type="float">
            <text:p>220,945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6]+[.J157]" office:value-type="float" office:value="261800" calcext:value-type="float">
            <text:p>261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57]+[.E158]+[.G158]" office:value-type="float" office:value="222159.079999999" calcext:value-type="float">
            <text:p>222,159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7]+[.J158]" office:value-type="float" office:value="263500" calcext:value-type="float">
            <text:p>263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58]+[.E159]+[.G159]" office:value-type="float" office:value="223373.099999999" calcext:value-type="float">
            <text:p>223,373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8]+[.J159]" office:value-type="float" office:value="265200" calcext:value-type="float">
            <text:p>265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59]+[.E160]+[.G160]" office:value-type="float" office:value="224587.119999999" calcext:value-type="float">
            <text:p>224,587.1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59]+[.J160]" office:value-type="float" office:value="266900" calcext:value-type="float">
            <text:p>266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60]+[.E161]+[.G161]" office:value-type="float" office:value="225801.139999999" calcext:value-type="float">
            <text:p>225,801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0]+[.J161]" office:value-type="float" office:value="268600" calcext:value-type="float">
            <text:p>268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61]+[.E162]+[.G162]" office:value-type="float" office:value="227015.159999999" calcext:value-type="float">
            <text:p>227,015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1]+[.J162]" office:value-type="float" office:value="270300" calcext:value-type="float">
            <text:p>270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62]+[.E163]+[.G163]" office:value-type="float" office:value="228229.179999999" calcext:value-type="float">
            <text:p>228,229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2]+[.J163]" office:value-type="float" office:value="272000" calcext:value-type="float">
            <text:p>272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63]+[.E164]+[.G164]" office:value-type="float" office:value="229443.199999999" calcext:value-type="float">
            <text:p>229,443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3]+[.J164]" office:value-type="float" office:value="273700" calcext:value-type="float">
            <text:p>273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64]+[.E165]+[.G165]" office:value-type="float" office:value="230657.219999999" calcext:value-type="float">
            <text:p>230,657.2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4]+[.J165]" office:value-type="float" office:value="275400" calcext:value-type="float">
            <text:p>275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65]+[.E166]+[.G166]" office:value-type="float" office:value="231871.239999999" calcext:value-type="float">
            <text:p>231,871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5]+[.J166]" office:value-type="float" office:value="277100" calcext:value-type="float">
            <text:p>277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66]+[.E167]+[.G167]" office:value-type="float" office:value="233085.259999999" calcext:value-type="float">
            <text:p>233,085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6]+[.J167]" office:value-type="float" office:value="278800" calcext:value-type="float">
            <text:p>278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67]+[.E168]+[.G168]" office:value-type="float" office:value="234299.279999999" calcext:value-type="float">
            <text:p>234,299.2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7]+[.J168]" office:value-type="float" office:value="280500" calcext:value-type="float">
            <text:p>280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68]+[.E169]+[.G169]" office:value-type="float" office:value="235513.299999999" calcext:value-type="float">
            <text:p>235,513.3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8]+[.J169]" office:value-type="float" office:value="282200" calcext:value-type="float">
            <text:p>282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69]+[.E170]+[.G170]" office:value-type="float" office:value="236727.319999999" calcext:value-type="float">
            <text:p>236,727.3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69]+[.J170]" office:value-type="float" office:value="283900" calcext:value-type="float">
            <text:p>283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70]+[.E171]+[.G171]" office:value-type="float" office:value="237941.339999999" calcext:value-type="float">
            <text:p>237,941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0]+[.J171]" office:value-type="float" office:value="285600" calcext:value-type="float">
            <text:p>285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71]+[.E172]+[.G172]" office:value-type="float" office:value="239155.359999999" calcext:value-type="float">
            <text:p>239,155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1]+[.J172]" office:value-type="float" office:value="287300" calcext:value-type="float">
            <text:p>287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72]+[.E173]+[.G173]" office:value-type="float" office:value="240369.379999999" calcext:value-type="float">
            <text:p>240,369.3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2]+[.J173]" office:value-type="float" office:value="289000" calcext:value-type="float">
            <text:p>289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73]+[.E174]+[.G174]" office:value-type="float" office:value="241583.399999999" calcext:value-type="float">
            <text:p>241,583.4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3]+[.J174]" office:value-type="float" office:value="290700" calcext:value-type="float">
            <text:p>290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74]+[.E175]+[.G175]" office:value-type="float" office:value="242797.419999999" calcext:value-type="float">
            <text:p>242,797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4]+[.J175]" office:value-type="float" office:value="292400" calcext:value-type="float">
            <text:p>292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75]+[.E176]+[.G176]" office:value-type="float" office:value="244011.439999999" calcext:value-type="float">
            <text:p>244,011.4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5]+[.J176]" office:value-type="float" office:value="294100" calcext:value-type="float">
            <text:p>294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76]+[.E177]+[.G177]" office:value-type="float" office:value="245225.459999999" calcext:value-type="float">
            <text:p>245,225.4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6]+[.J177]" office:value-type="float" office:value="295800" calcext:value-type="float">
            <text:p>295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77]+[.E178]+[.G178]" office:value-type="float" office:value="246439.479999999" calcext:value-type="float">
            <text:p>246,439.4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7]+[.J178]" office:value-type="float" office:value="297500" calcext:value-type="float">
            <text:p>297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78]+[.E179]+[.G179]" office:value-type="float" office:value="247653.499999999" calcext:value-type="float">
            <text:p>247,653.5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8]+[.J179]" office:value-type="float" office:value="299200" calcext:value-type="float">
            <text:p>299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79]+[.E180]+[.G180]" office:value-type="float" office:value="248867.519999999" calcext:value-type="float">
            <text:p>248,867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79]+[.J180]" office:value-type="float" office:value="300900" calcext:value-type="float">
            <text:p>300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80]+[.E181]+[.G181]" office:value-type="float" office:value="250081.539999999" calcext:value-type="float">
            <text:p>250,081.5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0]+[.J181]" office:value-type="float" office:value="302600" calcext:value-type="float">
            <text:p>302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81]+[.E182]+[.G182]" office:value-type="float" office:value="251295.559999999" calcext:value-type="float">
            <text:p>251,295.5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1]+[.J182]" office:value-type="float" office:value="304300" calcext:value-type="float">
            <text:p>304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82]+[.E183]+[.G183]" office:value-type="float" office:value="252509.579999999" calcext:value-type="float">
            <text:p>252,509.5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2]+[.J183]" office:value-type="float" office:value="306000" calcext:value-type="float">
            <text:p>306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83]+[.E184]+[.G184]" office:value-type="float" office:value="253723.599999999" calcext:value-type="float">
            <text:p>253,723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3]+[.J184]" office:value-type="float" office:value="307700" calcext:value-type="float">
            <text:p>307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84]+[.E185]+[.G185]" office:value-type="float" office:value="254937.619999999" calcext:value-type="float">
            <text:p>254,937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4]+[.J185]" office:value-type="float" office:value="309400" calcext:value-type="float">
            <text:p>309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85]+[.E186]+[.G186]" office:value-type="float" office:value="256151.639999999" calcext:value-type="float">
            <text:p>256,151.6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5]+[.J186]" office:value-type="float" office:value="311100" calcext:value-type="float">
            <text:p>311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86]+[.E187]+[.G187]" office:value-type="float" office:value="257365.659999999" calcext:value-type="float">
            <text:p>257,365.6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6]+[.J187]" office:value-type="float" office:value="312800" calcext:value-type="float">
            <text:p>312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87]+[.E188]+[.G188]" office:value-type="float" office:value="258579.679999999" calcext:value-type="float">
            <text:p>258,579.6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7]+[.J188]" office:value-type="float" office:value="314500" calcext:value-type="float">
            <text:p>314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88]+[.E189]+[.G189]" office:value-type="float" office:value="259793.699999999" calcext:value-type="float">
            <text:p>259,793.7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8]+[.J189]" office:value-type="float" office:value="316200" calcext:value-type="float">
            <text:p>316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89]+[.E190]+[.G190]" office:value-type="float" office:value="261007.719999999" calcext:value-type="float">
            <text:p>261,007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89]+[.J190]" office:value-type="float" office:value="317900" calcext:value-type="float">
            <text:p>317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90]+[.E191]+[.G191]" office:value-type="float" office:value="262221.739999999" calcext:value-type="float">
            <text:p>262,221.7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0]+[.J191]" office:value-type="float" office:value="319600" calcext:value-type="float">
            <text:p>319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91]+[.E192]+[.G192]" office:value-type="float" office:value="263435.759999999" calcext:value-type="float">
            <text:p>263,435.7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1]+[.J192]" office:value-type="float" office:value="321300" calcext:value-type="float">
            <text:p>321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92]+[.E193]+[.G193]" office:value-type="float" office:value="264649.779999999" calcext:value-type="float">
            <text:p>264,649.7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2]+[.J193]" office:value-type="float" office:value="323000" calcext:value-type="float">
            <text:p>323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93]+[.E194]+[.G194]" office:value-type="float" office:value="265863.799999999" calcext:value-type="float">
            <text:p>265,863.8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3]+[.J194]" office:value-type="float" office:value="324700" calcext:value-type="float">
            <text:p>324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94]+[.E195]+[.G195]" office:value-type="float" office:value="267077.819999999" calcext:value-type="float">
            <text:p>267,077.8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4]+[.J195]" office:value-type="float" office:value="326400" calcext:value-type="float">
            <text:p>326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95]+[.E196]+[.G196]" office:value-type="float" office:value="268291.839999999" calcext:value-type="float">
            <text:p>268,291.8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5]+[.J196]" office:value-type="float" office:value="328100" calcext:value-type="float">
            <text:p>328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96]+[.E197]+[.G197]" office:value-type="float" office:value="269505.859999999" calcext:value-type="float">
            <text:p>269,505.8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6]+[.J197]" office:value-type="float" office:value="329800" calcext:value-type="float">
            <text:p>329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97]+[.E198]+[.G198]" office:value-type="float" office:value="270719.879999999" calcext:value-type="float">
            <text:p>270,719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7]+[.J198]" office:value-type="float" office:value="331500" calcext:value-type="float">
            <text:p>331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98]+[.E199]+[.G199]" office:value-type="float" office:value="271933.899999999" calcext:value-type="float">
            <text:p>271,933.9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8]+[.J199]" office:value-type="float" office:value="333200" calcext:value-type="float">
            <text:p>333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199]+[.E200]+[.G200]" office:value-type="float" office:value="273147.919999999" calcext:value-type="float">
            <text:p>273,147.9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199]+[.J200]" office:value-type="float" office:value="334900" calcext:value-type="float">
            <text:p>334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00]+[.E201]+[.G201]" office:value-type="float" office:value="274361.939999999" calcext:value-type="float">
            <text:p>274,361.9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0]+[.J201]" office:value-type="float" office:value="336600" calcext:value-type="float">
            <text:p>336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01]+[.E202]+[.G202]" office:value-type="float" office:value="275575.959999999" calcext:value-type="float">
            <text:p>275,575.9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1]+[.J202]" office:value-type="float" office:value="338300" calcext:value-type="float">
            <text:p>338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02]+[.E203]+[.G203]" office:value-type="float" office:value="276789.979999999" calcext:value-type="float">
            <text:p>276,789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2]+[.J203]" office:value-type="float" office:value="340000" calcext:value-type="float">
            <text:p>340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03]+[.E204]+[.G204]" office:value-type="float" office:value="278003.999999999" calcext:value-type="float">
            <text:p>278,004.0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3]+[.J204]" office:value-type="float" office:value="341700" calcext:value-type="float">
            <text:p>341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04]+[.E205]+[.G205]" office:value-type="float" office:value="279218.019999999" calcext:value-type="float">
            <text:p>279,218.0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4]+[.J205]" office:value-type="float" office:value="343400" calcext:value-type="float">
            <text:p>343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05]+[.E206]+[.G206]" office:value-type="float" office:value="280432.039999999" calcext:value-type="float">
            <text:p>280,432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5]+[.J206]" office:value-type="float" office:value="345100" calcext:value-type="float">
            <text:p>345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06]+[.E207]+[.G207]" office:value-type="float" office:value="281646.059999999" calcext:value-type="float">
            <text:p>281,646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6]+[.J207]" office:value-type="float" office:value="346800" calcext:value-type="float">
            <text:p>346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07]+[.E208]+[.G208]" office:value-type="float" office:value="282860.079999999" calcext:value-type="float">
            <text:p>282,860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7]+[.J208]" office:value-type="float" office:value="348500" calcext:value-type="float">
            <text:p>348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08]+[.E209]+[.G209]" office:value-type="float" office:value="284074.099999999" calcext:value-type="float">
            <text:p>284,074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8]+[.J209]" office:value-type="float" office:value="350200" calcext:value-type="float">
            <text:p>350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09]+[.E210]+[.G210]" office:value-type="float" office:value="285288.119999999" calcext:value-type="float">
            <text:p>285,288.1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09]+[.J210]" office:value-type="float" office:value="351900" calcext:value-type="float">
            <text:p>351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10]+[.E211]+[.G211]" office:value-type="float" office:value="286502.139999999" calcext:value-type="float">
            <text:p>286,502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0]+[.J211]" office:value-type="float" office:value="353600" calcext:value-type="float">
            <text:p>353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11]+[.E212]+[.G212]" office:value-type="float" office:value="287716.159999999" calcext:value-type="float">
            <text:p>287,716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1]+[.J212]" office:value-type="float" office:value="355300" calcext:value-type="float">
            <text:p>355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12]+[.E213]+[.G213]" office:value-type="float" office:value="288930.179999999" calcext:value-type="float">
            <text:p>288,930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2]+[.J213]" office:value-type="float" office:value="357000" calcext:value-type="float">
            <text:p>357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13]+[.E214]+[.G214]" office:value-type="float" office:value="290144.199999999" calcext:value-type="float">
            <text:p>290,144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3]+[.J214]" office:value-type="float" office:value="358700" calcext:value-type="float">
            <text:p>358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14]+[.E215]+[.G215]" office:value-type="float" office:value="291358.219999999" calcext:value-type="float">
            <text:p>291,358.2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4]+[.J215]" office:value-type="float" office:value="360400" calcext:value-type="float">
            <text:p>360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15]+[.E216]+[.G216]" office:value-type="float" office:value="292572.239999999" calcext:value-type="float">
            <text:p>292,572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5]+[.J216]" office:value-type="float" office:value="362100" calcext:value-type="float">
            <text:p>362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16]+[.E217]+[.G217]" office:value-type="float" office:value="293786.259999999" calcext:value-type="float">
            <text:p>293,786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6]+[.J217]" office:value-type="float" office:value="363800" calcext:value-type="float">
            <text:p>363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17]+[.E218]+[.G218]" office:value-type="float" office:value="295000.28" calcext:value-type="float">
            <text:p>295,000.2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7]+[.J218]" office:value-type="float" office:value="365500" calcext:value-type="float">
            <text:p>365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18]+[.E219]+[.G219]" office:value-type="float" office:value="296214.3" calcext:value-type="float">
            <text:p>296,214.3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8]+[.J219]" office:value-type="float" office:value="367200" calcext:value-type="float">
            <text:p>367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19]+[.E220]+[.G220]" office:value-type="float" office:value="297428.32" calcext:value-type="float">
            <text:p>297,428.3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19]+[.J220]" office:value-type="float" office:value="368900" calcext:value-type="float">
            <text:p>368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20]+[.E221]+[.G221]" office:value-type="float" office:value="298642.34" calcext:value-type="float">
            <text:p>298,642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0]+[.J221]" office:value-type="float" office:value="370600" calcext:value-type="float">
            <text:p>370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21]+[.E222]+[.G222]" office:value-type="float" office:value="299856.36" calcext:value-type="float">
            <text:p>299,856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1]+[.J222]" office:value-type="float" office:value="372300" calcext:value-type="float">
            <text:p>372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22]+[.E223]+[.G223]" office:value-type="float" office:value="301070.38" calcext:value-type="float">
            <text:p>301,070.3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2]+[.J223]" office:value-type="float" office:value="374000" calcext:value-type="float">
            <text:p>374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23]+[.E224]+[.G224]" office:value-type="float" office:value="302284.4" calcext:value-type="float">
            <text:p>302,284.4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3]+[.J224]" office:value-type="float" office:value="375700" calcext:value-type="float">
            <text:p>375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24]+[.E225]+[.G225]" office:value-type="float" office:value="303498.42" calcext:value-type="float">
            <text:p>303,498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4]+[.J225]" office:value-type="float" office:value="377400" calcext:value-type="float">
            <text:p>377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25]+[.E226]+[.G226]" office:value-type="float" office:value="304712.44" calcext:value-type="float">
            <text:p>304,712.4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5]+[.J226]" office:value-type="float" office:value="379100" calcext:value-type="float">
            <text:p>379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26]+[.E227]+[.G227]" office:value-type="float" office:value="305926.46" calcext:value-type="float">
            <text:p>305,926.4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6]+[.J227]" office:value-type="float" office:value="380800" calcext:value-type="float">
            <text:p>380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27]+[.E228]+[.G228]" office:value-type="float" office:value="307140.48" calcext:value-type="float">
            <text:p>307,140.4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7]+[.J228]" office:value-type="float" office:value="382500" calcext:value-type="float">
            <text:p>382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28]+[.E229]+[.G229]" office:value-type="float" office:value="308354.5" calcext:value-type="float">
            <text:p>308,354.5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8]+[.J229]" office:value-type="float" office:value="384200" calcext:value-type="float">
            <text:p>384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29]+[.E230]+[.G230]" office:value-type="float" office:value="309568.52" calcext:value-type="float">
            <text:p>309,568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29]+[.J230]" office:value-type="float" office:value="385900" calcext:value-type="float">
            <text:p>385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30]+[.E231]+[.G231]" office:value-type="float" office:value="310782.54" calcext:value-type="float">
            <text:p>310,782.5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0]+[.J231]" office:value-type="float" office:value="387600" calcext:value-type="float">
            <text:p>387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31]+[.E232]+[.G232]" office:value-type="float" office:value="311996.56" calcext:value-type="float">
            <text:p>311,996.5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1]+[.J232]" office:value-type="float" office:value="389300" calcext:value-type="float">
            <text:p>389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32]+[.E233]+[.G233]" office:value-type="float" office:value="313210.58" calcext:value-type="float">
            <text:p>313,210.5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2]+[.J233]" office:value-type="float" office:value="391000" calcext:value-type="float">
            <text:p>391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33]+[.E234]+[.G234]" office:value-type="float" office:value="314424.6" calcext:value-type="float">
            <text:p>314,424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3]+[.J234]" office:value-type="float" office:value="392700" calcext:value-type="float">
            <text:p>392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34]+[.E235]+[.G235]" office:value-type="float" office:value="315638.62" calcext:value-type="float">
            <text:p>315,638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4]+[.J235]" office:value-type="float" office:value="394400" calcext:value-type="float">
            <text:p>394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35]+[.E236]+[.G236]" office:value-type="float" office:value="316852.64" calcext:value-type="float">
            <text:p>316,852.6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5]+[.J236]" office:value-type="float" office:value="396100" calcext:value-type="float">
            <text:p>396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36]+[.E237]+[.G237]" office:value-type="float" office:value="318066.66" calcext:value-type="float">
            <text:p>318,066.6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6]+[.J237]" office:value-type="float" office:value="397800" calcext:value-type="float">
            <text:p>397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37]+[.E238]+[.G238]" office:value-type="float" office:value="319280.68" calcext:value-type="float">
            <text:p>319,280.6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7]+[.J238]" office:value-type="float" office:value="399500" calcext:value-type="float">
            <text:p>399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38]+[.E239]+[.G239]" office:value-type="float" office:value="320494.7" calcext:value-type="float">
            <text:p>320,494.7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8]+[.J239]" office:value-type="float" office:value="401200" calcext:value-type="float">
            <text:p>401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39]+[.E240]+[.G240]" office:value-type="float" office:value="321708.72" calcext:value-type="float">
            <text:p>321,708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39]+[.J240]" office:value-type="float" office:value="402900" calcext:value-type="float">
            <text:p>402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40]+[.E241]+[.G241]" office:value-type="float" office:value="322922.74" calcext:value-type="float">
            <text:p>322,922.7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0]+[.J241]" office:value-type="float" office:value="404600" calcext:value-type="float">
            <text:p>404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41]+[.E242]+[.G242]" office:value-type="float" office:value="324136.76" calcext:value-type="float">
            <text:p>324,136.7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1]+[.J242]" office:value-type="float" office:value="406300" calcext:value-type="float">
            <text:p>406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42]+[.E243]+[.G243]" office:value-type="float" office:value="325350.78" calcext:value-type="float">
            <text:p>325,350.7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2]+[.J243]" office:value-type="float" office:value="408000" calcext:value-type="float">
            <text:p>408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43]+[.E244]+[.G244]" office:value-type="float" office:value="326564.8" calcext:value-type="float">
            <text:p>326,564.8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3]+[.J244]" office:value-type="float" office:value="409700" calcext:value-type="float">
            <text:p>409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44]+[.E245]+[.G245]" office:value-type="float" office:value="327778.82" calcext:value-type="float">
            <text:p>327,778.8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4]+[.J245]" office:value-type="float" office:value="411400" calcext:value-type="float">
            <text:p>411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45]+[.E246]+[.G246]" office:value-type="float" office:value="328992.84" calcext:value-type="float">
            <text:p>328,992.8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5]+[.J246]" office:value-type="float" office:value="413100" calcext:value-type="float">
            <text:p>413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46]+[.E247]+[.G247]" office:value-type="float" office:value="330206.86" calcext:value-type="float">
            <text:p>330,206.8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6]+[.J247]" office:value-type="float" office:value="414800" calcext:value-type="float">
            <text:p>414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47]+[.E248]+[.G248]" office:value-type="float" office:value="331420.88" calcext:value-type="float">
            <text:p>331,420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7]+[.J248]" office:value-type="float" office:value="416500" calcext:value-type="float">
            <text:p>416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48]+[.E249]+[.G249]" office:value-type="float" office:value="332634.9" calcext:value-type="float">
            <text:p>332,634.9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8]+[.J249]" office:value-type="float" office:value="418200" calcext:value-type="float">
            <text:p>418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49]+[.E250]+[.G250]" office:value-type="float" office:value="333848.92" calcext:value-type="float">
            <text:p>333,848.9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49]+[.J250]" office:value-type="float" office:value="419900" calcext:value-type="float">
            <text:p>419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50]+[.E251]+[.G251]" office:value-type="float" office:value="335062.94" calcext:value-type="float">
            <text:p>335,062.9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50]+[.J251]" office:value-type="float" office:value="421600" calcext:value-type="float">
            <text:p>421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51]+[.E252]+[.G252]" office:value-type="float" office:value="336276.96" calcext:value-type="float">
            <text:p>336,276.9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51]+[.J252]" office:value-type="float" office:value="423300" calcext:value-type="float">
            <text:p>423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52]+[.E253]+[.G253]" office:value-type="float" office:value="337490.98" calcext:value-type="float">
            <text:p>337,490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52]+[.J253]" office:value-type="float" office:value="425000" calcext:value-type="float">
            <text:p>425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53]+[.E254]+[.G254]" office:value-type="float" office:value="338705" calcext:value-type="float">
            <text:p>338,705.0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53]+[.J254]" office:value-type="float" office:value="426700" calcext:value-type="float">
            <text:p>426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54]+[.E255]+[.G255]" office:value-type="float" office:value="339919.02" calcext:value-type="float">
            <text:p>339,919.0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54]+[.J255]" office:value-type="float" office:value="428400" calcext:value-type="float">
            <text:p>428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55]+[.E256]+[.G256]" office:value-type="float" office:value="341133.04" calcext:value-type="float">
            <text:p>341,133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55]+[.J256]" office:value-type="float" office:value="430100" calcext:value-type="float">
            <text:p>430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56]+[.E257]+[.G257]" office:value-type="float" office:value="342347.06" calcext:value-type="float">
            <text:p>342,347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56]+[.J257]" office:value-type="float" office:value="431800" calcext:value-type="float">
            <text:p>431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57]+[.E258]+[.G258]" office:value-type="float" office:value="343561.08" calcext:value-type="float">
            <text:p>343,561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57]+[.J258]" office:value-type="float" office:value="433500" calcext:value-type="float">
            <text:p>433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58]+[.E259]+[.G259]" office:value-type="float" office:value="344775.1" calcext:value-type="float">
            <text:p>344,775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58]+[.J259]" office:value-type="float" office:value="435200" calcext:value-type="float">
            <text:p>435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59]+[.E260]+[.G260]" office:value-type="float" office:value="345989.12" calcext:value-type="float">
            <text:p>345,989.1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59]+[.J260]" office:value-type="float" office:value="436900" calcext:value-type="float">
            <text:p>436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57" calcext:value-type="float">
            <text:p>25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60]+[.E261]+[.G261]" office:value-type="float" office:value="347203.14" calcext:value-type="float">
            <text:p>347,203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60]+[.J261]" office:value-type="float" office:value="438600" calcext:value-type="float">
            <text:p>438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58" calcext:value-type="float">
            <text:p>25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61]+[.E262]+[.G262]" office:value-type="float" office:value="348417.16" calcext:value-type="float">
            <text:p>348,417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61]+[.J262]" office:value-type="float" office:value="440300" calcext:value-type="float">
            <text:p>440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62]+[.E263]+[.G263]" office:value-type="float" office:value="349631.18" calcext:value-type="float">
            <text:p>349,631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62]+[.J263]" office:value-type="float" office:value="442000" calcext:value-type="float">
            <text:p>442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60" calcext:value-type="float">
            <text:p>26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63]+[.E264]+[.G264]" office:value-type="float" office:value="350845.2" calcext:value-type="float">
            <text:p>350,845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63]+[.J264]" office:value-type="float" office:value="443700" calcext:value-type="float">
            <text:p>443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64]+[.E265]+[.G265]" office:value-type="float" office:value="352059.22" calcext:value-type="float">
            <text:p>352,059.2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64]+[.J265]" office:value-type="float" office:value="445400" calcext:value-type="float">
            <text:p>445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62" calcext:value-type="float">
            <text:p>26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65]+[.E266]+[.G266]" office:value-type="float" office:value="353273.24" calcext:value-type="float">
            <text:p>353,273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65]+[.J266]" office:value-type="float" office:value="447100" calcext:value-type="float">
            <text:p>447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66]+[.E267]+[.G267]" office:value-type="float" office:value="354487.26" calcext:value-type="float">
            <text:p>354,487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66]+[.J267]" office:value-type="float" office:value="448800" calcext:value-type="float">
            <text:p>448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67]+[.E268]+[.G268]" office:value-type="float" office:value="355701.28" calcext:value-type="float">
            <text:p>355,701.2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67]+[.J268]" office:value-type="float" office:value="450500" calcext:value-type="float">
            <text:p>450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68]+[.E269]+[.G269]" office:value-type="float" office:value="356915.3" calcext:value-type="float">
            <text:p>356,915.3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68]+[.J269]" office:value-type="float" office:value="452200" calcext:value-type="float">
            <text:p>452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66" calcext:value-type="float">
            <text:p>26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69]+[.E270]+[.G270]" office:value-type="float" office:value="358129.32" calcext:value-type="float">
            <text:p>358,129.3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69]+[.J270]" office:value-type="float" office:value="453900" calcext:value-type="float">
            <text:p>453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70]+[.E271]+[.G271]" office:value-type="float" office:value="359343.34" calcext:value-type="float">
            <text:p>359,343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70]+[.J271]" office:value-type="float" office:value="455600" calcext:value-type="float">
            <text:p>455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71]+[.E272]+[.G272]" office:value-type="float" office:value="360557.36" calcext:value-type="float">
            <text:p>360,557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71]+[.J272]" office:value-type="float" office:value="457300" calcext:value-type="float">
            <text:p>457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72]+[.E273]+[.G273]" office:value-type="float" office:value="361771.38" calcext:value-type="float">
            <text:p>361,771.3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72]+[.J273]" office:value-type="float" office:value="459000" calcext:value-type="float">
            <text:p>459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73]+[.E274]+[.G274]" office:value-type="float" office:value="362985.400000001" calcext:value-type="float">
            <text:p>362,985.4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73]+[.J274]" office:value-type="float" office:value="460700" calcext:value-type="float">
            <text:p>460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74]+[.E275]+[.G275]" office:value-type="float" office:value="364199.420000001" calcext:value-type="float">
            <text:p>364,199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74]+[.J275]" office:value-type="float" office:value="462400" calcext:value-type="float">
            <text:p>462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75]+[.E276]+[.G276]" office:value-type="float" office:value="365413.440000001" calcext:value-type="float">
            <text:p>365,413.4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75]+[.J276]" office:value-type="float" office:value="464100" calcext:value-type="float">
            <text:p>464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73" calcext:value-type="float">
            <text:p>27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76]+[.E277]+[.G277]" office:value-type="float" office:value="366627.460000001" calcext:value-type="float">
            <text:p>366,627.4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76]+[.J277]" office:value-type="float" office:value="465800" calcext:value-type="float">
            <text:p>465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74" calcext:value-type="float">
            <text:p>27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77]+[.E278]+[.G278]" office:value-type="float" office:value="367841.480000001" calcext:value-type="float">
            <text:p>367,841.4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77]+[.J278]" office:value-type="float" office:value="467500" calcext:value-type="float">
            <text:p>467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78]+[.E279]+[.G279]" office:value-type="float" office:value="369055.500000001" calcext:value-type="float">
            <text:p>369,055.5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78]+[.J279]" office:value-type="float" office:value="469200" calcext:value-type="float">
            <text:p>469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76" calcext:value-type="float">
            <text:p>27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79]+[.E280]+[.G280]" office:value-type="float" office:value="370269.520000001" calcext:value-type="float">
            <text:p>370,269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79]+[.J280]" office:value-type="float" office:value="470900" calcext:value-type="float">
            <text:p>470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77" calcext:value-type="float">
            <text:p>27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80]+[.E281]+[.G281]" office:value-type="float" office:value="371483.540000001" calcext:value-type="float">
            <text:p>371,483.5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80]+[.J281]" office:value-type="float" office:value="472600" calcext:value-type="float">
            <text:p>472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81]+[.E282]+[.G282]" office:value-type="float" office:value="372697.560000001" calcext:value-type="float">
            <text:p>372,697.5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81]+[.J282]" office:value-type="float" office:value="474300" calcext:value-type="float">
            <text:p>474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79" calcext:value-type="float">
            <text:p>27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82]+[.E283]+[.G283]" office:value-type="float" office:value="373911.580000001" calcext:value-type="float">
            <text:p>373,911.5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82]+[.J283]" office:value-type="float" office:value="476000" calcext:value-type="float">
            <text:p>476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83]+[.E284]+[.G284]" office:value-type="float" office:value="375125.600000001" calcext:value-type="float">
            <text:p>375,125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83]+[.J284]" office:value-type="float" office:value="477700" calcext:value-type="float">
            <text:p>477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81" calcext:value-type="float">
            <text:p>28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84]+[.E285]+[.G285]" office:value-type="float" office:value="376339.620000001" calcext:value-type="float">
            <text:p>376,339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84]+[.J285]" office:value-type="float" office:value="479400" calcext:value-type="float">
            <text:p>479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85]+[.E286]+[.G286]" office:value-type="float" office:value="377553.640000001" calcext:value-type="float">
            <text:p>377,553.6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85]+[.J286]" office:value-type="float" office:value="481100" calcext:value-type="float">
            <text:p>481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83" calcext:value-type="float">
            <text:p>28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86]+[.E287]+[.G287]" office:value-type="float" office:value="378767.660000001" calcext:value-type="float">
            <text:p>378,767.6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86]+[.J287]" office:value-type="float" office:value="482800" calcext:value-type="float">
            <text:p>482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84" calcext:value-type="float">
            <text:p>28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87]+[.E288]+[.G288]" office:value-type="float" office:value="379981.680000001" calcext:value-type="float">
            <text:p>379,981.6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87]+[.J288]" office:value-type="float" office:value="484500" calcext:value-type="float">
            <text:p>484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85" calcext:value-type="float">
            <text:p>28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88]+[.E289]+[.G289]" office:value-type="float" office:value="381195.700000001" calcext:value-type="float">
            <text:p>381,195.7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88]+[.J289]" office:value-type="float" office:value="486200" calcext:value-type="float">
            <text:p>486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89]+[.E290]+[.G290]" office:value-type="float" office:value="382409.720000001" calcext:value-type="float">
            <text:p>382,409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89]+[.J290]" office:value-type="float" office:value="487900" calcext:value-type="float">
            <text:p>487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87" calcext:value-type="float">
            <text:p>28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90]+[.E291]+[.G291]" office:value-type="float" office:value="383623.740000001" calcext:value-type="float">
            <text:p>383,623.7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90]+[.J291]" office:value-type="float" office:value="489600" calcext:value-type="float">
            <text:p>489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88" calcext:value-type="float">
            <text:p>28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91]+[.E292]+[.G292]" office:value-type="float" office:value="384837.760000001" calcext:value-type="float">
            <text:p>384,837.7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91]+[.J292]" office:value-type="float" office:value="491300" calcext:value-type="float">
            <text:p>491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92]+[.E293]+[.G293]" office:value-type="float" office:value="386051.780000001" calcext:value-type="float">
            <text:p>386,051.7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92]+[.J293]" office:value-type="float" office:value="493000" calcext:value-type="float">
            <text:p>493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90" calcext:value-type="float">
            <text:p>29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93]+[.E294]+[.G294]" office:value-type="float" office:value="387265.800000001" calcext:value-type="float">
            <text:p>387,265.8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93]+[.J294]" office:value-type="float" office:value="494700" calcext:value-type="float">
            <text:p>494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94]+[.E295]+[.G295]" office:value-type="float" office:value="388479.820000001" calcext:value-type="float">
            <text:p>388,479.8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94]+[.J295]" office:value-type="float" office:value="496400" calcext:value-type="float">
            <text:p>496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95]+[.E296]+[.G296]" office:value-type="float" office:value="389693.840000001" calcext:value-type="float">
            <text:p>389,693.8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95]+[.J296]" office:value-type="float" office:value="498100" calcext:value-type="float">
            <text:p>498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96]+[.E297]+[.G297]" office:value-type="float" office:value="390907.860000001" calcext:value-type="float">
            <text:p>390,907.8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96]+[.J297]" office:value-type="float" office:value="499800" calcext:value-type="float">
            <text:p>499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97]+[.E298]+[.G298]" office:value-type="float" office:value="392121.880000001" calcext:value-type="float">
            <text:p>392,121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97]+[.J298]" office:value-type="float" office:value="501500" calcext:value-type="float">
            <text:p>501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98]+[.E299]+[.G299]" office:value-type="float" office:value="393335.900000001" calcext:value-type="float">
            <text:p>393,335.9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98]+[.J299]" office:value-type="float" office:value="503200" calcext:value-type="float">
            <text:p>503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96" calcext:value-type="float">
            <text:p>29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299]+[.E300]+[.G300]" office:value-type="float" office:value="394549.920000001" calcext:value-type="float">
            <text:p>394,549.9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299]+[.J300]" office:value-type="float" office:value="504900" calcext:value-type="float">
            <text:p>504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00]+[.E301]+[.G301]" office:value-type="float" office:value="395763.940000001" calcext:value-type="float">
            <text:p>395,763.9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00]+[.J301]" office:value-type="float" office:value="506600" calcext:value-type="float">
            <text:p>506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01]+[.E302]+[.G302]" office:value-type="float" office:value="396977.960000001" calcext:value-type="float">
            <text:p>396,977.9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01]+[.J302]" office:value-type="float" office:value="508300" calcext:value-type="float">
            <text:p>508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02]+[.E303]+[.G303]" office:value-type="float" office:value="398191.980000001" calcext:value-type="float">
            <text:p>398,191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02]+[.J303]" office:value-type="float" office:value="510000" calcext:value-type="float">
            <text:p>510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03]+[.E304]+[.G304]" office:value-type="float" office:value="399406.000000001" calcext:value-type="float">
            <text:p>399,406.0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03]+[.J304]" office:value-type="float" office:value="511700" calcext:value-type="float">
            <text:p>511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01" calcext:value-type="float">
            <text:p>30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04]+[.E305]+[.G305]" office:value-type="float" office:value="400620.020000001" calcext:value-type="float">
            <text:p>400,620.0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04]+[.J305]" office:value-type="float" office:value="513400" calcext:value-type="float">
            <text:p>513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05]+[.E306]+[.G306]" office:value-type="float" office:value="401834.040000001" calcext:value-type="float">
            <text:p>401,834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05]+[.J306]" office:value-type="float" office:value="515100" calcext:value-type="float">
            <text:p>515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06]+[.E307]+[.G307]" office:value-type="float" office:value="403048.060000001" calcext:value-type="float">
            <text:p>403,048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06]+[.J307]" office:value-type="float" office:value="516800" calcext:value-type="float">
            <text:p>516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07]+[.E308]+[.G308]" office:value-type="float" office:value="404262.080000001" calcext:value-type="float">
            <text:p>404,262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07]+[.J308]" office:value-type="float" office:value="518500" calcext:value-type="float">
            <text:p>518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08]+[.E309]+[.G309]" office:value-type="float" office:value="405476.100000001" calcext:value-type="float">
            <text:p>405,476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08]+[.J309]" office:value-type="float" office:value="520200" calcext:value-type="float">
            <text:p>520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09]+[.E310]+[.G310]" office:value-type="float" office:value="406690.120000001" calcext:value-type="float">
            <text:p>406,690.1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09]+[.J310]" office:value-type="float" office:value="521900" calcext:value-type="float">
            <text:p>521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10]+[.E311]+[.G311]" office:value-type="float" office:value="407904.140000001" calcext:value-type="float">
            <text:p>407,904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10]+[.J311]" office:value-type="float" office:value="523600" calcext:value-type="float">
            <text:p>523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11]+[.E312]+[.G312]" office:value-type="float" office:value="409118.160000001" calcext:value-type="float">
            <text:p>409,118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11]+[.J312]" office:value-type="float" office:value="525300" calcext:value-type="float">
            <text:p>525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12]+[.E313]+[.G313]" office:value-type="float" office:value="410332.180000001" calcext:value-type="float">
            <text:p>410,332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12]+[.J313]" office:value-type="float" office:value="527000" calcext:value-type="float">
            <text:p>527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13]+[.E314]+[.G314]" office:value-type="float" office:value="411546.200000001" calcext:value-type="float">
            <text:p>411,546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13]+[.J314]" office:value-type="float" office:value="528700" calcext:value-type="float">
            <text:p>528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14]+[.E315]+[.G315]" office:value-type="float" office:value="412760.220000001" calcext:value-type="float">
            <text:p>412,760.2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14]+[.J315]" office:value-type="float" office:value="530400" calcext:value-type="float">
            <text:p>530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15]+[.E316]+[.G316]" office:value-type="float" office:value="413974.240000001" calcext:value-type="float">
            <text:p>413,974.2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15]+[.J316]" office:value-type="float" office:value="532100" calcext:value-type="float">
            <text:p>532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16]+[.E317]+[.G317]" office:value-type="float" office:value="415188.260000001" calcext:value-type="float">
            <text:p>415,188.2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16]+[.J317]" office:value-type="float" office:value="533800" calcext:value-type="float">
            <text:p>533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17]+[.E318]+[.G318]" office:value-type="float" office:value="416402.280000001" calcext:value-type="float">
            <text:p>416,402.2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17]+[.J318]" office:value-type="float" office:value="535500" calcext:value-type="float">
            <text:p>535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18]+[.E319]+[.G319]" office:value-type="float" office:value="417616.300000001" calcext:value-type="float">
            <text:p>417,616.3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18]+[.J319]" office:value-type="float" office:value="537200" calcext:value-type="float">
            <text:p>537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16" calcext:value-type="float">
            <text:p>31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19]+[.E320]+[.G320]" office:value-type="float" office:value="418830.320000001" calcext:value-type="float">
            <text:p>418,830.3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19]+[.J320]" office:value-type="float" office:value="538900" calcext:value-type="float">
            <text:p>538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20]+[.E321]+[.G321]" office:value-type="float" office:value="420044.340000001" calcext:value-type="float">
            <text:p>420,044.3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20]+[.J321]" office:value-type="float" office:value="540600" calcext:value-type="float">
            <text:p>540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21]+[.E322]+[.G322]" office:value-type="float" office:value="421258.360000001" calcext:value-type="float">
            <text:p>421,258.3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21]+[.J322]" office:value-type="float" office:value="542300" calcext:value-type="float">
            <text:p>542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22]+[.E323]+[.G323]" office:value-type="float" office:value="422472.380000002" calcext:value-type="float">
            <text:p>422,472.3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22]+[.J323]" office:value-type="float" office:value="544000" calcext:value-type="float">
            <text:p>544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23]+[.E324]+[.G324]" office:value-type="float" office:value="423686.400000002" calcext:value-type="float">
            <text:p>423,686.4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23]+[.J324]" office:value-type="float" office:value="545700" calcext:value-type="float">
            <text:p>545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21" calcext:value-type="float">
            <text:p>32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24]+[.E325]+[.G325]" office:value-type="float" office:value="424900.420000002" calcext:value-type="float">
            <text:p>424,900.4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24]+[.J325]" office:value-type="float" office:value="547400" calcext:value-type="float">
            <text:p>547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25]+[.E326]+[.G326]" office:value-type="float" office:value="426114.440000002" calcext:value-type="float">
            <text:p>426,114.4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25]+[.J326]" office:value-type="float" office:value="549100" calcext:value-type="float">
            <text:p>549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26]+[.E327]+[.G327]" office:value-type="float" office:value="427328.460000002" calcext:value-type="float">
            <text:p>427,328.4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26]+[.J327]" office:value-type="float" office:value="550800" calcext:value-type="float">
            <text:p>550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27]+[.E328]+[.G328]" office:value-type="float" office:value="428542.480000002" calcext:value-type="float">
            <text:p>428,542.4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27]+[.J328]" office:value-type="float" office:value="552500" calcext:value-type="float">
            <text:p>552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28]+[.E329]+[.G329]" office:value-type="float" office:value="429756.500000002" calcext:value-type="float">
            <text:p>429,756.5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28]+[.J329]" office:value-type="float" office:value="554200" calcext:value-type="float">
            <text:p>554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29]+[.E330]+[.G330]" office:value-type="float" office:value="430970.520000002" calcext:value-type="float">
            <text:p>430,970.5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29]+[.J330]" office:value-type="float" office:value="555900" calcext:value-type="float">
            <text:p>555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27" calcext:value-type="float">
            <text:p>32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30]+[.E331]+[.G331]" office:value-type="float" office:value="432184.540000002" calcext:value-type="float">
            <text:p>432,184.5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30]+[.J331]" office:value-type="float" office:value="557600" calcext:value-type="float">
            <text:p>557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31]+[.E332]+[.G332]" office:value-type="float" office:value="433398.560000002" calcext:value-type="float">
            <text:p>433,398.5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31]+[.J332]" office:value-type="float" office:value="559300" calcext:value-type="float">
            <text:p>559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32]+[.E333]+[.G333]" office:value-type="float" office:value="434612.580000002" calcext:value-type="float">
            <text:p>434,612.5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32]+[.J333]" office:value-type="float" office:value="561000" calcext:value-type="float">
            <text:p>561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33]+[.E334]+[.G334]" office:value-type="float" office:value="435826.600000002" calcext:value-type="float">
            <text:p>435,826.6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33]+[.J334]" office:value-type="float" office:value="562700" calcext:value-type="float">
            <text:p>562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34]+[.E335]+[.G335]" office:value-type="float" office:value="437040.620000002" calcext:value-type="float">
            <text:p>437,040.6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34]+[.J335]" office:value-type="float" office:value="564400" calcext:value-type="float">
            <text:p>564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32" calcext:value-type="float">
            <text:p>33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35]+[.E336]+[.G336]" office:value-type="float" office:value="438254.640000002" calcext:value-type="float">
            <text:p>438,254.6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35]+[.J336]" office:value-type="float" office:value="566100" calcext:value-type="float">
            <text:p>566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36]+[.E337]+[.G337]" office:value-type="float" office:value="439468.660000002" calcext:value-type="float">
            <text:p>439,468.6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36]+[.J337]" office:value-type="float" office:value="567800" calcext:value-type="float">
            <text:p>567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37]+[.E338]+[.G338]" office:value-type="float" office:value="440682.680000002" calcext:value-type="float">
            <text:p>440,682.6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37]+[.J338]" office:value-type="float" office:value="569500" calcext:value-type="float">
            <text:p>569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35" calcext:value-type="float">
            <text:p>33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38]+[.E339]+[.G339]" office:value-type="float" office:value="441896.700000002" calcext:value-type="float">
            <text:p>441,896.7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38]+[.J339]" office:value-type="float" office:value="571200" calcext:value-type="float">
            <text:p>571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39]+[.E340]+[.G340]" office:value-type="float" office:value="443110.720000002" calcext:value-type="float">
            <text:p>443,110.7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39]+[.J340]" office:value-type="float" office:value="572900" calcext:value-type="float">
            <text:p>572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40]+[.E341]+[.G341]" office:value-type="float" office:value="444324.740000002" calcext:value-type="float">
            <text:p>444,324.7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40]+[.J341]" office:value-type="float" office:value="574600" calcext:value-type="float">
            <text:p>574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41]+[.E342]+[.G342]" office:value-type="float" office:value="445538.760000002" calcext:value-type="float">
            <text:p>445,538.7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41]+[.J342]" office:value-type="float" office:value="576300" calcext:value-type="float">
            <text:p>576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39" calcext:value-type="float">
            <text:p>33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42]+[.E343]+[.G343]" office:value-type="float" office:value="446752.780000002" calcext:value-type="float">
            <text:p>446,752.7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42]+[.J343]" office:value-type="float" office:value="578000" calcext:value-type="float">
            <text:p>578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43]+[.E344]+[.G344]" office:value-type="float" office:value="447966.800000002" calcext:value-type="float">
            <text:p>447,966.8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43]+[.J344]" office:value-type="float" office:value="579700" calcext:value-type="float">
            <text:p>579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44]+[.E345]+[.G345]" office:value-type="float" office:value="449180.820000002" calcext:value-type="float">
            <text:p>449,180.8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44]+[.J345]" office:value-type="float" office:value="581400" calcext:value-type="float">
            <text:p>581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45]+[.E346]+[.G346]" office:value-type="float" office:value="450394.840000002" calcext:value-type="float">
            <text:p>450,394.8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45]+[.J346]" office:value-type="float" office:value="583100" calcext:value-type="float">
            <text:p>583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43" calcext:value-type="float">
            <text:p>34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46]+[.E347]+[.G347]" office:value-type="float" office:value="451608.860000002" calcext:value-type="float">
            <text:p>451,608.8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46]+[.J347]" office:value-type="float" office:value="584800" calcext:value-type="float">
            <text:p>584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44" calcext:value-type="float">
            <text:p>34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47]+[.E348]+[.G348]" office:value-type="float" office:value="452822.880000002" calcext:value-type="float">
            <text:p>452,822.8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47]+[.J348]" office:value-type="float" office:value="586500" calcext:value-type="float">
            <text:p>586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45" calcext:value-type="float">
            <text:p>34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48]+[.E349]+[.G349]" office:value-type="float" office:value="454036.900000002" calcext:value-type="float">
            <text:p>454,036.9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48]+[.J349]" office:value-type="float" office:value="588200" calcext:value-type="float">
            <text:p>588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49]+[.E350]+[.G350]" office:value-type="float" office:value="455250.920000002" calcext:value-type="float">
            <text:p>455,250.9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49]+[.J350]" office:value-type="float" office:value="589900" calcext:value-type="float">
            <text:p>589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47" calcext:value-type="float">
            <text:p>34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50]+[.E351]+[.G351]" office:value-type="float" office:value="456464.940000002" calcext:value-type="float">
            <text:p>456,464.9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50]+[.J351]" office:value-type="float" office:value="591600" calcext:value-type="float">
            <text:p>591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48" calcext:value-type="float">
            <text:p>34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51]+[.E352]+[.G352]" office:value-type="float" office:value="457678.960000002" calcext:value-type="float">
            <text:p>457,678.9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51]+[.J352]" office:value-type="float" office:value="593300" calcext:value-type="float">
            <text:p>593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49" calcext:value-type="float">
            <text:p>34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52]+[.E353]+[.G353]" office:value-type="float" office:value="458892.980000002" calcext:value-type="float">
            <text:p>458,892.9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52]+[.J353]" office:value-type="float" office:value="595000" calcext:value-type="float">
            <text:p>595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53]+[.E354]+[.G354]" office:value-type="float" office:value="460107.000000002" calcext:value-type="float">
            <text:p>460,107.0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53]+[.J354]" office:value-type="float" office:value="596700" calcext:value-type="float">
            <text:p>5967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54]+[.E355]+[.G355]" office:value-type="float" office:value="461321.020000002" calcext:value-type="float">
            <text:p>461,321.0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54]+[.J355]" office:value-type="float" office:value="598400" calcext:value-type="float">
            <text:p>5984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52" calcext:value-type="float">
            <text:p>352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55]+[.E356]+[.G356]" office:value-type="float" office:value="462535.040000002" calcext:value-type="float">
            <text:p>462,535.0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55]+[.J356]" office:value-type="float" office:value="600100" calcext:value-type="float">
            <text:p>6001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56]+[.E357]+[.G357]" office:value-type="float" office:value="463749.060000002" calcext:value-type="float">
            <text:p>463,749.0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56]+[.J357]" office:value-type="float" office:value="601800" calcext:value-type="float">
            <text:p>6018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54" calcext:value-type="float">
            <text:p>354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57]+[.E358]+[.G358]" office:value-type="float" office:value="464963.080000002" calcext:value-type="float">
            <text:p>464,963.0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57]+[.J358]" office:value-type="float" office:value="603500" calcext:value-type="float">
            <text:p>6035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55" calcext:value-type="float">
            <text:p>355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58]+[.E359]+[.G359]" office:value-type="float" office:value="466177.100000002" calcext:value-type="float">
            <text:p>466,177.1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58]+[.J359]" office:value-type="float" office:value="605200" calcext:value-type="float">
            <text:p>6052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56" calcext:value-type="float">
            <text:p>356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59]+[.E360]+[.G360]" office:value-type="float" office:value="467391.120000002" calcext:value-type="float">
            <text:p>467,391.12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59]+[.J360]" office:value-type="float" office:value="606900" calcext:value-type="float">
            <text:p>6069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60]+[.E361]+[.G361]" office:value-type="float" office:value="468605.140000002" calcext:value-type="float">
            <text:p>468,605.14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60]+[.J361]" office:value-type="float" office:value="608600" calcext:value-type="float">
            <text:p>6086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58" calcext:value-type="float">
            <text:p>358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61]+[.E362]+[.G362]" office:value-type="float" office:value="469819.160000002" calcext:value-type="float">
            <text:p>469,819.16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61]+[.J362]" office:value-type="float" office:value="610300" calcext:value-type="float">
            <text:p>6103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59" calcext:value-type="float">
            <text:p>359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62]+[.E363]+[.G363]" office:value-type="float" office:value="471033.180000002" calcext:value-type="float">
            <text:p>471,033.18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$B$9]" office:value-type="float" office:value="1700" calcext:value-type="float">
            <text:p>1700</text:p>
          </table:table-cell>
          <table:table-cell table:formula="of:=[.K362]+[.J363]" office:value-type="float" office:value="612000" calcext:value-type="float">
            <text:p>612000</text:p>
          </table:table-cell>
          <table:table-cell table:formula="of:=[.$G$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table:style-name="ce12" table:formula="of:=[.$B$8]" office:value-type="float" office:value="742.02" calcext:value-type="float">
            <text:p>742.02</text:p>
          </table:table-cell>
          <table:table-cell table:style-name="ce12" table:formula="of:=[.F363]+[.E364]+[.G364]" office:value-type="float" office:value="472247.200000002" calcext:value-type="float">
            <text:p>472,247.20</text:p>
          </table:table-cell>
          <table:table-cell table:style-name="ce12" table:formula="of:=[.$B$6]+[.$B$3]" office:value-type="float" office:value="472" calcext:value-type="float">
            <text:p>472.00</text:p>
          </table:table-cell>
          <table:table-cell table:number-columns-repeated="57"/>
        </table:table-row>
        <table:table-row table:style-name="ro1" table:number-rows-repeated="120">
          <table:table-cell table:number-columns-repeated="4"/>
          <table:table-cell table:style-name="ce12" table:number-columns-repeated="3"/>
          <table:table-cell table:number-columns-repeated="57"/>
        </table:table-row>
        <table:table-row table:style-name="ro1" table:number-rows-repeated="104809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7:54:48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0-30T17:58:43.126000000</dc:date>
    <meta:editing-duration>PT6H2M51S</meta:editing-duration>
    <meta:editing-cycles>124</meta:editing-cycles>
    <meta:document-statistic meta:table-count="3" meta:cell-count="6351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cm" svg:y="0.316cm" chart:style-name="ch2">
          <text:p>Buy vs Rent</text:p>
        </chart:title>
        <chart:legend chart:legend-position="end" svg:x="14.663cm" svg:y="3.952cm" style:legend-expansion="high" chart:style-name="ch3"/>
        <chart:plot-area chart:style-name="ch4" table:cell-range-address="'Payment for buying home (15 years)'.D5:'Payment for buying home (15 years)'.D184 'Payment for buying home (15 years)'.F5:'Payment for buying home (15 years)'.F184 'Payment for buying home (15 years)'.K5:'Payment for buying home (15 years)'.K183" chart:data-source-has-labels="row" svg:x="1.331cm" svg:y="1.275cm" svg:width="13.012cm" svg:height="6.564cm">
          <chart:coordinate-region svg:x="2.693cm" svg:y="1.474cm" svg:width="11.37cm" svg:height="5.718cm"/>
          <chart:axis chart:dimension="x" chart:name="primary-x" chart:style-name="ch5">
            <chart:title svg:x="6.536cm" svg:y="8.019cm" chart:style-name="ch6">
              <text:p>Number of month</text:p>
            </chart:title>
            <chart:grid chart:style-name="ch7" chart:class="major"/>
          </chart:axis>
          <chart:axis chart:dimension="y" chart:name="primary-y" chart:style-name="ch8">
            <chart:title svg:x="0.451cm" svg:y="5.686cm" chart:style-name="ch9">
              <text:p>Payment value</text:p>
            </chart:title>
            <chart:grid chart:style-name="ch7" chart:class="major"/>
          </chart:axis>
          <chart:series chart:style-name="ch10" chart:values-cell-range-address="'Payment for buying home (15 years)'.F5:'Payment for buying home (15 years)'.F184" loext:label-string="buy" chart:class="chart:scatter">
            <chart:domain table:cell-range-address="'Payment for buying home (15 years)'.D5:'Payment for buying home (15 years)'.D184"/>
            <chart:data-point chart:repeated="180"/>
          </chart:series>
          <chart:series chart:style-name="ch11" chart:values-cell-range-address="'Payment for buying home (15 years)'.K5:'Payment for buying home (15 years)'.K183" loext:label-string="rent" chart:class="chart:scatter">
            <chart:data-point chart:repeated="1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uy</text:p>
              </table:table-cell>
              <table:table-cell office:value-type="string">
                <text:p>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ayment for buying home (15 years)'.D5:'Payment for buying home (15 years)'.D184</svg:desc>
                </draw:g>
              </table:table-cell>
              <table:table-cell office:value-type="float" office:value="36887.42">
                <text:p>36887.42</text:p>
                <draw:g>
                  <svg:desc>'Payment for buying home (15 years)'.F5:'Payment for buying home (15 years)'.F184</svg:desc>
                </draw:g>
              </table:table-cell>
              <table:table-cell office:value-type="float" office:value="3400">
                <text:p>3400</text:p>
                <draw:g>
                  <svg:desc>'Payment for buying home (15 years)'.K5:'Payment for buying home (15 years)'.K1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574.84">
                <text:p>38574.84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262.26">
                <text:p>40262.26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949.68">
                <text:p>41949.68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637.1">
                <text:p>43637.1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5324.52">
                <text:p>45324.52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011.94">
                <text:p>47011.94</text:p>
              </table:table-cell>
              <table:table-cell office:value-type="float" office:value="13600">
                <text:p>13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8699.36">
                <text:p>48699.36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0386.78">
                <text:p>50386.78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2074.2">
                <text:p>52074.2</text:p>
              </table:table-cell>
              <table:table-cell office:value-type="float" office:value="18700">
                <text:p>18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3761.62">
                <text:p>53761.62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5449.04">
                <text:p>55449.04</text:p>
              </table:table-cell>
              <table:table-cell office:value-type="float" office:value="22100">
                <text:p>2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7136.46">
                <text:p>57136.46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8823.88">
                <text:p>58823.88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511.3">
                <text:p>60511.3</text:p>
              </table:table-cell>
              <table:table-cell office:value-type="float" office:value="27200">
                <text:p>27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2198.72">
                <text:p>62198.72</text:p>
              </table:table-cell>
              <table:table-cell office:value-type="float" office:value="28900">
                <text:p>289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3886.14">
                <text:p>63886.14</text:p>
              </table:table-cell>
              <table:table-cell office:value-type="float" office:value="30600">
                <text:p>30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5573.56">
                <text:p>65573.56</text:p>
              </table:table-cell>
              <table:table-cell office:value-type="float" office:value="32300">
                <text:p>32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7260.98">
                <text:p>67260.98</text:p>
              </table:table-cell>
              <table:table-cell office:value-type="float" office:value="34000">
                <text:p>34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8948.4">
                <text:p>68948.4</text:p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0635.82">
                <text:p>70635.82</text:p>
              </table:table-cell>
              <table:table-cell office:value-type="float" office:value="37400">
                <text:p>37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2323.24">
                <text:p>72323.24</text:p>
              </table:table-cell>
              <table:table-cell office:value-type="float" office:value="39100">
                <text:p>39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4010.66">
                <text:p>74010.66</text:p>
              </table:table-cell>
              <table:table-cell office:value-type="float" office:value="40800">
                <text:p>408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5698.08">
                <text:p>75698.08</text:p>
              </table:table-cell>
              <table:table-cell office:value-type="float" office:value="42500">
                <text:p>42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7385.5">
                <text:p>77385.5</text:p>
              </table:table-cell>
              <table:table-cell office:value-type="float" office:value="44200">
                <text:p>44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9072.92">
                <text:p>79072.92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0760.3399999999">
                <text:p>80760.3399999999</text:p>
              </table:table-cell>
              <table:table-cell office:value-type="float" office:value="47600">
                <text:p>47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2447.7599999999">
                <text:p>82447.7599999999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4135.1799999999">
                <text:p>84135.1799999999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5822.5999999999">
                <text:p>85822.5999999999</text:p>
              </table:table-cell>
              <table:table-cell office:value-type="float" office:value="52700">
                <text:p>527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7510.0199999999">
                <text:p>87510.0199999999</text:p>
              </table:table-cell>
              <table:table-cell office:value-type="float" office:value="54400">
                <text:p>54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9197.4399999999">
                <text:p>89197.4399999999</text:p>
              </table:table-cell>
              <table:table-cell office:value-type="float" office:value="56100">
                <text:p>56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0884.8599999999">
                <text:p>90884.8599999999</text:p>
              </table:table-cell>
              <table:table-cell office:value-type="float" office:value="57800">
                <text:p>578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2572.2799999999">
                <text:p>92572.2799999999</text:p>
              </table:table-cell>
              <table:table-cell office:value-type="float" office:value="59500">
                <text:p>59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4259.6999999999">
                <text:p>94259.6999999999</text:p>
              </table:table-cell>
              <table:table-cell office:value-type="float" office:value="61200">
                <text:p>612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5947.1199999999">
                <text:p>95947.1199999999</text:p>
              </table:table-cell>
              <table:table-cell office:value-type="float" office:value="62900">
                <text:p>62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7634.5399999999">
                <text:p>97634.5399999999</text:p>
              </table:table-cell>
              <table:table-cell office:value-type="float" office:value="64600">
                <text:p>64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9321.9599999999">
                <text:p>99321.9599999999</text:p>
              </table:table-cell>
              <table:table-cell office:value-type="float" office:value="66300">
                <text:p>66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1009.38">
                <text:p>101009.38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2696.8">
                <text:p>102696.8</text:p>
              </table:table-cell>
              <table:table-cell office:value-type="float" office:value="69700">
                <text:p>697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4384.22">
                <text:p>104384.22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6071.64">
                <text:p>106071.64</text:p>
              </table:table-cell>
              <table:table-cell office:value-type="float" office:value="73100">
                <text:p>73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7759.06">
                <text:p>107759.06</text:p>
              </table:table-cell>
              <table:table-cell office:value-type="float" office:value="74800">
                <text:p>7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9446.48">
                <text:p>109446.48</text:p>
              </table:table-cell>
              <table:table-cell office:value-type="float" office:value="76500">
                <text:p>76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1133.9">
                <text:p>111133.9</text:p>
              </table:table-cell>
              <table:table-cell office:value-type="float" office:value="78200">
                <text:p>78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2821.32">
                <text:p>112821.32</text:p>
              </table:table-cell>
              <table:table-cell office:value-type="float" office:value="79900">
                <text:p>799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4508.74">
                <text:p>114508.74</text:p>
              </table:table-cell>
              <table:table-cell office:value-type="float" office:value="81600">
                <text:p>816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6196.16">
                <text:p>116196.16</text:p>
              </table:table-cell>
              <table:table-cell office:value-type="float" office:value="83300">
                <text:p>83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7883.58">
                <text:p>117883.58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9571">
                <text:p>119571</text:p>
              </table:table-cell>
              <table:table-cell office:value-type="float" office:value="86700">
                <text:p>867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1258.42">
                <text:p>121258.42</text:p>
              </table:table-cell>
              <table:table-cell office:value-type="float" office:value="88400">
                <text:p>88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2945.84">
                <text:p>122945.84</text:p>
              </table:table-cell>
              <table:table-cell office:value-type="float" office:value="90100">
                <text:p>90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4633.26">
                <text:p>124633.26</text:p>
              </table:table-cell>
              <table:table-cell office:value-type="float" office:value="91800">
                <text:p>918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6320.68">
                <text:p>126320.68</text:p>
              </table:table-cell>
              <table:table-cell office:value-type="float" office:value="93500">
                <text:p>93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8008.1">
                <text:p>128008.1</text:p>
              </table:table-cell>
              <table:table-cell office:value-type="float" office:value="95200">
                <text:p>952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9695.52">
                <text:p>129695.52</text:p>
              </table:table-cell>
              <table:table-cell office:value-type="float" office:value="96900">
                <text:p>969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1382.94">
                <text:p>131382.94</text:p>
              </table:table-cell>
              <table:table-cell office:value-type="float" office:value="98600">
                <text:p>986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33070.36">
                <text:p>133070.36</text:p>
              </table:table-cell>
              <table:table-cell office:value-type="float" office:value="100300">
                <text:p>1003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4757.78">
                <text:p>134757.78</text:p>
              </table:table-cell>
              <table:table-cell office:value-type="float" office:value="102000">
                <text:p>102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6445.2">
                <text:p>136445.2</text:p>
              </table:table-cell>
              <table:table-cell office:value-type="float" office:value="103700">
                <text:p>1037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8132.62">
                <text:p>138132.62</text:p>
              </table:table-cell>
              <table:table-cell office:value-type="float" office:value="105400">
                <text:p>1054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9820.04">
                <text:p>139820.04</text:p>
              </table:table-cell>
              <table:table-cell office:value-type="float" office:value="107100">
                <text:p>107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1507.46">
                <text:p>141507.46</text:p>
              </table:table-cell>
              <table:table-cell office:value-type="float" office:value="108800">
                <text:p>1088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3194.88">
                <text:p>143194.88</text:p>
              </table:table-cell>
              <table:table-cell office:value-type="float" office:value="110500">
                <text:p>110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4882.3">
                <text:p>144882.3</text:p>
              </table:table-cell>
              <table:table-cell office:value-type="float" office:value="112200">
                <text:p>1122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6569.72">
                <text:p>146569.72</text:p>
              </table:table-cell>
              <table:table-cell office:value-type="float" office:value="113900">
                <text:p>1139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8257.14">
                <text:p>148257.14</text:p>
              </table:table-cell>
              <table:table-cell office:value-type="float" office:value="115600">
                <text:p>1156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9944.56">
                <text:p>149944.56</text:p>
              </table:table-cell>
              <table:table-cell office:value-type="float" office:value="117300">
                <text:p>117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51631.98">
                <text:p>151631.98</text:p>
              </table:table-cell>
              <table:table-cell office:value-type="float" office:value="119000">
                <text:p>119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53319.4">
                <text:p>153319.4</text:p>
              </table:table-cell>
              <table:table-cell office:value-type="float" office:value="120700">
                <text:p>1207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5006.82">
                <text:p>155006.82</text:p>
              </table:table-cell>
              <table:table-cell office:value-type="float" office:value="122400">
                <text:p>122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6694.24">
                <text:p>156694.24</text:p>
              </table:table-cell>
              <table:table-cell office:value-type="float" office:value="124100">
                <text:p>124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58381.66">
                <text:p>158381.66</text:p>
              </table:table-cell>
              <table:table-cell office:value-type="float" office:value="125800">
                <text:p>1258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60069.08">
                <text:p>160069.08</text:p>
              </table:table-cell>
              <table:table-cell office:value-type="float" office:value="127500">
                <text:p>1275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61756.5">
                <text:p>161756.5</text:p>
              </table:table-cell>
              <table:table-cell office:value-type="float" office:value="129200">
                <text:p>1292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63443.92">
                <text:p>163443.92</text:p>
              </table:table-cell>
              <table:table-cell office:value-type="float" office:value="130900">
                <text:p>1309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65131.34">
                <text:p>165131.34</text:p>
              </table:table-cell>
              <table:table-cell office:value-type="float" office:value="132600">
                <text:p>1326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66818.76">
                <text:p>166818.76</text:p>
              </table:table-cell>
              <table:table-cell office:value-type="float" office:value="134300">
                <text:p>1343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68506.18">
                <text:p>168506.18</text:p>
              </table:table-cell>
              <table:table-cell office:value-type="float" office:value="136000">
                <text:p>136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70193.6">
                <text:p>170193.6</text:p>
              </table:table-cell>
              <table:table-cell office:value-type="float" office:value="137700">
                <text:p>1377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71881.02">
                <text:p>171881.02</text:p>
              </table:table-cell>
              <table:table-cell office:value-type="float" office:value="139400">
                <text:p>1394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73568.44">
                <text:p>173568.44</text:p>
              </table:table-cell>
              <table:table-cell office:value-type="float" office:value="141100">
                <text:p>141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75255.86">
                <text:p>175255.86</text:p>
              </table:table-cell>
              <table:table-cell office:value-type="float" office:value="142800">
                <text:p>1428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76943.28">
                <text:p>176943.28</text:p>
              </table:table-cell>
              <table:table-cell office:value-type="float" office:value="144500">
                <text:p>144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78630.7">
                <text:p>178630.7</text:p>
              </table:table-cell>
              <table:table-cell office:value-type="float" office:value="146200">
                <text:p>1462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80318.12">
                <text:p>180318.12</text:p>
              </table:table-cell>
              <table:table-cell office:value-type="float" office:value="147900">
                <text:p>1479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82005.54">
                <text:p>182005.54</text:p>
              </table:table-cell>
              <table:table-cell office:value-type="float" office:value="149600">
                <text:p>1496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83692.96">
                <text:p>183692.96</text:p>
              </table:table-cell>
              <table:table-cell office:value-type="float" office:value="151300">
                <text:p>1513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85380.38">
                <text:p>185380.38</text:p>
              </table:table-cell>
              <table:table-cell office:value-type="float" office:value="153000">
                <text:p>153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87067.8">
                <text:p>187067.8</text:p>
              </table:table-cell>
              <table:table-cell office:value-type="float" office:value="154700">
                <text:p>1547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88755.22">
                <text:p>188755.22</text:p>
              </table:table-cell>
              <table:table-cell office:value-type="float" office:value="156400">
                <text:p>1564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90442.64">
                <text:p>190442.64</text:p>
              </table:table-cell>
              <table:table-cell office:value-type="float" office:value="158100">
                <text:p>158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92130.06">
                <text:p>192130.06</text:p>
              </table:table-cell>
              <table:table-cell office:value-type="float" office:value="159800">
                <text:p>1598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3817.48">
                <text:p>193817.48</text:p>
              </table:table-cell>
              <table:table-cell office:value-type="float" office:value="161500">
                <text:p>161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95504.9">
                <text:p>195504.9</text:p>
              </table:table-cell>
              <table:table-cell office:value-type="float" office:value="163200">
                <text:p>1632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97192.32">
                <text:p>197192.32</text:p>
              </table:table-cell>
              <table:table-cell office:value-type="float" office:value="164900">
                <text:p>1649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98879.74">
                <text:p>198879.74</text:p>
              </table:table-cell>
              <table:table-cell office:value-type="float" office:value="166600">
                <text:p>1666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00567.16">
                <text:p>200567.16</text:p>
              </table:table-cell>
              <table:table-cell office:value-type="float" office:value="168300">
                <text:p>1683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02254.58">
                <text:p>202254.58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3942">
                <text:p>203942</text:p>
              </table:table-cell>
              <table:table-cell office:value-type="float" office:value="171700">
                <text:p>1717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05629.42">
                <text:p>205629.42</text:p>
              </table:table-cell>
              <table:table-cell office:value-type="float" office:value="173400">
                <text:p>1734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07316.84">
                <text:p>207316.84</text:p>
              </table:table-cell>
              <table:table-cell office:value-type="float" office:value="175100">
                <text:p>175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09004.26">
                <text:p>209004.26</text:p>
              </table:table-cell>
              <table:table-cell office:value-type="float" office:value="176800">
                <text:p>1768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10691.68">
                <text:p>210691.68</text:p>
              </table:table-cell>
              <table:table-cell office:value-type="float" office:value="178500">
                <text:p>1785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12379.1">
                <text:p>212379.1</text:p>
              </table:table-cell>
              <table:table-cell office:value-type="float" office:value="180200">
                <text:p>1802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14066.520000001">
                <text:p>214066.520000001</text:p>
              </table:table-cell>
              <table:table-cell office:value-type="float" office:value="181900">
                <text:p>1819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15753.940000001">
                <text:p>215753.940000001</text:p>
              </table:table-cell>
              <table:table-cell office:value-type="float" office:value="183600">
                <text:p>183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17441.360000001">
                <text:p>217441.360000001</text:p>
              </table:table-cell>
              <table:table-cell office:value-type="float" office:value="185300">
                <text:p>1853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19128.780000001">
                <text:p>219128.780000001</text:p>
              </table:table-cell>
              <table:table-cell office:value-type="float" office:value="187000">
                <text:p>187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20816.200000001">
                <text:p>220816.200000001</text:p>
              </table:table-cell>
              <table:table-cell office:value-type="float" office:value="188700">
                <text:p>1887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2503.620000001">
                <text:p>222503.620000001</text:p>
              </table:table-cell>
              <table:table-cell office:value-type="float" office:value="190400">
                <text:p>1904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4191.040000001">
                <text:p>224191.040000001</text:p>
              </table:table-cell>
              <table:table-cell office:value-type="float" office:value="192100">
                <text:p>192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25878.460000001">
                <text:p>225878.460000001</text:p>
              </table:table-cell>
              <table:table-cell office:value-type="float" office:value="193800">
                <text:p>1938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27565.880000001">
                <text:p>227565.880000001</text:p>
              </table:table-cell>
              <table:table-cell office:value-type="float" office:value="195500">
                <text:p>1955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29253.300000001">
                <text:p>229253.300000001</text:p>
              </table:table-cell>
              <table:table-cell office:value-type="float" office:value="197200">
                <text:p>1972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30940.720000001">
                <text:p>230940.720000001</text:p>
              </table:table-cell>
              <table:table-cell office:value-type="float" office:value="198900">
                <text:p>1989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32628.140000001">
                <text:p>232628.140000001</text:p>
              </table:table-cell>
              <table:table-cell office:value-type="float" office:value="200600">
                <text:p>2006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34315.560000001">
                <text:p>234315.560000001</text:p>
              </table:table-cell>
              <table:table-cell office:value-type="float" office:value="202300">
                <text:p>2023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36002.980000001">
                <text:p>236002.980000001</text:p>
              </table:table-cell>
              <table:table-cell office:value-type="float" office:value="204000">
                <text:p>204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7690.400000001">
                <text:p>237690.400000001</text:p>
              </table:table-cell>
              <table:table-cell office:value-type="float" office:value="205700">
                <text:p>2057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9377.820000001">
                <text:p>239377.820000001</text:p>
              </table:table-cell>
              <table:table-cell office:value-type="float" office:value="207400">
                <text:p>2074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41065.240000001">
                <text:p>241065.240000001</text:p>
              </table:table-cell>
              <table:table-cell office:value-type="float" office:value="209100">
                <text:p>209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42752.660000001">
                <text:p>242752.660000001</text:p>
              </table:table-cell>
              <table:table-cell office:value-type="float" office:value="210800">
                <text:p>2108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44440.080000001">
                <text:p>244440.080000001</text:p>
              </table:table-cell>
              <table:table-cell office:value-type="float" office:value="212500">
                <text:p>2125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46127.500000001">
                <text:p>246127.500000001</text:p>
              </table:table-cell>
              <table:table-cell office:value-type="float" office:value="214200">
                <text:p>2142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47814.920000001">
                <text:p>247814.920000001</text:p>
              </table:table-cell>
              <table:table-cell office:value-type="float" office:value="215900">
                <text:p>2159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49502.340000001">
                <text:p>249502.340000001</text:p>
              </table:table-cell>
              <table:table-cell office:value-type="float" office:value="217600">
                <text:p>2176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1189.760000001">
                <text:p>251189.760000001</text:p>
              </table:table-cell>
              <table:table-cell office:value-type="float" office:value="219300">
                <text:p>2193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2877.180000001">
                <text:p>252877.180000001</text:p>
              </table:table-cell>
              <table:table-cell office:value-type="float" office:value="221000">
                <text:p>221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4564.600000001">
                <text:p>254564.600000001</text:p>
              </table:table-cell>
              <table:table-cell office:value-type="float" office:value="222700">
                <text:p>2227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56252.020000001">
                <text:p>256252.020000001</text:p>
              </table:table-cell>
              <table:table-cell office:value-type="float" office:value="224400">
                <text:p>2244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57939.440000001">
                <text:p>257939.440000001</text:p>
              </table:table-cell>
              <table:table-cell office:value-type="float" office:value="226100">
                <text:p>226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59626.860000001">
                <text:p>259626.860000001</text:p>
              </table:table-cell>
              <table:table-cell office:value-type="float" office:value="227800">
                <text:p>2278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61314.280000001">
                <text:p>261314.280000001</text:p>
              </table:table-cell>
              <table:table-cell office:value-type="float" office:value="229500">
                <text:p>2295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63001.700000001">
                <text:p>263001.700000001</text:p>
              </table:table-cell>
              <table:table-cell office:value-type="float" office:value="231200">
                <text:p>2312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64689.120000001">
                <text:p>264689.120000001</text:p>
              </table:table-cell>
              <table:table-cell office:value-type="float" office:value="232900">
                <text:p>2329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66376.540000001">
                <text:p>266376.540000001</text:p>
              </table:table-cell>
              <table:table-cell office:value-type="float" office:value="234600">
                <text:p>2346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8063.960000001">
                <text:p>268063.960000001</text:p>
              </table:table-cell>
              <table:table-cell office:value-type="float" office:value="236300">
                <text:p>2363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69751.380000001">
                <text:p>269751.380000001</text:p>
              </table:table-cell>
              <table:table-cell office:value-type="float" office:value="238000">
                <text:p>238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71438.800000001">
                <text:p>271438.800000001</text:p>
              </table:table-cell>
              <table:table-cell office:value-type="float" office:value="239700">
                <text:p>2397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73126.220000001">
                <text:p>273126.220000001</text:p>
              </table:table-cell>
              <table:table-cell office:value-type="float" office:value="241400">
                <text:p>2414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74813.640000001">
                <text:p>274813.640000001</text:p>
              </table:table-cell>
              <table:table-cell office:value-type="float" office:value="243100">
                <text:p>243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76501.060000001">
                <text:p>276501.060000001</text:p>
              </table:table-cell>
              <table:table-cell office:value-type="float" office:value="244800">
                <text:p>2448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78188.480000001">
                <text:p>278188.480000001</text:p>
              </table:table-cell>
              <table:table-cell office:value-type="float" office:value="246500">
                <text:p>2465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79875.900000001">
                <text:p>279875.900000001</text:p>
              </table:table-cell>
              <table:table-cell office:value-type="float" office:value="248200">
                <text:p>2482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81563.320000001">
                <text:p>281563.320000001</text:p>
              </table:table-cell>
              <table:table-cell office:value-type="float" office:value="249900">
                <text:p>2499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83250.740000001">
                <text:p>283250.740000001</text:p>
              </table:table-cell>
              <table:table-cell office:value-type="float" office:value="251600">
                <text:p>2516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84938.160000001">
                <text:p>284938.160000001</text:p>
              </table:table-cell>
              <table:table-cell office:value-type="float" office:value="253300">
                <text:p>2533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86625.580000001">
                <text:p>286625.580000001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88313.000000001">
                <text:p>288313.000000001</text:p>
              </table:table-cell>
              <table:table-cell office:value-type="float" office:value="256700">
                <text:p>2567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90000.420000001">
                <text:p>290000.420000001</text:p>
              </table:table-cell>
              <table:table-cell office:value-type="float" office:value="258400">
                <text:p>2584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91687.840000001">
                <text:p>291687.840000001</text:p>
              </table:table-cell>
              <table:table-cell office:value-type="float" office:value="260100">
                <text:p>260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93375.260000001">
                <text:p>293375.260000001</text:p>
              </table:table-cell>
              <table:table-cell office:value-type="float" office:value="261800">
                <text:p>2618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95062.680000001">
                <text:p>295062.680000001</text:p>
              </table:table-cell>
              <table:table-cell office:value-type="float" office:value="263500">
                <text:p>2635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96750.100000001">
                <text:p>296750.100000001</text:p>
              </table:table-cell>
              <table:table-cell office:value-type="float" office:value="265200">
                <text:p>2652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98437.520000001">
                <text:p>298437.520000001</text:p>
              </table:table-cell>
              <table:table-cell office:value-type="float" office:value="266900">
                <text:p>2669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00124.940000001">
                <text:p>300124.940000001</text:p>
              </table:table-cell>
              <table:table-cell office:value-type="float" office:value="268600">
                <text:p>2686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01812.36">
                <text:p>301812.36</text:p>
              </table:table-cell>
              <table:table-cell office:value-type="float" office:value="270300">
                <text:p>2703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03499.78">
                <text:p>303499.78</text:p>
              </table:table-cell>
              <table:table-cell office:value-type="float" office:value="272000">
                <text:p>272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05187.2">
                <text:p>305187.2</text:p>
              </table:table-cell>
              <table:table-cell office:value-type="float" office:value="273700">
                <text:p>2737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06874.62">
                <text:p>306874.62</text:p>
              </table:table-cell>
              <table:table-cell office:value-type="float" office:value="275400">
                <text:p>2754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08562.04">
                <text:p>308562.04</text:p>
              </table:table-cell>
              <table:table-cell office:value-type="float" office:value="277100">
                <text:p>277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10249.46">
                <text:p>310249.46</text:p>
              </table:table-cell>
              <table:table-cell office:value-type="float" office:value="278800">
                <text:p>2788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311936.88">
                <text:p>311936.88</text:p>
              </table:table-cell>
              <table:table-cell office:value-type="float" office:value="280500">
                <text:p>2805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13624.3">
                <text:p>313624.3</text:p>
              </table:table-cell>
              <table:table-cell office:value-type="float" office:value="282200">
                <text:p>2822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15311.72">
                <text:p>315311.72</text:p>
              </table:table-cell>
              <table:table-cell office:value-type="float" office:value="283900">
                <text:p>2839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16999.14">
                <text:p>316999.14</text:p>
              </table:table-cell>
              <table:table-cell office:value-type="float" office:value="285600">
                <text:p>2856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18686.56">
                <text:p>318686.56</text:p>
              </table:table-cell>
              <table:table-cell office:value-type="float" office:value="287300">
                <text:p>2873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20373.98">
                <text:p>320373.98</text:p>
              </table:table-cell>
              <table:table-cell office:value-type="float" office:value="289000">
                <text:p>289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22061.4">
                <text:p>322061.4</text:p>
              </table:table-cell>
              <table:table-cell office:value-type="float" office:value="290700">
                <text:p>2907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23748.82">
                <text:p>323748.82</text:p>
              </table:table-cell>
              <table:table-cell office:value-type="float" office:value="292400">
                <text:p>2924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25436.24">
                <text:p>325436.24</text:p>
              </table:table-cell>
              <table:table-cell office:value-type="float" office:value="294100">
                <text:p>294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27123.66">
                <text:p>327123.66</text:p>
              </table:table-cell>
              <table:table-cell office:value-type="float" office:value="295800">
                <text:p>2958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28811.08">
                <text:p>328811.08</text:p>
              </table:table-cell>
              <table:table-cell office:value-type="float" office:value="297500">
                <text:p>2975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30498.5">
                <text:p>330498.5</text:p>
              </table:table-cell>
              <table:table-cell office:value-type="float" office:value="299200">
                <text:p>2992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32185.92">
                <text:p>332185.92</text:p>
              </table:table-cell>
              <table:table-cell office:value-type="float" office:value="300900">
                <text:p>3009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33873.34">
                <text:p>333873.34</text:p>
              </table:table-cell>
              <table:table-cell office:value-type="float" office:value="302600">
                <text:p>3026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35560.76">
                <text:p>335560.76</text:p>
              </table:table-cell>
              <table:table-cell office:value-type="float" office:value="304300">
                <text:p>3043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37248.18">
                <text:p>337248.18</text:p>
              </table:table-cell>
              <table:table-cell office:value-type="float" office:value="306000">
                <text:p>306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38935.6">
                <text:p>338935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cm" svg:y="0.316cm" chart:style-name="ch2">
          <text:p>Buy vs Rent</text:p>
        </chart:title>
        <chart:legend chart:legend-position="end" svg:x="14.663cm" svg:y="3.952cm" style:legend-expansion="high" chart:style-name="ch3"/>
        <chart:plot-area chart:style-name="ch4" table:cell-range-address="'Payment for buying home (20 years)'.D5:'Payment for buying home (20 years)'.D244 'Payment for buying home (20 years)'.F5:'Payment for buying home (20 years)'.F244 'Payment for buying home (20 years)'.K5:'Payment for buying home (20 years)'.K243" chart:data-source-has-labels="row" svg:x="1.331cm" svg:y="1.275cm" svg:width="13.012cm" svg:height="6.564cm">
          <chart:coordinate-region svg:x="2.693cm" svg:y="1.474cm" svg:width="11.37cm" svg:height="5.718cm"/>
          <chart:axis chart:dimension="x" chart:name="primary-x" chart:style-name="ch5">
            <chart:title svg:x="6.536cm" svg:y="8.019cm" chart:style-name="ch6">
              <text:p>Number of month</text:p>
            </chart:title>
            <chart:grid chart:style-name="ch7" chart:class="major"/>
          </chart:axis>
          <chart:axis chart:dimension="y" chart:name="primary-y" chart:style-name="ch8">
            <chart:title svg:x="0.451cm" svg:y="5.686cm" chart:style-name="ch9">
              <text:p>Payment value</text:p>
            </chart:title>
            <chart:grid chart:style-name="ch7" chart:class="major"/>
          </chart:axis>
          <chart:series chart:style-name="ch10" chart:values-cell-range-address="'Payment for buying home (20 years)'.F5:'Payment for buying home (20 years)'.F244" loext:label-string="buy" chart:class="chart:scatter">
            <chart:domain table:cell-range-address="'Payment for buying home (20 years)'.D5:'Payment for buying home (20 years)'.D244"/>
            <chart:data-point chart:repeated="240"/>
          </chart:series>
          <chart:series chart:style-name="ch11" chart:values-cell-range-address="'Payment for buying home (20 years)'.K5:'Payment for buying home (20 years)'.K243" loext:label-string="rent" chart:class="chart:scatter">
            <chart:data-point chart:repeated="97"/>
            <chart:data-point chart:style-name="ch12"/>
            <chart:data-point chart:repeated="14"/>
            <chart:data-point chart:style-name="ch12"/>
            <chart:data-point chart:repeated="1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uy</text:p>
              </table:table-cell>
              <table:table-cell office:value-type="string">
                <text:p>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ayment for buying home (20 years)'.D5:'Payment for buying home (20 years)'.D244</svg:desc>
                </draw:g>
              </table:table-cell>
              <table:table-cell office:value-type="float" office:value="36648.09">
                <text:p>36648.09</text:p>
                <draw:g>
                  <svg:desc>'Payment for buying home (20 years)'.F5:'Payment for buying home (20 years)'.F244</svg:desc>
                </draw:g>
              </table:table-cell>
              <table:table-cell office:value-type="float" office:value="3400">
                <text:p>3400</text:p>
                <draw:g>
                  <svg:desc>'Payment for buying home (20 years)'.K5:'Payment for buying home (20 years)'.K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096.18">
                <text:p>38096.18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544.27">
                <text:p>39544.27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992.36">
                <text:p>40992.36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440.45">
                <text:p>42440.45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3888.54">
                <text:p>43888.54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5336.63">
                <text:p>45336.63</text:p>
              </table:table-cell>
              <table:table-cell office:value-type="float" office:value="13600">
                <text:p>13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6784.72">
                <text:p>46784.72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8232.81">
                <text:p>48232.81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680.9">
                <text:p>49680.9</text:p>
              </table:table-cell>
              <table:table-cell office:value-type="float" office:value="18700">
                <text:p>18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1128.99">
                <text:p>51128.99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2577.08">
                <text:p>52577.08</text:p>
              </table:table-cell>
              <table:table-cell office:value-type="float" office:value="22100">
                <text:p>2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4025.17">
                <text:p>54025.17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5473.26">
                <text:p>55473.26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6921.35">
                <text:p>56921.35</text:p>
              </table:table-cell>
              <table:table-cell office:value-type="float" office:value="27200">
                <text:p>27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8369.4399999999">
                <text:p>58369.4399999999</text:p>
              </table:table-cell>
              <table:table-cell office:value-type="float" office:value="28900">
                <text:p>289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817.5299999999">
                <text:p>59817.5299999999</text:p>
              </table:table-cell>
              <table:table-cell office:value-type="float" office:value="30600">
                <text:p>30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1265.6199999999">
                <text:p>61265.6199999999</text:p>
              </table:table-cell>
              <table:table-cell office:value-type="float" office:value="32300">
                <text:p>32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2713.7099999999">
                <text:p>62713.7099999999</text:p>
              </table:table-cell>
              <table:table-cell office:value-type="float" office:value="34000">
                <text:p>34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4161.7999999999">
                <text:p>64161.7999999999</text:p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5609.8899999999">
                <text:p>65609.8899999999</text:p>
              </table:table-cell>
              <table:table-cell office:value-type="float" office:value="37400">
                <text:p>37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7057.9799999999">
                <text:p>67057.9799999999</text:p>
              </table:table-cell>
              <table:table-cell office:value-type="float" office:value="39100">
                <text:p>39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506.0699999999">
                <text:p>68506.0699999999</text:p>
              </table:table-cell>
              <table:table-cell office:value-type="float" office:value="40800">
                <text:p>408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954.1599999999">
                <text:p>69954.1599999999</text:p>
              </table:table-cell>
              <table:table-cell office:value-type="float" office:value="42500">
                <text:p>42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1402.2499999999">
                <text:p>71402.2499999999</text:p>
              </table:table-cell>
              <table:table-cell office:value-type="float" office:value="44200">
                <text:p>44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2850.3399999999">
                <text:p>72850.3399999999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4298.4299999999">
                <text:p>74298.4299999999</text:p>
              </table:table-cell>
              <table:table-cell office:value-type="float" office:value="47600">
                <text:p>47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5746.5199999999">
                <text:p>75746.5199999999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7194.6099999999">
                <text:p>77194.6099999999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8642.6999999999">
                <text:p>78642.6999999999</text:p>
              </table:table-cell>
              <table:table-cell office:value-type="float" office:value="52700">
                <text:p>527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0090.7899999999">
                <text:p>80090.7899999999</text:p>
              </table:table-cell>
              <table:table-cell office:value-type="float" office:value="54400">
                <text:p>54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1538.8799999999">
                <text:p>81538.8799999999</text:p>
              </table:table-cell>
              <table:table-cell office:value-type="float" office:value="56100">
                <text:p>56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2986.9699999999">
                <text:p>82986.9699999999</text:p>
              </table:table-cell>
              <table:table-cell office:value-type="float" office:value="57800">
                <text:p>578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4435.0599999999">
                <text:p>84435.0599999999</text:p>
              </table:table-cell>
              <table:table-cell office:value-type="float" office:value="59500">
                <text:p>59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5883.1499999999">
                <text:p>85883.1499999999</text:p>
              </table:table-cell>
              <table:table-cell office:value-type="float" office:value="61200">
                <text:p>612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7331.2399999999">
                <text:p>87331.2399999999</text:p>
              </table:table-cell>
              <table:table-cell office:value-type="float" office:value="62900">
                <text:p>62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8779.3299999999">
                <text:p>88779.3299999999</text:p>
              </table:table-cell>
              <table:table-cell office:value-type="float" office:value="64600">
                <text:p>64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0227.4199999999">
                <text:p>90227.4199999999</text:p>
              </table:table-cell>
              <table:table-cell office:value-type="float" office:value="66300">
                <text:p>66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1675.5099999999">
                <text:p>91675.5099999999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3123.5999999999">
                <text:p>93123.5999999999</text:p>
              </table:table-cell>
              <table:table-cell office:value-type="float" office:value="69700">
                <text:p>697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4571.6899999999">
                <text:p>94571.6899999999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6019.7799999999">
                <text:p>96019.7799999999</text:p>
              </table:table-cell>
              <table:table-cell office:value-type="float" office:value="73100">
                <text:p>73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7467.8699999999">
                <text:p>97467.8699999999</text:p>
              </table:table-cell>
              <table:table-cell office:value-type="float" office:value="74800">
                <text:p>7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8915.9599999998">
                <text:p>98915.9599999998</text:p>
              </table:table-cell>
              <table:table-cell office:value-type="float" office:value="76500">
                <text:p>76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0364.05">
                <text:p>100364.05</text:p>
              </table:table-cell>
              <table:table-cell office:value-type="float" office:value="78200">
                <text:p>78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1812.14">
                <text:p>101812.14</text:p>
              </table:table-cell>
              <table:table-cell office:value-type="float" office:value="79900">
                <text:p>799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3260.23">
                <text:p>103260.23</text:p>
              </table:table-cell>
              <table:table-cell office:value-type="float" office:value="81600">
                <text:p>816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4708.32">
                <text:p>104708.32</text:p>
              </table:table-cell>
              <table:table-cell office:value-type="float" office:value="83300">
                <text:p>83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6156.41">
                <text:p>106156.4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7604.5">
                <text:p>107604.5</text:p>
              </table:table-cell>
              <table:table-cell office:value-type="float" office:value="86700">
                <text:p>867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9052.59">
                <text:p>109052.59</text:p>
              </table:table-cell>
              <table:table-cell office:value-type="float" office:value="88400">
                <text:p>88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0500.68">
                <text:p>110500.68</text:p>
              </table:table-cell>
              <table:table-cell office:value-type="float" office:value="90100">
                <text:p>90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1948.77">
                <text:p>111948.77</text:p>
              </table:table-cell>
              <table:table-cell office:value-type="float" office:value="91800">
                <text:p>918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3396.86">
                <text:p>113396.86</text:p>
              </table:table-cell>
              <table:table-cell office:value-type="float" office:value="93500">
                <text:p>93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4844.95">
                <text:p>114844.95</text:p>
              </table:table-cell>
              <table:table-cell office:value-type="float" office:value="95200">
                <text:p>952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6293.04">
                <text:p>116293.04</text:p>
              </table:table-cell>
              <table:table-cell office:value-type="float" office:value="96900">
                <text:p>969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7741.13">
                <text:p>117741.13</text:p>
              </table:table-cell>
              <table:table-cell office:value-type="float" office:value="98600">
                <text:p>986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9189.22">
                <text:p>119189.22</text:p>
              </table:table-cell>
              <table:table-cell office:value-type="float" office:value="100300">
                <text:p>1003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0637.31">
                <text:p>120637.31</text:p>
              </table:table-cell>
              <table:table-cell office:value-type="float" office:value="102000">
                <text:p>102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2085.4">
                <text:p>122085.4</text:p>
              </table:table-cell>
              <table:table-cell office:value-type="float" office:value="103700">
                <text:p>1037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3533.49">
                <text:p>123533.49</text:p>
              </table:table-cell>
              <table:table-cell office:value-type="float" office:value="105400">
                <text:p>1054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981.58">
                <text:p>124981.58</text:p>
              </table:table-cell>
              <table:table-cell office:value-type="float" office:value="107100">
                <text:p>107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26429.67">
                <text:p>126429.67</text:p>
              </table:table-cell>
              <table:table-cell office:value-type="float" office:value="108800">
                <text:p>1088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7877.76">
                <text:p>127877.76</text:p>
              </table:table-cell>
              <table:table-cell office:value-type="float" office:value="110500">
                <text:p>110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9325.85">
                <text:p>129325.85</text:p>
              </table:table-cell>
              <table:table-cell office:value-type="float" office:value="112200">
                <text:p>1122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0773.94">
                <text:p>130773.94</text:p>
              </table:table-cell>
              <table:table-cell office:value-type="float" office:value="113900">
                <text:p>1139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2222.03">
                <text:p>132222.03</text:p>
              </table:table-cell>
              <table:table-cell office:value-type="float" office:value="115600">
                <text:p>1156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3670.12">
                <text:p>133670.12</text:p>
              </table:table-cell>
              <table:table-cell office:value-type="float" office:value="117300">
                <text:p>117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5118.21">
                <text:p>135118.21</text:p>
              </table:table-cell>
              <table:table-cell office:value-type="float" office:value="119000">
                <text:p>119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6566.3">
                <text:p>136566.3</text:p>
              </table:table-cell>
              <table:table-cell office:value-type="float" office:value="120700">
                <text:p>1207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8014.39">
                <text:p>138014.39</text:p>
              </table:table-cell>
              <table:table-cell office:value-type="float" office:value="122400">
                <text:p>122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9462.48">
                <text:p>139462.48</text:p>
              </table:table-cell>
              <table:table-cell office:value-type="float" office:value="124100">
                <text:p>124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0910.57">
                <text:p>140910.57</text:p>
              </table:table-cell>
              <table:table-cell office:value-type="float" office:value="125800">
                <text:p>1258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2358.66">
                <text:p>142358.66</text:p>
              </table:table-cell>
              <table:table-cell office:value-type="float" office:value="127500">
                <text:p>1275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3806.75">
                <text:p>143806.75</text:p>
              </table:table-cell>
              <table:table-cell office:value-type="float" office:value="129200">
                <text:p>1292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5254.84">
                <text:p>145254.84</text:p>
              </table:table-cell>
              <table:table-cell office:value-type="float" office:value="130900">
                <text:p>1309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6702.93">
                <text:p>146702.93</text:p>
              </table:table-cell>
              <table:table-cell office:value-type="float" office:value="132600">
                <text:p>1326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8151.02">
                <text:p>148151.02</text:p>
              </table:table-cell>
              <table:table-cell office:value-type="float" office:value="134300">
                <text:p>1343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9599.11">
                <text:p>149599.11</text:p>
              </table:table-cell>
              <table:table-cell office:value-type="float" office:value="136000">
                <text:p>136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51047.2">
                <text:p>151047.2</text:p>
              </table:table-cell>
              <table:table-cell office:value-type="float" office:value="137700">
                <text:p>1377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52495.29">
                <text:p>152495.29</text:p>
              </table:table-cell>
              <table:table-cell office:value-type="float" office:value="139400">
                <text:p>1394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53943.38">
                <text:p>153943.38</text:p>
              </table:table-cell>
              <table:table-cell office:value-type="float" office:value="141100">
                <text:p>141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55391.47">
                <text:p>155391.47</text:p>
              </table:table-cell>
              <table:table-cell office:value-type="float" office:value="142800">
                <text:p>1428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56839.56">
                <text:p>156839.56</text:p>
              </table:table-cell>
              <table:table-cell office:value-type="float" office:value="144500">
                <text:p>144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58287.65">
                <text:p>158287.65</text:p>
              </table:table-cell>
              <table:table-cell office:value-type="float" office:value="146200">
                <text:p>1462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59735.74">
                <text:p>159735.74</text:p>
              </table:table-cell>
              <table:table-cell office:value-type="float" office:value="147900">
                <text:p>1479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61183.83">
                <text:p>161183.83</text:p>
              </table:table-cell>
              <table:table-cell office:value-type="float" office:value="149600">
                <text:p>1496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62631.92">
                <text:p>162631.92</text:p>
              </table:table-cell>
              <table:table-cell office:value-type="float" office:value="151300">
                <text:p>1513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64080.01">
                <text:p>164080.01</text:p>
              </table:table-cell>
              <table:table-cell office:value-type="float" office:value="153000">
                <text:p>153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65528.1">
                <text:p>165528.1</text:p>
              </table:table-cell>
              <table:table-cell office:value-type="float" office:value="154700">
                <text:p>1547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66976.19">
                <text:p>166976.19</text:p>
              </table:table-cell>
              <table:table-cell office:value-type="float" office:value="156400">
                <text:p>1564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68424.28">
                <text:p>168424.28</text:p>
              </table:table-cell>
              <table:table-cell office:value-type="float" office:value="158100">
                <text:p>158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69872.37">
                <text:p>169872.37</text:p>
              </table:table-cell>
              <table:table-cell office:value-type="float" office:value="159800">
                <text:p>1598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71320.46">
                <text:p>171320.46</text:p>
              </table:table-cell>
              <table:table-cell office:value-type="float" office:value="161500">
                <text:p>161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72768.55">
                <text:p>172768.55</text:p>
              </table:table-cell>
              <table:table-cell office:value-type="float" office:value="163200">
                <text:p>1632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74216.64">
                <text:p>174216.64</text:p>
              </table:table-cell>
              <table:table-cell office:value-type="float" office:value="164900">
                <text:p>1649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75664.73">
                <text:p>175664.73</text:p>
              </table:table-cell>
              <table:table-cell office:value-type="float" office:value="166600">
                <text:p>1666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77112.82">
                <text:p>177112.82</text:p>
              </table:table-cell>
              <table:table-cell office:value-type="float" office:value="168300">
                <text:p>1683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78560.91">
                <text:p>178560.91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0009">
                <text:p>180009</text:p>
              </table:table-cell>
              <table:table-cell office:value-type="float" office:value="171700">
                <text:p>1717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81457.09">
                <text:p>181457.09</text:p>
              </table:table-cell>
              <table:table-cell office:value-type="float" office:value="173400">
                <text:p>1734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82905.18">
                <text:p>182905.18</text:p>
              </table:table-cell>
              <table:table-cell office:value-type="float" office:value="175100">
                <text:p>175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4353.27">
                <text:p>184353.27</text:p>
              </table:table-cell>
              <table:table-cell office:value-type="float" office:value="176800">
                <text:p>1768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85801.36">
                <text:p>185801.36</text:p>
              </table:table-cell>
              <table:table-cell office:value-type="float" office:value="178500">
                <text:p>1785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87249.45">
                <text:p>187249.45</text:p>
              </table:table-cell>
              <table:table-cell office:value-type="float" office:value="180200">
                <text:p>1802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88697.54">
                <text:p>188697.54</text:p>
              </table:table-cell>
              <table:table-cell office:value-type="float" office:value="181900">
                <text:p>1819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90145.63">
                <text:p>190145.63</text:p>
              </table:table-cell>
              <table:table-cell office:value-type="float" office:value="183600">
                <text:p>183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91593.72">
                <text:p>191593.72</text:p>
              </table:table-cell>
              <table:table-cell office:value-type="float" office:value="185300">
                <text:p>1853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93041.81">
                <text:p>193041.81</text:p>
              </table:table-cell>
              <table:table-cell office:value-type="float" office:value="187000">
                <text:p>187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94489.9">
                <text:p>194489.9</text:p>
              </table:table-cell>
              <table:table-cell office:value-type="float" office:value="188700">
                <text:p>1887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95937.99">
                <text:p>195937.99</text:p>
              </table:table-cell>
              <table:table-cell office:value-type="float" office:value="190400">
                <text:p>1904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97386.08">
                <text:p>197386.08</text:p>
              </table:table-cell>
              <table:table-cell office:value-type="float" office:value="192100">
                <text:p>192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98834.17">
                <text:p>198834.17</text:p>
              </table:table-cell>
              <table:table-cell office:value-type="float" office:value="193800">
                <text:p>1938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00282.26">
                <text:p>200282.26</text:p>
              </table:table-cell>
              <table:table-cell office:value-type="float" office:value="195500">
                <text:p>1955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01730.35">
                <text:p>201730.35</text:p>
              </table:table-cell>
              <table:table-cell office:value-type="float" office:value="197200">
                <text:p>1972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03178.44">
                <text:p>203178.44</text:p>
              </table:table-cell>
              <table:table-cell office:value-type="float" office:value="198900">
                <text:p>1989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04626.53">
                <text:p>204626.53</text:p>
              </table:table-cell>
              <table:table-cell office:value-type="float" office:value="200600">
                <text:p>2006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06074.62">
                <text:p>206074.62</text:p>
              </table:table-cell>
              <table:table-cell office:value-type="float" office:value="202300">
                <text:p>2023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07522.71">
                <text:p>207522.71</text:p>
              </table:table-cell>
              <table:table-cell office:value-type="float" office:value="204000">
                <text:p>204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08970.8">
                <text:p>208970.8</text:p>
              </table:table-cell>
              <table:table-cell office:value-type="float" office:value="205700">
                <text:p>2057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10418.89">
                <text:p>210418.89</text:p>
              </table:table-cell>
              <table:table-cell office:value-type="float" office:value="207400">
                <text:p>2074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11866.98">
                <text:p>211866.98</text:p>
              </table:table-cell>
              <table:table-cell office:value-type="float" office:value="209100">
                <text:p>209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13315.07">
                <text:p>213315.07</text:p>
              </table:table-cell>
              <table:table-cell office:value-type="float" office:value="210800">
                <text:p>2108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14763.16">
                <text:p>214763.16</text:p>
              </table:table-cell>
              <table:table-cell office:value-type="float" office:value="212500">
                <text:p>2125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16211.25">
                <text:p>216211.25</text:p>
              </table:table-cell>
              <table:table-cell office:value-type="float" office:value="214200">
                <text:p>2142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17659.34">
                <text:p>217659.34</text:p>
              </table:table-cell>
              <table:table-cell office:value-type="float" office:value="215900">
                <text:p>2159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19107.43">
                <text:p>219107.43</text:p>
              </table:table-cell>
              <table:table-cell office:value-type="float" office:value="217600">
                <text:p>2176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20555.52">
                <text:p>220555.52</text:p>
              </table:table-cell>
              <table:table-cell office:value-type="float" office:value="219300">
                <text:p>2193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22003.61">
                <text:p>222003.61</text:p>
              </table:table-cell>
              <table:table-cell office:value-type="float" office:value="221000">
                <text:p>221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23451.7">
                <text:p>223451.7</text:p>
              </table:table-cell>
              <table:table-cell office:value-type="float" office:value="222700">
                <text:p>2227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24899.79">
                <text:p>224899.79</text:p>
              </table:table-cell>
              <table:table-cell office:value-type="float" office:value="224400">
                <text:p>2244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26347.88">
                <text:p>226347.88</text:p>
              </table:table-cell>
              <table:table-cell office:value-type="float" office:value="226100">
                <text:p>226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27795.97">
                <text:p>227795.97</text:p>
              </table:table-cell>
              <table:table-cell office:value-type="float" office:value="227800">
                <text:p>2278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29244.06">
                <text:p>229244.06</text:p>
              </table:table-cell>
              <table:table-cell office:value-type="float" office:value="229500">
                <text:p>2295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30692.15">
                <text:p>230692.15</text:p>
              </table:table-cell>
              <table:table-cell office:value-type="float" office:value="231200">
                <text:p>2312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32140.24">
                <text:p>232140.24</text:p>
              </table:table-cell>
              <table:table-cell office:value-type="float" office:value="232900">
                <text:p>2329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33588.329999999">
                <text:p>233588.329999999</text:p>
              </table:table-cell>
              <table:table-cell office:value-type="float" office:value="234600">
                <text:p>2346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35036.42">
                <text:p>235036.42</text:p>
              </table:table-cell>
              <table:table-cell office:value-type="float" office:value="236300">
                <text:p>2363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36484.51">
                <text:p>236484.51</text:p>
              </table:table-cell>
              <table:table-cell office:value-type="float" office:value="238000">
                <text:p>238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37932.599999999">
                <text:p>237932.599999999</text:p>
              </table:table-cell>
              <table:table-cell office:value-type="float" office:value="239700">
                <text:p>2397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39380.689999999">
                <text:p>239380.689999999</text:p>
              </table:table-cell>
              <table:table-cell office:value-type="float" office:value="241400">
                <text:p>2414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40828.78">
                <text:p>240828.78</text:p>
              </table:table-cell>
              <table:table-cell office:value-type="float" office:value="243100">
                <text:p>243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42276.869999999">
                <text:p>242276.869999999</text:p>
              </table:table-cell>
              <table:table-cell office:value-type="float" office:value="244800">
                <text:p>2448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43724.959999999">
                <text:p>243724.959999999</text:p>
              </table:table-cell>
              <table:table-cell office:value-type="float" office:value="246500">
                <text:p>2465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45173.05">
                <text:p>245173.05</text:p>
              </table:table-cell>
              <table:table-cell office:value-type="float" office:value="248200">
                <text:p>2482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46621.139999999">
                <text:p>246621.139999999</text:p>
              </table:table-cell>
              <table:table-cell office:value-type="float" office:value="249900">
                <text:p>2499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48069.229999999">
                <text:p>248069.229999999</text:p>
              </table:table-cell>
              <table:table-cell office:value-type="float" office:value="251600">
                <text:p>2516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49517.319999999">
                <text:p>249517.319999999</text:p>
              </table:table-cell>
              <table:table-cell office:value-type="float" office:value="253300">
                <text:p>2533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50965.409999999">
                <text:p>250965.409999999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52413.499999999">
                <text:p>252413.499999999</text:p>
              </table:table-cell>
              <table:table-cell office:value-type="float" office:value="256700">
                <text:p>2567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53861.589999999">
                <text:p>253861.589999999</text:p>
              </table:table-cell>
              <table:table-cell office:value-type="float" office:value="258400">
                <text:p>2584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55309.679999999">
                <text:p>255309.679999999</text:p>
              </table:table-cell>
              <table:table-cell office:value-type="float" office:value="260100">
                <text:p>260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56757.769999999">
                <text:p>256757.769999999</text:p>
              </table:table-cell>
              <table:table-cell office:value-type="float" office:value="261800">
                <text:p>2618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58205.859999999">
                <text:p>258205.859999999</text:p>
              </table:table-cell>
              <table:table-cell office:value-type="float" office:value="263500">
                <text:p>2635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59653.949999999">
                <text:p>259653.949999999</text:p>
              </table:table-cell>
              <table:table-cell office:value-type="float" office:value="265200">
                <text:p>2652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61102.039999999">
                <text:p>261102.039999999</text:p>
              </table:table-cell>
              <table:table-cell office:value-type="float" office:value="266900">
                <text:p>2669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62550.129999999">
                <text:p>262550.129999999</text:p>
              </table:table-cell>
              <table:table-cell office:value-type="float" office:value="268600">
                <text:p>2686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63998.219999999">
                <text:p>263998.219999999</text:p>
              </table:table-cell>
              <table:table-cell office:value-type="float" office:value="270300">
                <text:p>2703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65446.309999999">
                <text:p>265446.309999999</text:p>
              </table:table-cell>
              <table:table-cell office:value-type="float" office:value="272000">
                <text:p>272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66894.399999999">
                <text:p>266894.399999999</text:p>
              </table:table-cell>
              <table:table-cell office:value-type="float" office:value="273700">
                <text:p>2737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8342.49">
                <text:p>268342.49</text:p>
              </table:table-cell>
              <table:table-cell office:value-type="float" office:value="275400">
                <text:p>2754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69790.58">
                <text:p>269790.58</text:p>
              </table:table-cell>
              <table:table-cell office:value-type="float" office:value="277100">
                <text:p>277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71238.67">
                <text:p>271238.67</text:p>
              </table:table-cell>
              <table:table-cell office:value-type="float" office:value="278800">
                <text:p>2788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2686.76">
                <text:p>272686.76</text:p>
              </table:table-cell>
              <table:table-cell office:value-type="float" office:value="280500">
                <text:p>2805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74134.85">
                <text:p>274134.85</text:p>
              </table:table-cell>
              <table:table-cell office:value-type="float" office:value="282200">
                <text:p>2822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5582.94">
                <text:p>275582.94</text:p>
              </table:table-cell>
              <table:table-cell office:value-type="float" office:value="283900">
                <text:p>2839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77031.03">
                <text:p>277031.03</text:p>
              </table:table-cell>
              <table:table-cell office:value-type="float" office:value="285600">
                <text:p>2856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78479.12">
                <text:p>278479.12</text:p>
              </table:table-cell>
              <table:table-cell office:value-type="float" office:value="287300">
                <text:p>2873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79927.21">
                <text:p>279927.21</text:p>
              </table:table-cell>
              <table:table-cell office:value-type="float" office:value="289000">
                <text:p>289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81375.3">
                <text:p>281375.3</text:p>
              </table:table-cell>
              <table:table-cell office:value-type="float" office:value="290700">
                <text:p>2907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82823.39">
                <text:p>282823.39</text:p>
              </table:table-cell>
              <table:table-cell office:value-type="float" office:value="292400">
                <text:p>2924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4271.48">
                <text:p>284271.48</text:p>
              </table:table-cell>
              <table:table-cell office:value-type="float" office:value="294100">
                <text:p>294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85719.57">
                <text:p>285719.57</text:p>
              </table:table-cell>
              <table:table-cell office:value-type="float" office:value="295800">
                <text:p>2958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87167.66">
                <text:p>287167.66</text:p>
              </table:table-cell>
              <table:table-cell office:value-type="float" office:value="297500">
                <text:p>2975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88615.75">
                <text:p>288615.75</text:p>
              </table:table-cell>
              <table:table-cell office:value-type="float" office:value="299200">
                <text:p>2992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90063.84">
                <text:p>290063.84</text:p>
              </table:table-cell>
              <table:table-cell office:value-type="float" office:value="300900">
                <text:p>3009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91511.93">
                <text:p>291511.93</text:p>
              </table:table-cell>
              <table:table-cell office:value-type="float" office:value="302600">
                <text:p>3026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92960.02">
                <text:p>292960.02</text:p>
              </table:table-cell>
              <table:table-cell office:value-type="float" office:value="304300">
                <text:p>3043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94408.11">
                <text:p>294408.11</text:p>
              </table:table-cell>
              <table:table-cell office:value-type="float" office:value="306000">
                <text:p>306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95856.2">
                <text:p>295856.2</text:p>
              </table:table-cell>
              <table:table-cell office:value-type="float" office:value="307700">
                <text:p>3077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97304.29">
                <text:p>297304.29</text:p>
              </table:table-cell>
              <table:table-cell office:value-type="float" office:value="309400">
                <text:p>3094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98752.38">
                <text:p>298752.38</text:p>
              </table:table-cell>
              <table:table-cell office:value-type="float" office:value="311100">
                <text:p>311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00200.47">
                <text:p>300200.47</text:p>
              </table:table-cell>
              <table:table-cell office:value-type="float" office:value="312800">
                <text:p>3128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01648.56">
                <text:p>301648.56</text:p>
              </table:table-cell>
              <table:table-cell office:value-type="float" office:value="314500">
                <text:p>3145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03096.65">
                <text:p>303096.65</text:p>
              </table:table-cell>
              <table:table-cell office:value-type="float" office:value="316200">
                <text:p>3162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04544.74">
                <text:p>304544.74</text:p>
              </table:table-cell>
              <table:table-cell office:value-type="float" office:value="317900">
                <text:p>3179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05992.83">
                <text:p>305992.83</text:p>
              </table:table-cell>
              <table:table-cell office:value-type="float" office:value="319600">
                <text:p>3196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07440.92">
                <text:p>307440.92</text:p>
              </table:table-cell>
              <table:table-cell office:value-type="float" office:value="321300">
                <text:p>3213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08889.01">
                <text:p>308889.01</text:p>
              </table:table-cell>
              <table:table-cell office:value-type="float" office:value="323000">
                <text:p>323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10337.1">
                <text:p>310337.1</text:p>
              </table:table-cell>
              <table:table-cell office:value-type="float" office:value="324700">
                <text:p>3247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11785.19">
                <text:p>311785.19</text:p>
              </table:table-cell>
              <table:table-cell office:value-type="float" office:value="326400">
                <text:p>3264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13233.28">
                <text:p>313233.28</text:p>
              </table:table-cell>
              <table:table-cell office:value-type="float" office:value="328100">
                <text:p>328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14681.37">
                <text:p>314681.37</text:p>
              </table:table-cell>
              <table:table-cell office:value-type="float" office:value="329800">
                <text:p>3298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16129.46">
                <text:p>316129.46</text:p>
              </table:table-cell>
              <table:table-cell office:value-type="float" office:value="331500">
                <text:p>3315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17577.55">
                <text:p>317577.55</text:p>
              </table:table-cell>
              <table:table-cell office:value-type="float" office:value="333200">
                <text:p>3332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19025.64">
                <text:p>319025.64</text:p>
              </table:table-cell>
              <table:table-cell office:value-type="float" office:value="334900">
                <text:p>3349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20473.73">
                <text:p>320473.73</text:p>
              </table:table-cell>
              <table:table-cell office:value-type="float" office:value="336600">
                <text:p>3366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21921.82">
                <text:p>321921.82</text:p>
              </table:table-cell>
              <table:table-cell office:value-type="float" office:value="338300">
                <text:p>3383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23369.91">
                <text:p>323369.91</text:p>
              </table:table-cell>
              <table:table-cell office:value-type="float" office:value="340000">
                <text:p>340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24818.000000001">
                <text:p>324818.000000001</text:p>
              </table:table-cell>
              <table:table-cell office:value-type="float" office:value="341700">
                <text:p>3417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6266.090000001">
                <text:p>326266.090000001</text:p>
              </table:table-cell>
              <table:table-cell office:value-type="float" office:value="343400">
                <text:p>3434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27714.180000001">
                <text:p>327714.180000001</text:p>
              </table:table-cell>
              <table:table-cell office:value-type="float" office:value="345100">
                <text:p>345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29162.270000001">
                <text:p>329162.270000001</text:p>
              </table:table-cell>
              <table:table-cell office:value-type="float" office:value="346800">
                <text:p>3468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30610.360000001">
                <text:p>330610.360000001</text:p>
              </table:table-cell>
              <table:table-cell office:value-type="float" office:value="348500">
                <text:p>3485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32058.450000001">
                <text:p>332058.450000001</text:p>
              </table:table-cell>
              <table:table-cell office:value-type="float" office:value="350200">
                <text:p>3502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33506.540000001">
                <text:p>333506.540000001</text:p>
              </table:table-cell>
              <table:table-cell office:value-type="float" office:value="351900">
                <text:p>3519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34954.630000001">
                <text:p>334954.630000001</text:p>
              </table:table-cell>
              <table:table-cell office:value-type="float" office:value="353600">
                <text:p>3536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36402.720000001">
                <text:p>336402.720000001</text:p>
              </table:table-cell>
              <table:table-cell office:value-type="float" office:value="355300">
                <text:p>3553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37850.810000001">
                <text:p>337850.810000001</text:p>
              </table:table-cell>
              <table:table-cell office:value-type="float" office:value="357000">
                <text:p>357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39298.900000001">
                <text:p>339298.900000001</text:p>
              </table:table-cell>
              <table:table-cell office:value-type="float" office:value="358700">
                <text:p>3587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40746.990000001">
                <text:p>340746.990000001</text:p>
              </table:table-cell>
              <table:table-cell office:value-type="float" office:value="360400">
                <text:p>3604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42195.080000001">
                <text:p>342195.080000001</text:p>
              </table:table-cell>
              <table:table-cell office:value-type="float" office:value="362100">
                <text:p>362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3643.170000001">
                <text:p>343643.170000001</text:p>
              </table:table-cell>
              <table:table-cell office:value-type="float" office:value="363800">
                <text:p>3638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45091.260000001">
                <text:p>345091.260000001</text:p>
              </table:table-cell>
              <table:table-cell office:value-type="float" office:value="365500">
                <text:p>3655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46539.350000001">
                <text:p>346539.350000001</text:p>
              </table:table-cell>
              <table:table-cell office:value-type="float" office:value="367200">
                <text:p>3672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47987.440000001">
                <text:p>347987.440000001</text:p>
              </table:table-cell>
              <table:table-cell office:value-type="float" office:value="368900">
                <text:p>3689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49435.530000001">
                <text:p>349435.530000001</text:p>
              </table:table-cell>
              <table:table-cell office:value-type="float" office:value="370600">
                <text:p>3706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50883.620000001">
                <text:p>350883.620000001</text:p>
              </table:table-cell>
              <table:table-cell office:value-type="float" office:value="372300">
                <text:p>3723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52331.710000001">
                <text:p>352331.710000001</text:p>
              </table:table-cell>
              <table:table-cell office:value-type="float" office:value="374000">
                <text:p>374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53779.800000001">
                <text:p>353779.800000001</text:p>
              </table:table-cell>
              <table:table-cell office:value-type="float" office:value="375700">
                <text:p>3757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55227.890000001">
                <text:p>355227.890000001</text:p>
              </table:table-cell>
              <table:table-cell office:value-type="float" office:value="377400">
                <text:p>3774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56675.980000001">
                <text:p>356675.980000001</text:p>
              </table:table-cell>
              <table:table-cell office:value-type="float" office:value="379100">
                <text:p>379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58124.070000001">
                <text:p>358124.070000001</text:p>
              </table:table-cell>
              <table:table-cell office:value-type="float" office:value="380800">
                <text:p>3808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59572.160000001">
                <text:p>359572.160000001</text:p>
              </table:table-cell>
              <table:table-cell office:value-type="float" office:value="382500">
                <text:p>3825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61020.250000001">
                <text:p>361020.250000001</text:p>
              </table:table-cell>
              <table:table-cell office:value-type="float" office:value="384200">
                <text:p>3842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62468.340000001">
                <text:p>362468.340000001</text:p>
              </table:table-cell>
              <table:table-cell office:value-type="float" office:value="385900">
                <text:p>3859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63916.430000001">
                <text:p>363916.430000001</text:p>
              </table:table-cell>
              <table:table-cell office:value-type="float" office:value="387600">
                <text:p>3876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65364.520000001">
                <text:p>365364.520000001</text:p>
              </table:table-cell>
              <table:table-cell office:value-type="float" office:value="389300">
                <text:p>3893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66812.610000001">
                <text:p>366812.610000001</text:p>
              </table:table-cell>
              <table:table-cell office:value-type="float" office:value="391000">
                <text:p>391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68260.700000001">
                <text:p>368260.700000001</text:p>
              </table:table-cell>
              <table:table-cell office:value-type="float" office:value="392700">
                <text:p>3927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69708.790000001">
                <text:p>369708.790000001</text:p>
              </table:table-cell>
              <table:table-cell office:value-type="float" office:value="394400">
                <text:p>3944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71156.880000001">
                <text:p>371156.880000001</text:p>
              </table:table-cell>
              <table:table-cell office:value-type="float" office:value="396100">
                <text:p>396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72604.970000001">
                <text:p>372604.970000001</text:p>
              </table:table-cell>
              <table:table-cell office:value-type="float" office:value="397800">
                <text:p>3978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74053.060000001">
                <text:p>374053.060000001</text:p>
              </table:table-cell>
              <table:table-cell office:value-type="float" office:value="399500">
                <text:p>3995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75501.150000001">
                <text:p>375501.150000001</text:p>
              </table:table-cell>
              <table:table-cell office:value-type="float" office:value="401200">
                <text:p>4012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76949.240000001">
                <text:p>376949.240000001</text:p>
              </table:table-cell>
              <table:table-cell office:value-type="float" office:value="402900">
                <text:p>4029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78397.330000001">
                <text:p>378397.330000001</text:p>
              </table:table-cell>
              <table:table-cell office:value-type="float" office:value="404600">
                <text:p>4046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79845.420000001">
                <text:p>379845.420000001</text:p>
              </table:table-cell>
              <table:table-cell office:value-type="float" office:value="406300">
                <text:p>4063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81293.510000002">
                <text:p>381293.510000002</text:p>
              </table:table-cell>
              <table:table-cell office:value-type="float" office:value="408000">
                <text:p>408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82741.600000002">
                <text:p>382741.60000000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cm" svg:y="0.316cm" chart:style-name="ch2">
          <text:p>Buy vs Rent</text:p>
        </chart:title>
        <chart:legend chart:legend-position="end" svg:x="14.663cm" svg:y="3.952cm" style:legend-expansion="high" chart:style-name="ch3"/>
        <chart:plot-area chart:style-name="ch4" table:cell-range-address="'Payment for buying home (30 years)'.D5:'Payment for buying home (30 years)'.D364 'Payment for buying home (30 years)'.F5:'Payment for buying home (30 years)'.F364 'Payment for buying home (30 years)'.K5:'Payment for buying home (30 years)'.K363" chart:data-source-has-labels="row" svg:x="1.331cm" svg:y="1.275cm" svg:width="13.012cm" svg:height="6.564cm">
          <chart:coordinate-region svg:x="2.693cm" svg:y="1.474cm" svg:width="11.37cm" svg:height="5.718cm"/>
          <chart:axis chart:dimension="x" chart:name="primary-x" chart:style-name="ch5">
            <chart:title svg:x="6.536cm" svg:y="8.019cm" chart:style-name="ch6">
              <text:p>Number of month</text:p>
            </chart:title>
            <chart:grid chart:style-name="ch7" chart:class="major"/>
          </chart:axis>
          <chart:axis chart:dimension="y" chart:name="primary-y" chart:style-name="ch8">
            <chart:title svg:x="0.451cm" svg:y="5.686cm" chart:style-name="ch9">
              <text:p>Payment value</text:p>
            </chart:title>
            <chart:grid chart:style-name="ch7" chart:class="major"/>
          </chart:axis>
          <chart:series chart:style-name="ch10" chart:values-cell-range-address="'Payment for buying home (30 years)'.F5:'Payment for buying home (30 years)'.F364" loext:label-string="buy" chart:class="chart:scatter">
            <chart:domain table:cell-range-address="'Payment for buying home (30 years)'.D5:'Payment for buying home (30 years)'.D364"/>
            <chart:data-point chart:repeated="360"/>
          </chart:series>
          <chart:series chart:style-name="ch11" chart:values-cell-range-address="'Payment for buying home (30 years)'.K5:'Payment for buying home (30 years)'.K363" loext:label-string="rent" chart:class="chart:scatter">
            <chart:domain table:cell-range-address="'Payment for buying home (30 years)'.D5:'Payment for buying home (30 years)'.D363"/>
            <chart:data-point chart:repeated="97"/>
            <chart:data-point chart:style-name="ch12"/>
            <chart:data-point chart:repeated="14"/>
            <chart:data-point chart:style-name="ch12"/>
            <chart:data-point chart:repeated="24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uy</text:p>
              </table:table-cell>
              <table:table-cell office:value-type="string">
                <text:p>Column D</text:p>
              </table:table-cell>
              <table:table-cell office:value-type="string">
                <text:p>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ayment for buying home (30 years)'.D5:'Payment for buying home (30 years)'.D364</svg:desc>
                </draw:g>
              </table:table-cell>
              <table:table-cell office:value-type="float" office:value="36414.02">
                <text:p>36414.02</text:p>
                <draw:g>
                  <svg:desc>'Payment for buying home (30 years)'.F5:'Payment for buying home (30 years)'.F364</svg:desc>
                </draw:g>
              </table:table-cell>
              <table:table-cell office:value-type="float" office:value="1">
                <text:p>1</text:p>
                <draw:g>
                  <svg:desc>'Payment for buying home (30 years)'.D5:'Payment for buying home (30 years)'.D363</svg:desc>
                </draw:g>
              </table:table-cell>
              <table:table-cell office:value-type="float" office:value="3400">
                <text:p>3400</text:p>
                <draw:g>
                  <svg:desc>'Payment for buying home (30 years)'.K5:'Payment for buying home (30 years)'.K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628.04">
                <text:p>37628.04</text:p>
              </table:table-cell>
              <table:table-cell office:value-type="float" office:value="2">
                <text:p>2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842.06">
                <text:p>38842.06</text:p>
              </table:table-cell>
              <table:table-cell office:value-type="float" office:value="3">
                <text:p>3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056.08">
                <text:p>40056.08</text:p>
              </table:table-cell>
              <table:table-cell office:value-type="float" office:value="4">
                <text:p>4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270.1">
                <text:p>41270.1</text:p>
              </table:table-cell>
              <table:table-cell office:value-type="float" office:value="5">
                <text:p>5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2484.12">
                <text:p>42484.12</text:p>
              </table:table-cell>
              <table:table-cell office:value-type="float" office:value="6">
                <text:p>6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3698.14">
                <text:p>43698.14</text:p>
              </table:table-cell>
              <table:table-cell office:value-type="float" office:value="7">
                <text:p>7</text:p>
              </table:table-cell>
              <table:table-cell office:value-type="float" office:value="13600">
                <text:p>13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4912.16">
                <text:p>44912.16</text:p>
              </table:table-cell>
              <table:table-cell office:value-type="float" office:value="8">
                <text:p>8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6126.18">
                <text:p>46126.18</text:p>
              </table:table-cell>
              <table:table-cell office:value-type="float" office:value="9">
                <text:p>9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7340.2">
                <text:p>47340.2</text:p>
              </table:table-cell>
              <table:table-cell office:value-type="float" office:value="10">
                <text:p>10</text:p>
              </table:table-cell>
              <table:table-cell office:value-type="float" office:value="18700">
                <text:p>18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8554.22">
                <text:p>48554.22</text:p>
              </table:table-cell>
              <table:table-cell office:value-type="float" office:value="11">
                <text:p>11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9768.24">
                <text:p>49768.24</text:p>
              </table:table-cell>
              <table:table-cell office:value-type="float" office:value="12">
                <text:p>12</text:p>
              </table:table-cell>
              <table:table-cell office:value-type="float" office:value="22100">
                <text:p>2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0982.26">
                <text:p>50982.26</text:p>
              </table:table-cell>
              <table:table-cell office:value-type="float" office:value="13">
                <text:p>13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2196.28">
                <text:p>52196.28</text:p>
              </table:table-cell>
              <table:table-cell office:value-type="float" office:value="14">
                <text:p>14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3410.3">
                <text:p>53410.3</text:p>
              </table:table-cell>
              <table:table-cell office:value-type="float" office:value="15">
                <text:p>15</text:p>
              </table:table-cell>
              <table:table-cell office:value-type="float" office:value="27200">
                <text:p>27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4624.32">
                <text:p>54624.32</text:p>
              </table:table-cell>
              <table:table-cell office:value-type="float" office:value="16">
                <text:p>16</text:p>
              </table:table-cell>
              <table:table-cell office:value-type="float" office:value="28900">
                <text:p>289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5838.3399999999">
                <text:p>55838.3399999999</text:p>
              </table:table-cell>
              <table:table-cell office:value-type="float" office:value="17">
                <text:p>17</text:p>
              </table:table-cell>
              <table:table-cell office:value-type="float" office:value="30600">
                <text:p>30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7052.3599999999">
                <text:p>57052.3599999999</text:p>
              </table:table-cell>
              <table:table-cell office:value-type="float" office:value="18">
                <text:p>18</text:p>
              </table:table-cell>
              <table:table-cell office:value-type="float" office:value="32300">
                <text:p>32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8266.3799999999">
                <text:p>58266.3799999999</text:p>
              </table:table-cell>
              <table:table-cell office:value-type="float" office:value="19">
                <text:p>19</text:p>
              </table:table-cell>
              <table:table-cell office:value-type="float" office:value="34000">
                <text:p>34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9480.3999999999">
                <text:p>59480.3999999999</text:p>
              </table:table-cell>
              <table:table-cell office:value-type="float" office:value="20">
                <text:p>20</text:p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0694.4199999999">
                <text:p>60694.4199999999</text:p>
              </table:table-cell>
              <table:table-cell office:value-type="float" office:value="21">
                <text:p>21</text:p>
              </table:table-cell>
              <table:table-cell office:value-type="float" office:value="37400">
                <text:p>37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1908.4399999999">
                <text:p>61908.4399999999</text:p>
              </table:table-cell>
              <table:table-cell office:value-type="float" office:value="22">
                <text:p>22</text:p>
              </table:table-cell>
              <table:table-cell office:value-type="float" office:value="39100">
                <text:p>39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3122.4599999999">
                <text:p>63122.4599999999</text:p>
              </table:table-cell>
              <table:table-cell office:value-type="float" office:value="23">
                <text:p>23</text:p>
              </table:table-cell>
              <table:table-cell office:value-type="float" office:value="40800">
                <text:p>408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4336.4799999999">
                <text:p>64336.4799999999</text:p>
              </table:table-cell>
              <table:table-cell office:value-type="float" office:value="24">
                <text:p>24</text:p>
              </table:table-cell>
              <table:table-cell office:value-type="float" office:value="42500">
                <text:p>42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5550.4999999999">
                <text:p>65550.4999999999</text:p>
              </table:table-cell>
              <table:table-cell office:value-type="float" office:value="25">
                <text:p>25</text:p>
              </table:table-cell>
              <table:table-cell office:value-type="float" office:value="44200">
                <text:p>44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6764.5199999999">
                <text:p>66764.5199999999</text:p>
              </table:table-cell>
              <table:table-cell office:value-type="float" office:value="26">
                <text:p>26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978.5399999999">
                <text:p>67978.5399999999</text:p>
              </table:table-cell>
              <table:table-cell office:value-type="float" office:value="27">
                <text:p>27</text:p>
              </table:table-cell>
              <table:table-cell office:value-type="float" office:value="47600">
                <text:p>47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9192.5599999999">
                <text:p>69192.5599999999</text:p>
              </table:table-cell>
              <table:table-cell office:value-type="float" office:value="28">
                <text:p>28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406.5799999999">
                <text:p>70406.5799999999</text:p>
              </table:table-cell>
              <table:table-cell office:value-type="float" office:value="29">
                <text:p>29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1620.5999999999">
                <text:p>71620.5999999999</text:p>
              </table:table-cell>
              <table:table-cell office:value-type="float" office:value="30">
                <text:p>30</text:p>
              </table:table-cell>
              <table:table-cell office:value-type="float" office:value="52700">
                <text:p>527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2834.6199999999">
                <text:p>72834.6199999999</text:p>
              </table:table-cell>
              <table:table-cell office:value-type="float" office:value="31">
                <text:p>31</text:p>
              </table:table-cell>
              <table:table-cell office:value-type="float" office:value="54400">
                <text:p>54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4048.6399999999">
                <text:p>74048.6399999999</text:p>
              </table:table-cell>
              <table:table-cell office:value-type="float" office:value="32">
                <text:p>32</text:p>
              </table:table-cell>
              <table:table-cell office:value-type="float" office:value="56100">
                <text:p>56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5262.6599999999">
                <text:p>75262.6599999999</text:p>
              </table:table-cell>
              <table:table-cell office:value-type="float" office:value="33">
                <text:p>33</text:p>
              </table:table-cell>
              <table:table-cell office:value-type="float" office:value="57800">
                <text:p>578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6476.68">
                <text:p>76476.68</text:p>
              </table:table-cell>
              <table:table-cell office:value-type="float" office:value="34">
                <text:p>34</text:p>
              </table:table-cell>
              <table:table-cell office:value-type="float" office:value="59500">
                <text:p>59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7690.7">
                <text:p>77690.7</text:p>
              </table:table-cell>
              <table:table-cell office:value-type="float" office:value="35">
                <text:p>35</text:p>
              </table:table-cell>
              <table:table-cell office:value-type="float" office:value="61200">
                <text:p>612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8904.72">
                <text:p>78904.72</text:p>
              </table:table-cell>
              <table:table-cell office:value-type="float" office:value="36">
                <text:p>36</text:p>
              </table:table-cell>
              <table:table-cell office:value-type="float" office:value="62900">
                <text:p>62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0118.74">
                <text:p>80118.74</text:p>
              </table:table-cell>
              <table:table-cell office:value-type="float" office:value="37">
                <text:p>37</text:p>
              </table:table-cell>
              <table:table-cell office:value-type="float" office:value="64600">
                <text:p>64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1332.76">
                <text:p>81332.76</text:p>
              </table:table-cell>
              <table:table-cell office:value-type="float" office:value="38">
                <text:p>38</text:p>
              </table:table-cell>
              <table:table-cell office:value-type="float" office:value="66300">
                <text:p>66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2546.78">
                <text:p>82546.78</text:p>
              </table:table-cell>
              <table:table-cell office:value-type="float" office:value="39">
                <text:p>39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3760.8">
                <text:p>83760.8</text:p>
              </table:table-cell>
              <table:table-cell office:value-type="float" office:value="40">
                <text:p>40</text:p>
              </table:table-cell>
              <table:table-cell office:value-type="float" office:value="69700">
                <text:p>697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4974.82">
                <text:p>84974.82</text:p>
              </table:table-cell>
              <table:table-cell office:value-type="float" office:value="41">
                <text:p>41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6188.84">
                <text:p>86188.84</text:p>
              </table:table-cell>
              <table:table-cell office:value-type="float" office:value="42">
                <text:p>42</text:p>
              </table:table-cell>
              <table:table-cell office:value-type="float" office:value="73100">
                <text:p>73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7402.86">
                <text:p>87402.86</text:p>
              </table:table-cell>
              <table:table-cell office:value-type="float" office:value="43">
                <text:p>43</text:p>
              </table:table-cell>
              <table:table-cell office:value-type="float" office:value="74800">
                <text:p>7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8616.88">
                <text:p>88616.88</text:p>
              </table:table-cell>
              <table:table-cell office:value-type="float" office:value="44">
                <text:p>44</text:p>
              </table:table-cell>
              <table:table-cell office:value-type="float" office:value="76500">
                <text:p>76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9830.9">
                <text:p>89830.9</text:p>
              </table:table-cell>
              <table:table-cell office:value-type="float" office:value="45">
                <text:p>45</text:p>
              </table:table-cell>
              <table:table-cell office:value-type="float" office:value="78200">
                <text:p>78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1044.92">
                <text:p>91044.92</text:p>
              </table:table-cell>
              <table:table-cell office:value-type="float" office:value="46">
                <text:p>46</text:p>
              </table:table-cell>
              <table:table-cell office:value-type="float" office:value="79900">
                <text:p>799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2258.94">
                <text:p>92258.94</text:p>
              </table:table-cell>
              <table:table-cell office:value-type="float" office:value="47">
                <text:p>47</text:p>
              </table:table-cell>
              <table:table-cell office:value-type="float" office:value="81600">
                <text:p>816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3472.96">
                <text:p>93472.96</text:p>
              </table:table-cell>
              <table:table-cell office:value-type="float" office:value="48">
                <text:p>48</text:p>
              </table:table-cell>
              <table:table-cell office:value-type="float" office:value="83300">
                <text:p>83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4686.98">
                <text:p>94686.98</text:p>
              </table:table-cell>
              <table:table-cell office:value-type="float" office:value="49">
                <text:p>49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5901">
                <text:p>95901</text:p>
              </table:table-cell>
              <table:table-cell office:value-type="float" office:value="50">
                <text:p>50</text:p>
              </table:table-cell>
              <table:table-cell office:value-type="float" office:value="86700">
                <text:p>867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7115.02">
                <text:p>97115.02</text:p>
              </table:table-cell>
              <table:table-cell office:value-type="float" office:value="51">
                <text:p>51</text:p>
              </table:table-cell>
              <table:table-cell office:value-type="float" office:value="88400">
                <text:p>88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8329.04">
                <text:p>98329.04</text:p>
              </table:table-cell>
              <table:table-cell office:value-type="float" office:value="52">
                <text:p>52</text:p>
              </table:table-cell>
              <table:table-cell office:value-type="float" office:value="90100">
                <text:p>90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9543.06">
                <text:p>99543.06</text:p>
              </table:table-cell>
              <table:table-cell office:value-type="float" office:value="53">
                <text:p>53</text:p>
              </table:table-cell>
              <table:table-cell office:value-type="float" office:value="91800">
                <text:p>918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0757.08">
                <text:p>100757.08</text:p>
              </table:table-cell>
              <table:table-cell office:value-type="float" office:value="54">
                <text:p>54</text:p>
              </table:table-cell>
              <table:table-cell office:value-type="float" office:value="93500">
                <text:p>93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1971.1">
                <text:p>101971.1</text:p>
              </table:table-cell>
              <table:table-cell office:value-type="float" office:value="55">
                <text:p>55</text:p>
              </table:table-cell>
              <table:table-cell office:value-type="float" office:value="95200">
                <text:p>952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3185.12">
                <text:p>103185.12</text:p>
              </table:table-cell>
              <table:table-cell office:value-type="float" office:value="56">
                <text:p>56</text:p>
              </table:table-cell>
              <table:table-cell office:value-type="float" office:value="96900">
                <text:p>969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4399.14">
                <text:p>104399.14</text:p>
              </table:table-cell>
              <table:table-cell office:value-type="float" office:value="57">
                <text:p>57</text:p>
              </table:table-cell>
              <table:table-cell office:value-type="float" office:value="98600">
                <text:p>986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5613.16">
                <text:p>105613.16</text:p>
              </table:table-cell>
              <table:table-cell office:value-type="float" office:value="58">
                <text:p>58</text:p>
              </table:table-cell>
              <table:table-cell office:value-type="float" office:value="100300">
                <text:p>1003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6827.18">
                <text:p>106827.18</text:p>
              </table:table-cell>
              <table:table-cell office:value-type="float" office:value="59">
                <text:p>59</text:p>
              </table:table-cell>
              <table:table-cell office:value-type="float" office:value="102000">
                <text:p>102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8041.2">
                <text:p>108041.2</text:p>
              </table:table-cell>
              <table:table-cell office:value-type="float" office:value="60">
                <text:p>60</text:p>
              </table:table-cell>
              <table:table-cell office:value-type="float" office:value="103700">
                <text:p>1037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9255.22">
                <text:p>109255.22</text:p>
              </table:table-cell>
              <table:table-cell office:value-type="float" office:value="61">
                <text:p>61</text:p>
              </table:table-cell>
              <table:table-cell office:value-type="float" office:value="105400">
                <text:p>1054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0469.24">
                <text:p>110469.24</text:p>
              </table:table-cell>
              <table:table-cell office:value-type="float" office:value="62">
                <text:p>62</text:p>
              </table:table-cell>
              <table:table-cell office:value-type="float" office:value="107100">
                <text:p>107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1683.26">
                <text:p>111683.26</text:p>
              </table:table-cell>
              <table:table-cell office:value-type="float" office:value="63">
                <text:p>63</text:p>
              </table:table-cell>
              <table:table-cell office:value-type="float" office:value="108800">
                <text:p>1088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2897.28">
                <text:p>112897.28</text:p>
              </table:table-cell>
              <table:table-cell office:value-type="float" office:value="64">
                <text:p>64</text:p>
              </table:table-cell>
              <table:table-cell office:value-type="float" office:value="110500">
                <text:p>110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4111.3">
                <text:p>114111.3</text:p>
              </table:table-cell>
              <table:table-cell office:value-type="float" office:value="65">
                <text:p>65</text:p>
              </table:table-cell>
              <table:table-cell office:value-type="float" office:value="112200">
                <text:p>1122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5325.32">
                <text:p>115325.32</text:p>
              </table:table-cell>
              <table:table-cell office:value-type="float" office:value="66">
                <text:p>66</text:p>
              </table:table-cell>
              <table:table-cell office:value-type="float" office:value="113900">
                <text:p>1139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6539.34">
                <text:p>116539.34</text:p>
              </table:table-cell>
              <table:table-cell office:value-type="float" office:value="67">
                <text:p>67</text:p>
              </table:table-cell>
              <table:table-cell office:value-type="float" office:value="115600">
                <text:p>1156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7753.36">
                <text:p>117753.36</text:p>
              </table:table-cell>
              <table:table-cell office:value-type="float" office:value="68">
                <text:p>68</text:p>
              </table:table-cell>
              <table:table-cell office:value-type="float" office:value="117300">
                <text:p>117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8967.38">
                <text:p>118967.38</text:p>
              </table:table-cell>
              <table:table-cell office:value-type="float" office:value="69">
                <text:p>69</text:p>
              </table:table-cell>
              <table:table-cell office:value-type="float" office:value="119000">
                <text:p>119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0181.4">
                <text:p>120181.4</text:p>
              </table:table-cell>
              <table:table-cell office:value-type="float" office:value="70">
                <text:p>70</text:p>
              </table:table-cell>
              <table:table-cell office:value-type="float" office:value="120700">
                <text:p>1207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21395.42">
                <text:p>121395.42</text:p>
              </table:table-cell>
              <table:table-cell office:value-type="float" office:value="71">
                <text:p>71</text:p>
              </table:table-cell>
              <table:table-cell office:value-type="float" office:value="122400">
                <text:p>122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22609.44">
                <text:p>122609.44</text:p>
              </table:table-cell>
              <table:table-cell office:value-type="float" office:value="72">
                <text:p>72</text:p>
              </table:table-cell>
              <table:table-cell office:value-type="float" office:value="124100">
                <text:p>124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23823.46">
                <text:p>123823.46</text:p>
              </table:table-cell>
              <table:table-cell office:value-type="float" office:value="73">
                <text:p>73</text:p>
              </table:table-cell>
              <table:table-cell office:value-type="float" office:value="125800">
                <text:p>1258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25037.48">
                <text:p>125037.48</text:p>
              </table:table-cell>
              <table:table-cell office:value-type="float" office:value="74">
                <text:p>74</text:p>
              </table:table-cell>
              <table:table-cell office:value-type="float" office:value="127500">
                <text:p>1275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6251.5">
                <text:p>126251.5</text:p>
              </table:table-cell>
              <table:table-cell office:value-type="float" office:value="75">
                <text:p>75</text:p>
              </table:table-cell>
              <table:table-cell office:value-type="float" office:value="129200">
                <text:p>1292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7465.52">
                <text:p>127465.52</text:p>
              </table:table-cell>
              <table:table-cell office:value-type="float" office:value="76">
                <text:p>76</text:p>
              </table:table-cell>
              <table:table-cell office:value-type="float" office:value="130900">
                <text:p>1309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8679.54">
                <text:p>128679.54</text:p>
              </table:table-cell>
              <table:table-cell office:value-type="float" office:value="77">
                <text:p>77</text:p>
              </table:table-cell>
              <table:table-cell office:value-type="float" office:value="132600">
                <text:p>1326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9893.56">
                <text:p>129893.56</text:p>
              </table:table-cell>
              <table:table-cell office:value-type="float" office:value="78">
                <text:p>78</text:p>
              </table:table-cell>
              <table:table-cell office:value-type="float" office:value="134300">
                <text:p>1343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1107.58">
                <text:p>131107.58</text:p>
              </table:table-cell>
              <table:table-cell office:value-type="float" office:value="79">
                <text:p>79</text:p>
              </table:table-cell>
              <table:table-cell office:value-type="float" office:value="136000">
                <text:p>136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2321.6">
                <text:p>132321.6</text:p>
              </table:table-cell>
              <table:table-cell office:value-type="float" office:value="80">
                <text:p>80</text:p>
              </table:table-cell>
              <table:table-cell office:value-type="float" office:value="137700">
                <text:p>1377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3535.62">
                <text:p>133535.62</text:p>
              </table:table-cell>
              <table:table-cell office:value-type="float" office:value="81">
                <text:p>81</text:p>
              </table:table-cell>
              <table:table-cell office:value-type="float" office:value="139400">
                <text:p>1394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4749.64">
                <text:p>134749.64</text:p>
              </table:table-cell>
              <table:table-cell office:value-type="float" office:value="82">
                <text:p>82</text:p>
              </table:table-cell>
              <table:table-cell office:value-type="float" office:value="141100">
                <text:p>141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5963.66">
                <text:p>135963.66</text:p>
              </table:table-cell>
              <table:table-cell office:value-type="float" office:value="83">
                <text:p>83</text:p>
              </table:table-cell>
              <table:table-cell office:value-type="float" office:value="142800">
                <text:p>1428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7177.68">
                <text:p>137177.68</text:p>
              </table:table-cell>
              <table:table-cell office:value-type="float" office:value="84">
                <text:p>84</text:p>
              </table:table-cell>
              <table:table-cell office:value-type="float" office:value="144500">
                <text:p>144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8391.7">
                <text:p>138391.7</text:p>
              </table:table-cell>
              <table:table-cell office:value-type="float" office:value="85">
                <text:p>85</text:p>
              </table:table-cell>
              <table:table-cell office:value-type="float" office:value="146200">
                <text:p>1462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9605.72">
                <text:p>139605.72</text:p>
              </table:table-cell>
              <table:table-cell office:value-type="float" office:value="86">
                <text:p>86</text:p>
              </table:table-cell>
              <table:table-cell office:value-type="float" office:value="147900">
                <text:p>1479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0819.74">
                <text:p>140819.74</text:p>
              </table:table-cell>
              <table:table-cell office:value-type="float" office:value="87">
                <text:p>87</text:p>
              </table:table-cell>
              <table:table-cell office:value-type="float" office:value="149600">
                <text:p>1496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2033.76">
                <text:p>142033.76</text:p>
              </table:table-cell>
              <table:table-cell office:value-type="float" office:value="88">
                <text:p>88</text:p>
              </table:table-cell>
              <table:table-cell office:value-type="float" office:value="151300">
                <text:p>1513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3247.78">
                <text:p>143247.78</text:p>
              </table:table-cell>
              <table:table-cell office:value-type="float" office:value="89">
                <text:p>89</text:p>
              </table:table-cell>
              <table:table-cell office:value-type="float" office:value="153000">
                <text:p>153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4461.8">
                <text:p>144461.8</text:p>
              </table:table-cell>
              <table:table-cell office:value-type="float" office:value="90">
                <text:p>90</text:p>
              </table:table-cell>
              <table:table-cell office:value-type="float" office:value="154700">
                <text:p>1547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5675.82">
                <text:p>145675.82</text:p>
              </table:table-cell>
              <table:table-cell office:value-type="float" office:value="91">
                <text:p>91</text:p>
              </table:table-cell>
              <table:table-cell office:value-type="float" office:value="156400">
                <text:p>1564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46889.84">
                <text:p>146889.84</text:p>
              </table:table-cell>
              <table:table-cell office:value-type="float" office:value="92">
                <text:p>92</text:p>
              </table:table-cell>
              <table:table-cell office:value-type="float" office:value="158100">
                <text:p>158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8103.86">
                <text:p>148103.86</text:p>
              </table:table-cell>
              <table:table-cell office:value-type="float" office:value="93">
                <text:p>93</text:p>
              </table:table-cell>
              <table:table-cell office:value-type="float" office:value="159800">
                <text:p>1598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49317.88">
                <text:p>149317.88</text:p>
              </table:table-cell>
              <table:table-cell office:value-type="float" office:value="94">
                <text:p>94</text:p>
              </table:table-cell>
              <table:table-cell office:value-type="float" office:value="161500">
                <text:p>161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50531.9">
                <text:p>150531.9</text:p>
              </table:table-cell>
              <table:table-cell office:value-type="float" office:value="95">
                <text:p>95</text:p>
              </table:table-cell>
              <table:table-cell office:value-type="float" office:value="163200">
                <text:p>1632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51745.92">
                <text:p>151745.92</text:p>
              </table:table-cell>
              <table:table-cell office:value-type="float" office:value="96">
                <text:p>96</text:p>
              </table:table-cell>
              <table:table-cell office:value-type="float" office:value="164900">
                <text:p>1649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52959.94">
                <text:p>152959.94</text:p>
              </table:table-cell>
              <table:table-cell office:value-type="float" office:value="97">
                <text:p>97</text:p>
              </table:table-cell>
              <table:table-cell office:value-type="float" office:value="166600">
                <text:p>1666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54173.96">
                <text:p>154173.96</text:p>
              </table:table-cell>
              <table:table-cell office:value-type="float" office:value="98">
                <text:p>98</text:p>
              </table:table-cell>
              <table:table-cell office:value-type="float" office:value="168300">
                <text:p>1683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55387.98">
                <text:p>155387.98</text:p>
              </table:table-cell>
              <table:table-cell office:value-type="float" office:value="99">
                <text:p>99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56602">
                <text:p>156602</text:p>
              </table:table-cell>
              <table:table-cell office:value-type="float" office:value="100">
                <text:p>100</text:p>
              </table:table-cell>
              <table:table-cell office:value-type="float" office:value="171700">
                <text:p>1717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57816.02">
                <text:p>157816.02</text:p>
              </table:table-cell>
              <table:table-cell office:value-type="float" office:value="101">
                <text:p>101</text:p>
              </table:table-cell>
              <table:table-cell office:value-type="float" office:value="173400">
                <text:p>1734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59030.04">
                <text:p>159030.04</text:p>
              </table:table-cell>
              <table:table-cell office:value-type="float" office:value="102">
                <text:p>102</text:p>
              </table:table-cell>
              <table:table-cell office:value-type="float" office:value="175100">
                <text:p>175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60244.06">
                <text:p>160244.06</text:p>
              </table:table-cell>
              <table:table-cell office:value-type="float" office:value="103">
                <text:p>103</text:p>
              </table:table-cell>
              <table:table-cell office:value-type="float" office:value="176800">
                <text:p>1768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61458.08">
                <text:p>161458.08</text:p>
              </table:table-cell>
              <table:table-cell office:value-type="float" office:value="104">
                <text:p>104</text:p>
              </table:table-cell>
              <table:table-cell office:value-type="float" office:value="178500">
                <text:p>1785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62672.1">
                <text:p>162672.1</text:p>
              </table:table-cell>
              <table:table-cell office:value-type="float" office:value="105">
                <text:p>105</text:p>
              </table:table-cell>
              <table:table-cell office:value-type="float" office:value="180200">
                <text:p>1802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63886.12">
                <text:p>163886.12</text:p>
              </table:table-cell>
              <table:table-cell office:value-type="float" office:value="106">
                <text:p>106</text:p>
              </table:table-cell>
              <table:table-cell office:value-type="float" office:value="181900">
                <text:p>1819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65100.14">
                <text:p>165100.14</text:p>
              </table:table-cell>
              <table:table-cell office:value-type="float" office:value="107">
                <text:p>107</text:p>
              </table:table-cell>
              <table:table-cell office:value-type="float" office:value="183600">
                <text:p>183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66314.16">
                <text:p>166314.16</text:p>
              </table:table-cell>
              <table:table-cell office:value-type="float" office:value="108">
                <text:p>108</text:p>
              </table:table-cell>
              <table:table-cell office:value-type="float" office:value="185300">
                <text:p>1853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67528.18">
                <text:p>167528.18</text:p>
              </table:table-cell>
              <table:table-cell office:value-type="float" office:value="109">
                <text:p>109</text:p>
              </table:table-cell>
              <table:table-cell office:value-type="float" office:value="187000">
                <text:p>187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68742.2">
                <text:p>168742.2</text:p>
              </table:table-cell>
              <table:table-cell office:value-type="float" office:value="110">
                <text:p>110</text:p>
              </table:table-cell>
              <table:table-cell office:value-type="float" office:value="188700">
                <text:p>1887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69956.22">
                <text:p>169956.22</text:p>
              </table:table-cell>
              <table:table-cell office:value-type="float" office:value="111">
                <text:p>111</text:p>
              </table:table-cell>
              <table:table-cell office:value-type="float" office:value="190400">
                <text:p>1904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71170.24">
                <text:p>171170.24</text:p>
              </table:table-cell>
              <table:table-cell office:value-type="float" office:value="112">
                <text:p>112</text:p>
              </table:table-cell>
              <table:table-cell office:value-type="float" office:value="192100">
                <text:p>192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72384.26">
                <text:p>172384.26</text:p>
              </table:table-cell>
              <table:table-cell office:value-type="float" office:value="113">
                <text:p>113</text:p>
              </table:table-cell>
              <table:table-cell office:value-type="float" office:value="193800">
                <text:p>1938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73598.28">
                <text:p>173598.28</text:p>
              </table:table-cell>
              <table:table-cell office:value-type="float" office:value="114">
                <text:p>114</text:p>
              </table:table-cell>
              <table:table-cell office:value-type="float" office:value="195500">
                <text:p>1955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74812.3">
                <text:p>174812.3</text:p>
              </table:table-cell>
              <table:table-cell office:value-type="float" office:value="115">
                <text:p>115</text:p>
              </table:table-cell>
              <table:table-cell office:value-type="float" office:value="197200">
                <text:p>1972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76026.32">
                <text:p>176026.32</text:p>
              </table:table-cell>
              <table:table-cell office:value-type="float" office:value="116">
                <text:p>116</text:p>
              </table:table-cell>
              <table:table-cell office:value-type="float" office:value="198900">
                <text:p>1989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77240.34">
                <text:p>177240.34</text:p>
              </table:table-cell>
              <table:table-cell office:value-type="float" office:value="117">
                <text:p>117</text:p>
              </table:table-cell>
              <table:table-cell office:value-type="float" office:value="200600">
                <text:p>2006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78454.36">
                <text:p>178454.36</text:p>
              </table:table-cell>
              <table:table-cell office:value-type="float" office:value="118">
                <text:p>118</text:p>
              </table:table-cell>
              <table:table-cell office:value-type="float" office:value="202300">
                <text:p>2023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79668.38">
                <text:p>179668.38</text:p>
              </table:table-cell>
              <table:table-cell office:value-type="float" office:value="119">
                <text:p>119</text:p>
              </table:table-cell>
              <table:table-cell office:value-type="float" office:value="204000">
                <text:p>204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80882.4">
                <text:p>180882.4</text:p>
              </table:table-cell>
              <table:table-cell office:value-type="float" office:value="120">
                <text:p>120</text:p>
              </table:table-cell>
              <table:table-cell office:value-type="float" office:value="205700">
                <text:p>2057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82096.42">
                <text:p>182096.42</text:p>
              </table:table-cell>
              <table:table-cell office:value-type="float" office:value="121">
                <text:p>121</text:p>
              </table:table-cell>
              <table:table-cell office:value-type="float" office:value="207400">
                <text:p>2074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83310.44">
                <text:p>183310.44</text:p>
              </table:table-cell>
              <table:table-cell office:value-type="float" office:value="122">
                <text:p>122</text:p>
              </table:table-cell>
              <table:table-cell office:value-type="float" office:value="209100">
                <text:p>209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84524.46">
                <text:p>184524.46</text:p>
              </table:table-cell>
              <table:table-cell office:value-type="float" office:value="123">
                <text:p>123</text:p>
              </table:table-cell>
              <table:table-cell office:value-type="float" office:value="210800">
                <text:p>2108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85738.48">
                <text:p>185738.48</text:p>
              </table:table-cell>
              <table:table-cell office:value-type="float" office:value="124">
                <text:p>124</text:p>
              </table:table-cell>
              <table:table-cell office:value-type="float" office:value="212500">
                <text:p>2125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86952.5">
                <text:p>186952.5</text:p>
              </table:table-cell>
              <table:table-cell office:value-type="float" office:value="125">
                <text:p>125</text:p>
              </table:table-cell>
              <table:table-cell office:value-type="float" office:value="214200">
                <text:p>2142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88166.52">
                <text:p>188166.52</text:p>
              </table:table-cell>
              <table:table-cell office:value-type="float" office:value="126">
                <text:p>126</text:p>
              </table:table-cell>
              <table:table-cell office:value-type="float" office:value="215900">
                <text:p>2159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89380.54">
                <text:p>189380.54</text:p>
              </table:table-cell>
              <table:table-cell office:value-type="float" office:value="127">
                <text:p>127</text:p>
              </table:table-cell>
              <table:table-cell office:value-type="float" office:value="217600">
                <text:p>2176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0594.56">
                <text:p>190594.56</text:p>
              </table:table-cell>
              <table:table-cell office:value-type="float" office:value="128">
                <text:p>128</text:p>
              </table:table-cell>
              <table:table-cell office:value-type="float" office:value="219300">
                <text:p>2193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91808.58">
                <text:p>191808.58</text:p>
              </table:table-cell>
              <table:table-cell office:value-type="float" office:value="129">
                <text:p>129</text:p>
              </table:table-cell>
              <table:table-cell office:value-type="float" office:value="221000">
                <text:p>221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93022.6">
                <text:p>193022.6</text:p>
              </table:table-cell>
              <table:table-cell office:value-type="float" office:value="130">
                <text:p>130</text:p>
              </table:table-cell>
              <table:table-cell office:value-type="float" office:value="222700">
                <text:p>2227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94236.62">
                <text:p>194236.62</text:p>
              </table:table-cell>
              <table:table-cell office:value-type="float" office:value="131">
                <text:p>131</text:p>
              </table:table-cell>
              <table:table-cell office:value-type="float" office:value="224400">
                <text:p>2244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95450.64">
                <text:p>195450.64</text:p>
              </table:table-cell>
              <table:table-cell office:value-type="float" office:value="132">
                <text:p>132</text:p>
              </table:table-cell>
              <table:table-cell office:value-type="float" office:value="226100">
                <text:p>226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96664.66">
                <text:p>196664.66</text:p>
              </table:table-cell>
              <table:table-cell office:value-type="float" office:value="133">
                <text:p>133</text:p>
              </table:table-cell>
              <table:table-cell office:value-type="float" office:value="227800">
                <text:p>2278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97878.68">
                <text:p>197878.68</text:p>
              </table:table-cell>
              <table:table-cell office:value-type="float" office:value="134">
                <text:p>134</text:p>
              </table:table-cell>
              <table:table-cell office:value-type="float" office:value="229500">
                <text:p>2295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99092.7">
                <text:p>199092.7</text:p>
              </table:table-cell>
              <table:table-cell office:value-type="float" office:value="135">
                <text:p>135</text:p>
              </table:table-cell>
              <table:table-cell office:value-type="float" office:value="231200">
                <text:p>2312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00306.72">
                <text:p>200306.72</text:p>
              </table:table-cell>
              <table:table-cell office:value-type="float" office:value="136">
                <text:p>136</text:p>
              </table:table-cell>
              <table:table-cell office:value-type="float" office:value="232900">
                <text:p>2329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01520.739999999">
                <text:p>201520.739999999</text:p>
              </table:table-cell>
              <table:table-cell office:value-type="float" office:value="137">
                <text:p>137</text:p>
              </table:table-cell>
              <table:table-cell office:value-type="float" office:value="234600">
                <text:p>2346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02734.76">
                <text:p>202734.76</text:p>
              </table:table-cell>
              <table:table-cell office:value-type="float" office:value="138">
                <text:p>138</text:p>
              </table:table-cell>
              <table:table-cell office:value-type="float" office:value="236300">
                <text:p>2363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03948.779999999">
                <text:p>203948.779999999</text:p>
              </table:table-cell>
              <table:table-cell office:value-type="float" office:value="139">
                <text:p>139</text:p>
              </table:table-cell>
              <table:table-cell office:value-type="float" office:value="238000">
                <text:p>238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05162.8">
                <text:p>205162.8</text:p>
              </table:table-cell>
              <table:table-cell office:value-type="float" office:value="140">
                <text:p>140</text:p>
              </table:table-cell>
              <table:table-cell office:value-type="float" office:value="239700">
                <text:p>2397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06376.819999999">
                <text:p>206376.819999999</text:p>
              </table:table-cell>
              <table:table-cell office:value-type="float" office:value="141">
                <text:p>141</text:p>
              </table:table-cell>
              <table:table-cell office:value-type="float" office:value="241400">
                <text:p>2414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07590.839999999">
                <text:p>207590.839999999</text:p>
              </table:table-cell>
              <table:table-cell office:value-type="float" office:value="142">
                <text:p>142</text:p>
              </table:table-cell>
              <table:table-cell office:value-type="float" office:value="243100">
                <text:p>243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08804.859999999">
                <text:p>208804.859999999</text:p>
              </table:table-cell>
              <table:table-cell office:value-type="float" office:value="143">
                <text:p>143</text:p>
              </table:table-cell>
              <table:table-cell office:value-type="float" office:value="244800">
                <text:p>2448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0018.879999999">
                <text:p>210018.879999999</text:p>
              </table:table-cell>
              <table:table-cell office:value-type="float" office:value="144">
                <text:p>144</text:p>
              </table:table-cell>
              <table:table-cell office:value-type="float" office:value="246500">
                <text:p>2465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11232.899999999">
                <text:p>211232.899999999</text:p>
              </table:table-cell>
              <table:table-cell office:value-type="float" office:value="145">
                <text:p>145</text:p>
              </table:table-cell>
              <table:table-cell office:value-type="float" office:value="248200">
                <text:p>2482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12446.919999999">
                <text:p>212446.919999999</text:p>
              </table:table-cell>
              <table:table-cell office:value-type="float" office:value="146">
                <text:p>146</text:p>
              </table:table-cell>
              <table:table-cell office:value-type="float" office:value="249900">
                <text:p>2499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13660.939999999">
                <text:p>213660.939999999</text:p>
              </table:table-cell>
              <table:table-cell office:value-type="float" office:value="147">
                <text:p>147</text:p>
              </table:table-cell>
              <table:table-cell office:value-type="float" office:value="251600">
                <text:p>2516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14874.959999999">
                <text:p>214874.959999999</text:p>
              </table:table-cell>
              <table:table-cell office:value-type="float" office:value="148">
                <text:p>148</text:p>
              </table:table-cell>
              <table:table-cell office:value-type="float" office:value="253300">
                <text:p>2533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16088.979999999">
                <text:p>216088.979999999</text:p>
              </table:table-cell>
              <table:table-cell office:value-type="float" office:value="149">
                <text:p>149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17302.999999999">
                <text:p>217302.999999999</text:p>
              </table:table-cell>
              <table:table-cell office:value-type="float" office:value="150">
                <text:p>150</text:p>
              </table:table-cell>
              <table:table-cell office:value-type="float" office:value="256700">
                <text:p>2567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18517.019999999">
                <text:p>218517.019999999</text:p>
              </table:table-cell>
              <table:table-cell office:value-type="float" office:value="151">
                <text:p>151</text:p>
              </table:table-cell>
              <table:table-cell office:value-type="float" office:value="258400">
                <text:p>2584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19731.039999999">
                <text:p>219731.039999999</text:p>
              </table:table-cell>
              <table:table-cell office:value-type="float" office:value="152">
                <text:p>152</text:p>
              </table:table-cell>
              <table:table-cell office:value-type="float" office:value="260100">
                <text:p>260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20945.059999999">
                <text:p>220945.059999999</text:p>
              </table:table-cell>
              <table:table-cell office:value-type="float" office:value="153">
                <text:p>153</text:p>
              </table:table-cell>
              <table:table-cell office:value-type="float" office:value="261800">
                <text:p>2618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22159.079999999">
                <text:p>222159.079999999</text:p>
              </table:table-cell>
              <table:table-cell office:value-type="float" office:value="154">
                <text:p>154</text:p>
              </table:table-cell>
              <table:table-cell office:value-type="float" office:value="263500">
                <text:p>2635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23373.099999999">
                <text:p>223373.099999999</text:p>
              </table:table-cell>
              <table:table-cell office:value-type="float" office:value="155">
                <text:p>155</text:p>
              </table:table-cell>
              <table:table-cell office:value-type="float" office:value="265200">
                <text:p>2652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24587.119999999">
                <text:p>224587.119999999</text:p>
              </table:table-cell>
              <table:table-cell office:value-type="float" office:value="156">
                <text:p>156</text:p>
              </table:table-cell>
              <table:table-cell office:value-type="float" office:value="266900">
                <text:p>2669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25801.139999999">
                <text:p>225801.139999999</text:p>
              </table:table-cell>
              <table:table-cell office:value-type="float" office:value="157">
                <text:p>157</text:p>
              </table:table-cell>
              <table:table-cell office:value-type="float" office:value="268600">
                <text:p>2686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27015.159999999">
                <text:p>227015.159999999</text:p>
              </table:table-cell>
              <table:table-cell office:value-type="float" office:value="158">
                <text:p>158</text:p>
              </table:table-cell>
              <table:table-cell office:value-type="float" office:value="270300">
                <text:p>2703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28229.179999999">
                <text:p>228229.179999999</text:p>
              </table:table-cell>
              <table:table-cell office:value-type="float" office:value="159">
                <text:p>159</text:p>
              </table:table-cell>
              <table:table-cell office:value-type="float" office:value="272000">
                <text:p>272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29443.199999999">
                <text:p>229443.199999999</text:p>
              </table:table-cell>
              <table:table-cell office:value-type="float" office:value="160">
                <text:p>160</text:p>
              </table:table-cell>
              <table:table-cell office:value-type="float" office:value="273700">
                <text:p>2737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30657.219999999">
                <text:p>230657.219999999</text:p>
              </table:table-cell>
              <table:table-cell office:value-type="float" office:value="161">
                <text:p>161</text:p>
              </table:table-cell>
              <table:table-cell office:value-type="float" office:value="275400">
                <text:p>2754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31871.239999999">
                <text:p>231871.239999999</text:p>
              </table:table-cell>
              <table:table-cell office:value-type="float" office:value="162">
                <text:p>162</text:p>
              </table:table-cell>
              <table:table-cell office:value-type="float" office:value="277100">
                <text:p>277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33085.259999999">
                <text:p>233085.259999999</text:p>
              </table:table-cell>
              <table:table-cell office:value-type="float" office:value="163">
                <text:p>163</text:p>
              </table:table-cell>
              <table:table-cell office:value-type="float" office:value="278800">
                <text:p>2788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34299.279999999">
                <text:p>234299.279999999</text:p>
              </table:table-cell>
              <table:table-cell office:value-type="float" office:value="164">
                <text:p>164</text:p>
              </table:table-cell>
              <table:table-cell office:value-type="float" office:value="280500">
                <text:p>2805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5513.299999999">
                <text:p>235513.299999999</text:p>
              </table:table-cell>
              <table:table-cell office:value-type="float" office:value="165">
                <text:p>165</text:p>
              </table:table-cell>
              <table:table-cell office:value-type="float" office:value="282200">
                <text:p>2822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36727.319999999">
                <text:p>236727.319999999</text:p>
              </table:table-cell>
              <table:table-cell office:value-type="float" office:value="166">
                <text:p>166</text:p>
              </table:table-cell>
              <table:table-cell office:value-type="float" office:value="283900">
                <text:p>2839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37941.339999999">
                <text:p>237941.339999999</text:p>
              </table:table-cell>
              <table:table-cell office:value-type="float" office:value="167">
                <text:p>167</text:p>
              </table:table-cell>
              <table:table-cell office:value-type="float" office:value="285600">
                <text:p>2856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39155.359999999">
                <text:p>239155.359999999</text:p>
              </table:table-cell>
              <table:table-cell office:value-type="float" office:value="168">
                <text:p>168</text:p>
              </table:table-cell>
              <table:table-cell office:value-type="float" office:value="287300">
                <text:p>2873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40369.379999999">
                <text:p>240369.379999999</text:p>
              </table:table-cell>
              <table:table-cell office:value-type="float" office:value="169">
                <text:p>169</text:p>
              </table:table-cell>
              <table:table-cell office:value-type="float" office:value="289000">
                <text:p>289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41583.399999999">
                <text:p>241583.399999999</text:p>
              </table:table-cell>
              <table:table-cell office:value-type="float" office:value="170">
                <text:p>170</text:p>
              </table:table-cell>
              <table:table-cell office:value-type="float" office:value="290700">
                <text:p>2907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42797.419999999">
                <text:p>242797.419999999</text:p>
              </table:table-cell>
              <table:table-cell office:value-type="float" office:value="171">
                <text:p>171</text:p>
              </table:table-cell>
              <table:table-cell office:value-type="float" office:value="292400">
                <text:p>2924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44011.439999999">
                <text:p>244011.439999999</text:p>
              </table:table-cell>
              <table:table-cell office:value-type="float" office:value="172">
                <text:p>172</text:p>
              </table:table-cell>
              <table:table-cell office:value-type="float" office:value="294100">
                <text:p>294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45225.459999999">
                <text:p>245225.459999999</text:p>
              </table:table-cell>
              <table:table-cell office:value-type="float" office:value="173">
                <text:p>173</text:p>
              </table:table-cell>
              <table:table-cell office:value-type="float" office:value="295800">
                <text:p>2958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46439.479999999">
                <text:p>246439.479999999</text:p>
              </table:table-cell>
              <table:table-cell office:value-type="float" office:value="174">
                <text:p>174</text:p>
              </table:table-cell>
              <table:table-cell office:value-type="float" office:value="297500">
                <text:p>2975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47653.499999999">
                <text:p>247653.499999999</text:p>
              </table:table-cell>
              <table:table-cell office:value-type="float" office:value="175">
                <text:p>175</text:p>
              </table:table-cell>
              <table:table-cell office:value-type="float" office:value="299200">
                <text:p>2992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48867.519999999">
                <text:p>248867.519999999</text:p>
              </table:table-cell>
              <table:table-cell office:value-type="float" office:value="176">
                <text:p>176</text:p>
              </table:table-cell>
              <table:table-cell office:value-type="float" office:value="300900">
                <text:p>3009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50081.539999999">
                <text:p>250081.539999999</text:p>
              </table:table-cell>
              <table:table-cell office:value-type="float" office:value="177">
                <text:p>177</text:p>
              </table:table-cell>
              <table:table-cell office:value-type="float" office:value="302600">
                <text:p>3026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51295.559999999">
                <text:p>251295.559999999</text:p>
              </table:table-cell>
              <table:table-cell office:value-type="float" office:value="178">
                <text:p>178</text:p>
              </table:table-cell>
              <table:table-cell office:value-type="float" office:value="304300">
                <text:p>3043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52509.579999999">
                <text:p>252509.579999999</text:p>
              </table:table-cell>
              <table:table-cell office:value-type="float" office:value="179">
                <text:p>179</text:p>
              </table:table-cell>
              <table:table-cell office:value-type="float" office:value="306000">
                <text:p>306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53723.599999999">
                <text:p>253723.599999999</text:p>
              </table:table-cell>
              <table:table-cell office:value-type="float" office:value="180">
                <text:p>180</text:p>
              </table:table-cell>
              <table:table-cell office:value-type="float" office:value="307700">
                <text:p>3077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54937.619999999">
                <text:p>254937.619999999</text:p>
              </table:table-cell>
              <table:table-cell office:value-type="float" office:value="181">
                <text:p>181</text:p>
              </table:table-cell>
              <table:table-cell office:value-type="float" office:value="309400">
                <text:p>3094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56151.639999999">
                <text:p>256151.639999999</text:p>
              </table:table-cell>
              <table:table-cell office:value-type="float" office:value="182">
                <text:p>182</text:p>
              </table:table-cell>
              <table:table-cell office:value-type="float" office:value="311100">
                <text:p>311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57365.659999999">
                <text:p>257365.659999999</text:p>
              </table:table-cell>
              <table:table-cell office:value-type="float" office:value="183">
                <text:p>183</text:p>
              </table:table-cell>
              <table:table-cell office:value-type="float" office:value="312800">
                <text:p>3128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8579.679999999">
                <text:p>258579.679999999</text:p>
              </table:table-cell>
              <table:table-cell office:value-type="float" office:value="184">
                <text:p>184</text:p>
              </table:table-cell>
              <table:table-cell office:value-type="float" office:value="314500">
                <text:p>3145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59793.699999999">
                <text:p>259793.699999999</text:p>
              </table:table-cell>
              <table:table-cell office:value-type="float" office:value="185">
                <text:p>185</text:p>
              </table:table-cell>
              <table:table-cell office:value-type="float" office:value="316200">
                <text:p>3162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61007.719999999">
                <text:p>261007.719999999</text:p>
              </table:table-cell>
              <table:table-cell office:value-type="float" office:value="186">
                <text:p>186</text:p>
              </table:table-cell>
              <table:table-cell office:value-type="float" office:value="317900">
                <text:p>3179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62221.739999999">
                <text:p>262221.739999999</text:p>
              </table:table-cell>
              <table:table-cell office:value-type="float" office:value="187">
                <text:p>187</text:p>
              </table:table-cell>
              <table:table-cell office:value-type="float" office:value="319600">
                <text:p>3196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3435.759999999">
                <text:p>263435.759999999</text:p>
              </table:table-cell>
              <table:table-cell office:value-type="float" office:value="188">
                <text:p>188</text:p>
              </table:table-cell>
              <table:table-cell office:value-type="float" office:value="321300">
                <text:p>3213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64649.779999999">
                <text:p>264649.779999999</text:p>
              </table:table-cell>
              <table:table-cell office:value-type="float" office:value="189">
                <text:p>189</text:p>
              </table:table-cell>
              <table:table-cell office:value-type="float" office:value="323000">
                <text:p>323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65863.799999999">
                <text:p>265863.799999999</text:p>
              </table:table-cell>
              <table:table-cell office:value-type="float" office:value="190">
                <text:p>190</text:p>
              </table:table-cell>
              <table:table-cell office:value-type="float" office:value="324700">
                <text:p>3247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67077.819999999">
                <text:p>267077.819999999</text:p>
              </table:table-cell>
              <table:table-cell office:value-type="float" office:value="191">
                <text:p>191</text:p>
              </table:table-cell>
              <table:table-cell office:value-type="float" office:value="326400">
                <text:p>3264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68291.839999999">
                <text:p>268291.839999999</text:p>
              </table:table-cell>
              <table:table-cell office:value-type="float" office:value="192">
                <text:p>192</text:p>
              </table:table-cell>
              <table:table-cell office:value-type="float" office:value="328100">
                <text:p>328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69505.859999999">
                <text:p>269505.859999999</text:p>
              </table:table-cell>
              <table:table-cell office:value-type="float" office:value="193">
                <text:p>193</text:p>
              </table:table-cell>
              <table:table-cell office:value-type="float" office:value="329800">
                <text:p>3298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70719.879999999">
                <text:p>270719.879999999</text:p>
              </table:table-cell>
              <table:table-cell office:value-type="float" office:value="194">
                <text:p>194</text:p>
              </table:table-cell>
              <table:table-cell office:value-type="float" office:value="331500">
                <text:p>3315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71933.899999999">
                <text:p>271933.899999999</text:p>
              </table:table-cell>
              <table:table-cell office:value-type="float" office:value="195">
                <text:p>195</text:p>
              </table:table-cell>
              <table:table-cell office:value-type="float" office:value="333200">
                <text:p>3332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73147.919999999">
                <text:p>273147.919999999</text:p>
              </table:table-cell>
              <table:table-cell office:value-type="float" office:value="196">
                <text:p>196</text:p>
              </table:table-cell>
              <table:table-cell office:value-type="float" office:value="334900">
                <text:p>3349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74361.939999999">
                <text:p>274361.939999999</text:p>
              </table:table-cell>
              <table:table-cell office:value-type="float" office:value="197">
                <text:p>197</text:p>
              </table:table-cell>
              <table:table-cell office:value-type="float" office:value="336600">
                <text:p>3366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75575.959999999">
                <text:p>275575.959999999</text:p>
              </table:table-cell>
              <table:table-cell office:value-type="float" office:value="198">
                <text:p>198</text:p>
              </table:table-cell>
              <table:table-cell office:value-type="float" office:value="338300">
                <text:p>3383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76789.979999999">
                <text:p>276789.979999999</text:p>
              </table:table-cell>
              <table:table-cell office:value-type="float" office:value="199">
                <text:p>199</text:p>
              </table:table-cell>
              <table:table-cell office:value-type="float" office:value="340000">
                <text:p>340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78003.999999999">
                <text:p>278003.999999999</text:p>
              </table:table-cell>
              <table:table-cell office:value-type="float" office:value="200">
                <text:p>200</text:p>
              </table:table-cell>
              <table:table-cell office:value-type="float" office:value="341700">
                <text:p>3417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79218.019999999">
                <text:p>279218.019999999</text:p>
              </table:table-cell>
              <table:table-cell office:value-type="float" office:value="201">
                <text:p>201</text:p>
              </table:table-cell>
              <table:table-cell office:value-type="float" office:value="343400">
                <text:p>3434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80432.039999999">
                <text:p>280432.039999999</text:p>
              </table:table-cell>
              <table:table-cell office:value-type="float" office:value="202">
                <text:p>202</text:p>
              </table:table-cell>
              <table:table-cell office:value-type="float" office:value="345100">
                <text:p>345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81646.059999999">
                <text:p>281646.059999999</text:p>
              </table:table-cell>
              <table:table-cell office:value-type="float" office:value="203">
                <text:p>203</text:p>
              </table:table-cell>
              <table:table-cell office:value-type="float" office:value="346800">
                <text:p>3468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82860.079999999">
                <text:p>282860.079999999</text:p>
              </table:table-cell>
              <table:table-cell office:value-type="float" office:value="204">
                <text:p>204</text:p>
              </table:table-cell>
              <table:table-cell office:value-type="float" office:value="348500">
                <text:p>3485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84074.099999999">
                <text:p>284074.099999999</text:p>
              </table:table-cell>
              <table:table-cell office:value-type="float" office:value="205">
                <text:p>205</text:p>
              </table:table-cell>
              <table:table-cell office:value-type="float" office:value="350200">
                <text:p>3502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85288.119999999">
                <text:p>285288.119999999</text:p>
              </table:table-cell>
              <table:table-cell office:value-type="float" office:value="206">
                <text:p>206</text:p>
              </table:table-cell>
              <table:table-cell office:value-type="float" office:value="351900">
                <text:p>3519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86502.139999999">
                <text:p>286502.139999999</text:p>
              </table:table-cell>
              <table:table-cell office:value-type="float" office:value="207">
                <text:p>207</text:p>
              </table:table-cell>
              <table:table-cell office:value-type="float" office:value="353600">
                <text:p>3536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87716.159999999">
                <text:p>287716.159999999</text:p>
              </table:table-cell>
              <table:table-cell office:value-type="float" office:value="208">
                <text:p>208</text:p>
              </table:table-cell>
              <table:table-cell office:value-type="float" office:value="355300">
                <text:p>3553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88930.179999999">
                <text:p>288930.179999999</text:p>
              </table:table-cell>
              <table:table-cell office:value-type="float" office:value="209">
                <text:p>209</text:p>
              </table:table-cell>
              <table:table-cell office:value-type="float" office:value="357000">
                <text:p>357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0144.199999999">
                <text:p>290144.199999999</text:p>
              </table:table-cell>
              <table:table-cell office:value-type="float" office:value="210">
                <text:p>210</text:p>
              </table:table-cell>
              <table:table-cell office:value-type="float" office:value="358700">
                <text:p>3587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91358.219999999">
                <text:p>291358.219999999</text:p>
              </table:table-cell>
              <table:table-cell office:value-type="float" office:value="211">
                <text:p>211</text:p>
              </table:table-cell>
              <table:table-cell office:value-type="float" office:value="360400">
                <text:p>3604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92572.239999999">
                <text:p>292572.239999999</text:p>
              </table:table-cell>
              <table:table-cell office:value-type="float" office:value="212">
                <text:p>212</text:p>
              </table:table-cell>
              <table:table-cell office:value-type="float" office:value="362100">
                <text:p>362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93786.259999999">
                <text:p>293786.259999999</text:p>
              </table:table-cell>
              <table:table-cell office:value-type="float" office:value="213">
                <text:p>213</text:p>
              </table:table-cell>
              <table:table-cell office:value-type="float" office:value="363800">
                <text:p>3638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95000.28">
                <text:p>295000.28</text:p>
              </table:table-cell>
              <table:table-cell office:value-type="float" office:value="214">
                <text:p>214</text:p>
              </table:table-cell>
              <table:table-cell office:value-type="float" office:value="365500">
                <text:p>3655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96214.3">
                <text:p>296214.3</text:p>
              </table:table-cell>
              <table:table-cell office:value-type="float" office:value="215">
                <text:p>215</text:p>
              </table:table-cell>
              <table:table-cell office:value-type="float" office:value="367200">
                <text:p>3672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97428.32">
                <text:p>297428.32</text:p>
              </table:table-cell>
              <table:table-cell office:value-type="float" office:value="216">
                <text:p>216</text:p>
              </table:table-cell>
              <table:table-cell office:value-type="float" office:value="368900">
                <text:p>3689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98642.34">
                <text:p>298642.34</text:p>
              </table:table-cell>
              <table:table-cell office:value-type="float" office:value="217">
                <text:p>217</text:p>
              </table:table-cell>
              <table:table-cell office:value-type="float" office:value="370600">
                <text:p>3706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99856.36">
                <text:p>299856.36</text:p>
              </table:table-cell>
              <table:table-cell office:value-type="float" office:value="218">
                <text:p>218</text:p>
              </table:table-cell>
              <table:table-cell office:value-type="float" office:value="372300">
                <text:p>3723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01070.38">
                <text:p>301070.38</text:p>
              </table:table-cell>
              <table:table-cell office:value-type="float" office:value="219">
                <text:p>219</text:p>
              </table:table-cell>
              <table:table-cell office:value-type="float" office:value="374000">
                <text:p>374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02284.4">
                <text:p>302284.4</text:p>
              </table:table-cell>
              <table:table-cell office:value-type="float" office:value="220">
                <text:p>220</text:p>
              </table:table-cell>
              <table:table-cell office:value-type="float" office:value="375700">
                <text:p>3757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03498.42">
                <text:p>303498.42</text:p>
              </table:table-cell>
              <table:table-cell office:value-type="float" office:value="221">
                <text:p>221</text:p>
              </table:table-cell>
              <table:table-cell office:value-type="float" office:value="377400">
                <text:p>3774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04712.44">
                <text:p>304712.44</text:p>
              </table:table-cell>
              <table:table-cell office:value-type="float" office:value="222">
                <text:p>222</text:p>
              </table:table-cell>
              <table:table-cell office:value-type="float" office:value="379100">
                <text:p>379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05926.46">
                <text:p>305926.46</text:p>
              </table:table-cell>
              <table:table-cell office:value-type="float" office:value="223">
                <text:p>223</text:p>
              </table:table-cell>
              <table:table-cell office:value-type="float" office:value="380800">
                <text:p>3808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7140.48">
                <text:p>307140.48</text:p>
              </table:table-cell>
              <table:table-cell office:value-type="float" office:value="224">
                <text:p>224</text:p>
              </table:table-cell>
              <table:table-cell office:value-type="float" office:value="382500">
                <text:p>3825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08354.5">
                <text:p>308354.5</text:p>
              </table:table-cell>
              <table:table-cell office:value-type="float" office:value="225">
                <text:p>225</text:p>
              </table:table-cell>
              <table:table-cell office:value-type="float" office:value="384200">
                <text:p>3842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09568.52">
                <text:p>309568.52</text:p>
              </table:table-cell>
              <table:table-cell office:value-type="float" office:value="226">
                <text:p>226</text:p>
              </table:table-cell>
              <table:table-cell office:value-type="float" office:value="385900">
                <text:p>3859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10782.54">
                <text:p>310782.54</text:p>
              </table:table-cell>
              <table:table-cell office:value-type="float" office:value="227">
                <text:p>227</text:p>
              </table:table-cell>
              <table:table-cell office:value-type="float" office:value="387600">
                <text:p>3876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11996.56">
                <text:p>311996.56</text:p>
              </table:table-cell>
              <table:table-cell office:value-type="float" office:value="228">
                <text:p>228</text:p>
              </table:table-cell>
              <table:table-cell office:value-type="float" office:value="389300">
                <text:p>3893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13210.58">
                <text:p>313210.58</text:p>
              </table:table-cell>
              <table:table-cell office:value-type="float" office:value="229">
                <text:p>229</text:p>
              </table:table-cell>
              <table:table-cell office:value-type="float" office:value="391000">
                <text:p>391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14424.6">
                <text:p>314424.6</text:p>
              </table:table-cell>
              <table:table-cell office:value-type="float" office:value="230">
                <text:p>230</text:p>
              </table:table-cell>
              <table:table-cell office:value-type="float" office:value="392700">
                <text:p>3927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15638.62">
                <text:p>315638.62</text:p>
              </table:table-cell>
              <table:table-cell office:value-type="float" office:value="231">
                <text:p>231</text:p>
              </table:table-cell>
              <table:table-cell office:value-type="float" office:value="394400">
                <text:p>3944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16852.64">
                <text:p>316852.64</text:p>
              </table:table-cell>
              <table:table-cell office:value-type="float" office:value="232">
                <text:p>232</text:p>
              </table:table-cell>
              <table:table-cell office:value-type="float" office:value="396100">
                <text:p>396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18066.66">
                <text:p>318066.66</text:p>
              </table:table-cell>
              <table:table-cell office:value-type="float" office:value="233">
                <text:p>233</text:p>
              </table:table-cell>
              <table:table-cell office:value-type="float" office:value="397800">
                <text:p>3978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19280.68">
                <text:p>319280.68</text:p>
              </table:table-cell>
              <table:table-cell office:value-type="float" office:value="234">
                <text:p>234</text:p>
              </table:table-cell>
              <table:table-cell office:value-type="float" office:value="399500">
                <text:p>3995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20494.7">
                <text:p>320494.7</text:p>
              </table:table-cell>
              <table:table-cell office:value-type="float" office:value="235">
                <text:p>235</text:p>
              </table:table-cell>
              <table:table-cell office:value-type="float" office:value="401200">
                <text:p>4012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21708.72">
                <text:p>321708.72</text:p>
              </table:table-cell>
              <table:table-cell office:value-type="float" office:value="236">
                <text:p>236</text:p>
              </table:table-cell>
              <table:table-cell office:value-type="float" office:value="402900">
                <text:p>4029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22922.74">
                <text:p>322922.74</text:p>
              </table:table-cell>
              <table:table-cell office:value-type="float" office:value="237">
                <text:p>237</text:p>
              </table:table-cell>
              <table:table-cell office:value-type="float" office:value="404600">
                <text:p>4046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4136.76">
                <text:p>324136.76</text:p>
              </table:table-cell>
              <table:table-cell office:value-type="float" office:value="238">
                <text:p>238</text:p>
              </table:table-cell>
              <table:table-cell office:value-type="float" office:value="406300">
                <text:p>4063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25350.78">
                <text:p>325350.78</text:p>
              </table:table-cell>
              <table:table-cell office:value-type="float" office:value="239">
                <text:p>239</text:p>
              </table:table-cell>
              <table:table-cell office:value-type="float" office:value="408000">
                <text:p>408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26564.8">
                <text:p>326564.8</text:p>
              </table:table-cell>
              <table:table-cell office:value-type="float" office:value="240">
                <text:p>240</text:p>
              </table:table-cell>
              <table:table-cell office:value-type="float" office:value="409700">
                <text:p>4097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27778.82">
                <text:p>327778.82</text:p>
              </table:table-cell>
              <table:table-cell office:value-type="float" office:value="241">
                <text:p>241</text:p>
              </table:table-cell>
              <table:table-cell office:value-type="float" office:value="411400">
                <text:p>4114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28992.84">
                <text:p>328992.84</text:p>
              </table:table-cell>
              <table:table-cell office:value-type="float" office:value="242">
                <text:p>242</text:p>
              </table:table-cell>
              <table:table-cell office:value-type="float" office:value="413100">
                <text:p>413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30206.86">
                <text:p>330206.86</text:p>
              </table:table-cell>
              <table:table-cell office:value-type="float" office:value="243">
                <text:p>243</text:p>
              </table:table-cell>
              <table:table-cell office:value-type="float" office:value="414800">
                <text:p>4148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31420.88">
                <text:p>331420.88</text:p>
              </table:table-cell>
              <table:table-cell office:value-type="float" office:value="244">
                <text:p>244</text:p>
              </table:table-cell>
              <table:table-cell office:value-type="float" office:value="416500">
                <text:p>4165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32634.9">
                <text:p>332634.9</text:p>
              </table:table-cell>
              <table:table-cell office:value-type="float" office:value="245">
                <text:p>245</text:p>
              </table:table-cell>
              <table:table-cell office:value-type="float" office:value="418200">
                <text:p>4182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33848.92">
                <text:p>333848.92</text:p>
              </table:table-cell>
              <table:table-cell office:value-type="float" office:value="246">
                <text:p>246</text:p>
              </table:table-cell>
              <table:table-cell office:value-type="float" office:value="419900">
                <text:p>4199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35062.94">
                <text:p>335062.94</text:p>
              </table:table-cell>
              <table:table-cell office:value-type="float" office:value="247">
                <text:p>247</text:p>
              </table:table-cell>
              <table:table-cell office:value-type="float" office:value="421600">
                <text:p>4216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36276.96">
                <text:p>336276.96</text:p>
              </table:table-cell>
              <table:table-cell office:value-type="float" office:value="248">
                <text:p>248</text:p>
              </table:table-cell>
              <table:table-cell office:value-type="float" office:value="423300">
                <text:p>4233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37490.98">
                <text:p>337490.98</text:p>
              </table:table-cell>
              <table:table-cell office:value-type="float" office:value="249">
                <text:p>249</text:p>
              </table:table-cell>
              <table:table-cell office:value-type="float" office:value="425000">
                <text:p>425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38705">
                <text:p>338705</text:p>
              </table:table-cell>
              <table:table-cell office:value-type="float" office:value="250">
                <text:p>250</text:p>
              </table:table-cell>
              <table:table-cell office:value-type="float" office:value="426700">
                <text:p>4267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39919.02">
                <text:p>339919.02</text:p>
              </table:table-cell>
              <table:table-cell office:value-type="float" office:value="251">
                <text:p>251</text:p>
              </table:table-cell>
              <table:table-cell office:value-type="float" office:value="428400">
                <text:p>4284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41133.04">
                <text:p>341133.04</text:p>
              </table:table-cell>
              <table:table-cell office:value-type="float" office:value="252">
                <text:p>252</text:p>
              </table:table-cell>
              <table:table-cell office:value-type="float" office:value="430100">
                <text:p>4301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42347.06">
                <text:p>342347.06</text:p>
              </table:table-cell>
              <table:table-cell office:value-type="float" office:value="253">
                <text:p>253</text:p>
              </table:table-cell>
              <table:table-cell office:value-type="float" office:value="431800">
                <text:p>4318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43561.08">
                <text:p>343561.08</text:p>
              </table:table-cell>
              <table:table-cell office:value-type="float" office:value="254">
                <text:p>254</text:p>
              </table:table-cell>
              <table:table-cell office:value-type="float" office:value="433500">
                <text:p>4335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44775.1">
                <text:p>344775.1</text:p>
              </table:table-cell>
              <table:table-cell office:value-type="float" office:value="255">
                <text:p>255</text:p>
              </table:table-cell>
              <table:table-cell office:value-type="float" office:value="435200">
                <text:p>4352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45989.12">
                <text:p>345989.12</text:p>
              </table:table-cell>
              <table:table-cell office:value-type="float" office:value="256">
                <text:p>256</text:p>
              </table:table-cell>
              <table:table-cell office:value-type="float" office:value="436900">
                <text:p>4369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47203.14">
                <text:p>347203.14</text:p>
              </table:table-cell>
              <table:table-cell office:value-type="float" office:value="257">
                <text:p>257</text:p>
              </table:table-cell>
              <table:table-cell office:value-type="float" office:value="438600">
                <text:p>4386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48417.16">
                <text:p>348417.16</text:p>
              </table:table-cell>
              <table:table-cell office:value-type="float" office:value="258">
                <text:p>258</text:p>
              </table:table-cell>
              <table:table-cell office:value-type="float" office:value="440300">
                <text:p>4403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49631.18">
                <text:p>349631.18</text:p>
              </table:table-cell>
              <table:table-cell office:value-type="float" office:value="259">
                <text:p>259</text:p>
              </table:table-cell>
              <table:table-cell office:value-type="float" office:value="442000">
                <text:p>442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50845.2">
                <text:p>350845.2</text:p>
              </table:table-cell>
              <table:table-cell office:value-type="float" office:value="260">
                <text:p>260</text:p>
              </table:table-cell>
              <table:table-cell office:value-type="float" office:value="443700">
                <text:p>4437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52059.22">
                <text:p>352059.22</text:p>
              </table:table-cell>
              <table:table-cell office:value-type="float" office:value="261">
                <text:p>261</text:p>
              </table:table-cell>
              <table:table-cell office:value-type="float" office:value="445400">
                <text:p>4454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53273.24">
                <text:p>353273.24</text:p>
              </table:table-cell>
              <table:table-cell office:value-type="float" office:value="262">
                <text:p>262</text:p>
              </table:table-cell>
              <table:table-cell office:value-type="float" office:value="447100">
                <text:p>4471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54487.26">
                <text:p>354487.26</text:p>
              </table:table-cell>
              <table:table-cell office:value-type="float" office:value="263">
                <text:p>263</text:p>
              </table:table-cell>
              <table:table-cell office:value-type="float" office:value="448800">
                <text:p>4488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55701.28">
                <text:p>355701.28</text:p>
              </table:table-cell>
              <table:table-cell office:value-type="float" office:value="264">
                <text:p>264</text:p>
              </table:table-cell>
              <table:table-cell office:value-type="float" office:value="450500">
                <text:p>4505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56915.3">
                <text:p>356915.3</text:p>
              </table:table-cell>
              <table:table-cell office:value-type="float" office:value="265">
                <text:p>265</text:p>
              </table:table-cell>
              <table:table-cell office:value-type="float" office:value="452200">
                <text:p>4522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58129.32">
                <text:p>358129.32</text:p>
              </table:table-cell>
              <table:table-cell office:value-type="float" office:value="266">
                <text:p>266</text:p>
              </table:table-cell>
              <table:table-cell office:value-type="float" office:value="453900">
                <text:p>4539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59343.34">
                <text:p>359343.34</text:p>
              </table:table-cell>
              <table:table-cell office:value-type="float" office:value="267">
                <text:p>267</text:p>
              </table:table-cell>
              <table:table-cell office:value-type="float" office:value="455600">
                <text:p>4556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60557.36">
                <text:p>360557.36</text:p>
              </table:table-cell>
              <table:table-cell office:value-type="float" office:value="268">
                <text:p>268</text:p>
              </table:table-cell>
              <table:table-cell office:value-type="float" office:value="457300">
                <text:p>4573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61771.38">
                <text:p>361771.38</text:p>
              </table:table-cell>
              <table:table-cell office:value-type="float" office:value="269">
                <text:p>269</text:p>
              </table:table-cell>
              <table:table-cell office:value-type="float" office:value="459000">
                <text:p>459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62985.400000001">
                <text:p>362985.400000001</text:p>
              </table:table-cell>
              <table:table-cell office:value-type="float" office:value="270">
                <text:p>270</text:p>
              </table:table-cell>
              <table:table-cell office:value-type="float" office:value="460700">
                <text:p>4607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64199.420000001">
                <text:p>364199.420000001</text:p>
              </table:table-cell>
              <table:table-cell office:value-type="float" office:value="271">
                <text:p>271</text:p>
              </table:table-cell>
              <table:table-cell office:value-type="float" office:value="462400">
                <text:p>4624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65413.440000001">
                <text:p>365413.440000001</text:p>
              </table:table-cell>
              <table:table-cell office:value-type="float" office:value="272">
                <text:p>272</text:p>
              </table:table-cell>
              <table:table-cell office:value-type="float" office:value="464100">
                <text:p>4641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66627.460000001">
                <text:p>366627.460000001</text:p>
              </table:table-cell>
              <table:table-cell office:value-type="float" office:value="273">
                <text:p>273</text:p>
              </table:table-cell>
              <table:table-cell office:value-type="float" office:value="465800">
                <text:p>4658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67841.480000001">
                <text:p>367841.480000001</text:p>
              </table:table-cell>
              <table:table-cell office:value-type="float" office:value="274">
                <text:p>274</text:p>
              </table:table-cell>
              <table:table-cell office:value-type="float" office:value="467500">
                <text:p>4675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69055.500000001">
                <text:p>369055.500000001</text:p>
              </table:table-cell>
              <table:table-cell office:value-type="float" office:value="275">
                <text:p>275</text:p>
              </table:table-cell>
              <table:table-cell office:value-type="float" office:value="469200">
                <text:p>4692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70269.520000001">
                <text:p>370269.520000001</text:p>
              </table:table-cell>
              <table:table-cell office:value-type="float" office:value="276">
                <text:p>276</text:p>
              </table:table-cell>
              <table:table-cell office:value-type="float" office:value="470900">
                <text:p>4709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71483.540000001">
                <text:p>371483.540000001</text:p>
              </table:table-cell>
              <table:table-cell office:value-type="float" office:value="277">
                <text:p>277</text:p>
              </table:table-cell>
              <table:table-cell office:value-type="float" office:value="472600">
                <text:p>4726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72697.560000001">
                <text:p>372697.560000001</text:p>
              </table:table-cell>
              <table:table-cell office:value-type="float" office:value="278">
                <text:p>278</text:p>
              </table:table-cell>
              <table:table-cell office:value-type="float" office:value="474300">
                <text:p>4743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73911.580000001">
                <text:p>373911.580000001</text:p>
              </table:table-cell>
              <table:table-cell office:value-type="float" office:value="279">
                <text:p>279</text:p>
              </table:table-cell>
              <table:table-cell office:value-type="float" office:value="476000">
                <text:p>476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75125.600000001">
                <text:p>375125.600000001</text:p>
              </table:table-cell>
              <table:table-cell office:value-type="float" office:value="280">
                <text:p>280</text:p>
              </table:table-cell>
              <table:table-cell office:value-type="float" office:value="477700">
                <text:p>4777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76339.620000001">
                <text:p>376339.620000001</text:p>
              </table:table-cell>
              <table:table-cell office:value-type="float" office:value="281">
                <text:p>281</text:p>
              </table:table-cell>
              <table:table-cell office:value-type="float" office:value="479400">
                <text:p>4794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77553.640000001">
                <text:p>377553.640000001</text:p>
              </table:table-cell>
              <table:table-cell office:value-type="float" office:value="282">
                <text:p>282</text:p>
              </table:table-cell>
              <table:table-cell office:value-type="float" office:value="481100">
                <text:p>481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78767.660000001">
                <text:p>378767.660000001</text:p>
              </table:table-cell>
              <table:table-cell office:value-type="float" office:value="283">
                <text:p>283</text:p>
              </table:table-cell>
              <table:table-cell office:value-type="float" office:value="482800">
                <text:p>4828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79981.680000001">
                <text:p>379981.680000001</text:p>
              </table:table-cell>
              <table:table-cell office:value-type="float" office:value="284">
                <text:p>284</text:p>
              </table:table-cell>
              <table:table-cell office:value-type="float" office:value="484500">
                <text:p>4845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81195.700000001">
                <text:p>381195.700000001</text:p>
              </table:table-cell>
              <table:table-cell office:value-type="float" office:value="285">
                <text:p>285</text:p>
              </table:table-cell>
              <table:table-cell office:value-type="float" office:value="486200">
                <text:p>4862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82409.720000001">
                <text:p>382409.720000001</text:p>
              </table:table-cell>
              <table:table-cell office:value-type="float" office:value="286">
                <text:p>286</text:p>
              </table:table-cell>
              <table:table-cell office:value-type="float" office:value="487900">
                <text:p>4879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83623.740000001">
                <text:p>383623.740000001</text:p>
              </table:table-cell>
              <table:table-cell office:value-type="float" office:value="287">
                <text:p>287</text:p>
              </table:table-cell>
              <table:table-cell office:value-type="float" office:value="489600">
                <text:p>4896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84837.760000001">
                <text:p>384837.760000001</text:p>
              </table:table-cell>
              <table:table-cell office:value-type="float" office:value="288">
                <text:p>288</text:p>
              </table:table-cell>
              <table:table-cell office:value-type="float" office:value="491300">
                <text:p>4913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86051.780000001">
                <text:p>386051.780000001</text:p>
              </table:table-cell>
              <table:table-cell office:value-type="float" office:value="289">
                <text:p>289</text:p>
              </table:table-cell>
              <table:table-cell office:value-type="float" office:value="493000">
                <text:p>493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87265.800000001">
                <text:p>387265.800000001</text:p>
              </table:table-cell>
              <table:table-cell office:value-type="float" office:value="290">
                <text:p>290</text:p>
              </table:table-cell>
              <table:table-cell office:value-type="float" office:value="494700">
                <text:p>4947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88479.820000001">
                <text:p>388479.820000001</text:p>
              </table:table-cell>
              <table:table-cell office:value-type="float" office:value="291">
                <text:p>291</text:p>
              </table:table-cell>
              <table:table-cell office:value-type="float" office:value="496400">
                <text:p>4964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89693.840000001">
                <text:p>389693.840000001</text:p>
              </table:table-cell>
              <table:table-cell office:value-type="float" office:value="292">
                <text:p>292</text:p>
              </table:table-cell>
              <table:table-cell office:value-type="float" office:value="498100">
                <text:p>4981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90907.860000001">
                <text:p>390907.860000001</text:p>
              </table:table-cell>
              <table:table-cell office:value-type="float" office:value="293">
                <text:p>293</text:p>
              </table:table-cell>
              <table:table-cell office:value-type="float" office:value="499800">
                <text:p>4998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92121.880000001">
                <text:p>392121.880000001</text:p>
              </table:table-cell>
              <table:table-cell office:value-type="float" office:value="294">
                <text:p>294</text:p>
              </table:table-cell>
              <table:table-cell office:value-type="float" office:value="501500">
                <text:p>5015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93335.900000001">
                <text:p>393335.900000001</text:p>
              </table:table-cell>
              <table:table-cell office:value-type="float" office:value="295">
                <text:p>295</text:p>
              </table:table-cell>
              <table:table-cell office:value-type="float" office:value="503200">
                <text:p>5032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94549.920000001">
                <text:p>394549.920000001</text:p>
              </table:table-cell>
              <table:table-cell office:value-type="float" office:value="296">
                <text:p>296</text:p>
              </table:table-cell>
              <table:table-cell office:value-type="float" office:value="504900">
                <text:p>5049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95763.940000001">
                <text:p>395763.940000001</text:p>
              </table:table-cell>
              <table:table-cell office:value-type="float" office:value="297">
                <text:p>297</text:p>
              </table:table-cell>
              <table:table-cell office:value-type="float" office:value="506600">
                <text:p>5066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96977.960000001">
                <text:p>396977.960000001</text:p>
              </table:table-cell>
              <table:table-cell office:value-type="float" office:value="298">
                <text:p>298</text:p>
              </table:table-cell>
              <table:table-cell office:value-type="float" office:value="508300">
                <text:p>5083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98191.980000001">
                <text:p>398191.980000001</text:p>
              </table:table-cell>
              <table:table-cell office:value-type="float" office:value="299">
                <text:p>299</text:p>
              </table:table-cell>
              <table:table-cell office:value-type="float" office:value="510000">
                <text:p>510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99406.000000001">
                <text:p>399406.000000001</text:p>
              </table:table-cell>
              <table:table-cell office:value-type="float" office:value="300">
                <text:p>300</text:p>
              </table:table-cell>
              <table:table-cell office:value-type="float" office:value="511700">
                <text:p>5117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00620.020000001">
                <text:p>400620.020000001</text:p>
              </table:table-cell>
              <table:table-cell office:value-type="float" office:value="301">
                <text:p>301</text:p>
              </table:table-cell>
              <table:table-cell office:value-type="float" office:value="513400">
                <text:p>5134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01834.040000001">
                <text:p>401834.040000001</text:p>
              </table:table-cell>
              <table:table-cell office:value-type="float" office:value="302">
                <text:p>302</text:p>
              </table:table-cell>
              <table:table-cell office:value-type="float" office:value="515100">
                <text:p>5151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03048.060000001">
                <text:p>403048.060000001</text:p>
              </table:table-cell>
              <table:table-cell office:value-type="float" office:value="303">
                <text:p>303</text:p>
              </table:table-cell>
              <table:table-cell office:value-type="float" office:value="516800">
                <text:p>5168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04262.080000001">
                <text:p>404262.080000001</text:p>
              </table:table-cell>
              <table:table-cell office:value-type="float" office:value="304">
                <text:p>304</text:p>
              </table:table-cell>
              <table:table-cell office:value-type="float" office:value="518500">
                <text:p>5185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05476.100000001">
                <text:p>405476.100000001</text:p>
              </table:table-cell>
              <table:table-cell office:value-type="float" office:value="305">
                <text:p>305</text:p>
              </table:table-cell>
              <table:table-cell office:value-type="float" office:value="520200">
                <text:p>5202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06690.120000001">
                <text:p>406690.120000001</text:p>
              </table:table-cell>
              <table:table-cell office:value-type="float" office:value="306">
                <text:p>306</text:p>
              </table:table-cell>
              <table:table-cell office:value-type="float" office:value="521900">
                <text:p>5219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07904.140000001">
                <text:p>407904.140000001</text:p>
              </table:table-cell>
              <table:table-cell office:value-type="float" office:value="307">
                <text:p>307</text:p>
              </table:table-cell>
              <table:table-cell office:value-type="float" office:value="523600">
                <text:p>5236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09118.160000001">
                <text:p>409118.160000001</text:p>
              </table:table-cell>
              <table:table-cell office:value-type="float" office:value="308">
                <text:p>308</text:p>
              </table:table-cell>
              <table:table-cell office:value-type="float" office:value="525300">
                <text:p>5253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10332.180000001">
                <text:p>410332.180000001</text:p>
              </table:table-cell>
              <table:table-cell office:value-type="float" office:value="309">
                <text:p>309</text:p>
              </table:table-cell>
              <table:table-cell office:value-type="float" office:value="527000">
                <text:p>527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11546.200000001">
                <text:p>411546.200000001</text:p>
              </table:table-cell>
              <table:table-cell office:value-type="float" office:value="310">
                <text:p>310</text:p>
              </table:table-cell>
              <table:table-cell office:value-type="float" office:value="528700">
                <text:p>5287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12760.220000001">
                <text:p>412760.220000001</text:p>
              </table:table-cell>
              <table:table-cell office:value-type="float" office:value="311">
                <text:p>311</text:p>
              </table:table-cell>
              <table:table-cell office:value-type="float" office:value="530400">
                <text:p>5304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13974.240000001">
                <text:p>413974.240000001</text:p>
              </table:table-cell>
              <table:table-cell office:value-type="float" office:value="312">
                <text:p>312</text:p>
              </table:table-cell>
              <table:table-cell office:value-type="float" office:value="532100">
                <text:p>5321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15188.260000001">
                <text:p>415188.260000001</text:p>
              </table:table-cell>
              <table:table-cell office:value-type="float" office:value="313">
                <text:p>313</text:p>
              </table:table-cell>
              <table:table-cell office:value-type="float" office:value="533800">
                <text:p>5338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16402.280000001">
                <text:p>416402.280000001</text:p>
              </table:table-cell>
              <table:table-cell office:value-type="float" office:value="314">
                <text:p>314</text:p>
              </table:table-cell>
              <table:table-cell office:value-type="float" office:value="535500">
                <text:p>5355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17616.300000001">
                <text:p>417616.300000001</text:p>
              </table:table-cell>
              <table:table-cell office:value-type="float" office:value="315">
                <text:p>315</text:p>
              </table:table-cell>
              <table:table-cell office:value-type="float" office:value="537200">
                <text:p>5372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18830.320000001">
                <text:p>418830.320000001</text:p>
              </table:table-cell>
              <table:table-cell office:value-type="float" office:value="316">
                <text:p>316</text:p>
              </table:table-cell>
              <table:table-cell office:value-type="float" office:value="538900">
                <text:p>5389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20044.340000001">
                <text:p>420044.340000001</text:p>
              </table:table-cell>
              <table:table-cell office:value-type="float" office:value="317">
                <text:p>317</text:p>
              </table:table-cell>
              <table:table-cell office:value-type="float" office:value="540600">
                <text:p>5406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21258.360000001">
                <text:p>421258.360000001</text:p>
              </table:table-cell>
              <table:table-cell office:value-type="float" office:value="318">
                <text:p>318</text:p>
              </table:table-cell>
              <table:table-cell office:value-type="float" office:value="542300">
                <text:p>5423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22472.380000002">
                <text:p>422472.380000002</text:p>
              </table:table-cell>
              <table:table-cell office:value-type="float" office:value="319">
                <text:p>319</text:p>
              </table:table-cell>
              <table:table-cell office:value-type="float" office:value="544000">
                <text:p>544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23686.400000002">
                <text:p>423686.400000002</text:p>
              </table:table-cell>
              <table:table-cell office:value-type="float" office:value="320">
                <text:p>320</text:p>
              </table:table-cell>
              <table:table-cell office:value-type="float" office:value="545700">
                <text:p>5457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24900.420000002">
                <text:p>424900.420000002</text:p>
              </table:table-cell>
              <table:table-cell office:value-type="float" office:value="321">
                <text:p>321</text:p>
              </table:table-cell>
              <table:table-cell office:value-type="float" office:value="547400">
                <text:p>5474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26114.440000002">
                <text:p>426114.440000002</text:p>
              </table:table-cell>
              <table:table-cell office:value-type="float" office:value="322">
                <text:p>322</text:p>
              </table:table-cell>
              <table:table-cell office:value-type="float" office:value="549100">
                <text:p>5491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27328.460000002">
                <text:p>427328.460000002</text:p>
              </table:table-cell>
              <table:table-cell office:value-type="float" office:value="323">
                <text:p>323</text:p>
              </table:table-cell>
              <table:table-cell office:value-type="float" office:value="550800">
                <text:p>5508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28542.480000002">
                <text:p>428542.480000002</text:p>
              </table:table-cell>
              <table:table-cell office:value-type="float" office:value="324">
                <text:p>324</text:p>
              </table:table-cell>
              <table:table-cell office:value-type="float" office:value="552500">
                <text:p>5525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29756.500000002">
                <text:p>429756.500000002</text:p>
              </table:table-cell>
              <table:table-cell office:value-type="float" office:value="325">
                <text:p>325</text:p>
              </table:table-cell>
              <table:table-cell office:value-type="float" office:value="554200">
                <text:p>5542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30970.520000002">
                <text:p>430970.520000002</text:p>
              </table:table-cell>
              <table:table-cell office:value-type="float" office:value="326">
                <text:p>326</text:p>
              </table:table-cell>
              <table:table-cell office:value-type="float" office:value="555900">
                <text:p>5559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32184.540000002">
                <text:p>432184.540000002</text:p>
              </table:table-cell>
              <table:table-cell office:value-type="float" office:value="327">
                <text:p>327</text:p>
              </table:table-cell>
              <table:table-cell office:value-type="float" office:value="557600">
                <text:p>5576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33398.560000002">
                <text:p>433398.560000002</text:p>
              </table:table-cell>
              <table:table-cell office:value-type="float" office:value="328">
                <text:p>328</text:p>
              </table:table-cell>
              <table:table-cell office:value-type="float" office:value="559300">
                <text:p>5593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34612.580000002">
                <text:p>434612.580000002</text:p>
              </table:table-cell>
              <table:table-cell office:value-type="float" office:value="329">
                <text:p>329</text:p>
              </table:table-cell>
              <table:table-cell office:value-type="float" office:value="561000">
                <text:p>561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35826.600000002">
                <text:p>435826.600000002</text:p>
              </table:table-cell>
              <table:table-cell office:value-type="float" office:value="330">
                <text:p>330</text:p>
              </table:table-cell>
              <table:table-cell office:value-type="float" office:value="562700">
                <text:p>5627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37040.620000002">
                <text:p>437040.620000002</text:p>
              </table:table-cell>
              <table:table-cell office:value-type="float" office:value="331">
                <text:p>331</text:p>
              </table:table-cell>
              <table:table-cell office:value-type="float" office:value="564400">
                <text:p>5644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38254.640000002">
                <text:p>438254.640000002</text:p>
              </table:table-cell>
              <table:table-cell office:value-type="float" office:value="332">
                <text:p>332</text:p>
              </table:table-cell>
              <table:table-cell office:value-type="float" office:value="566100">
                <text:p>566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39468.660000002">
                <text:p>439468.660000002</text:p>
              </table:table-cell>
              <table:table-cell office:value-type="float" office:value="333">
                <text:p>333</text:p>
              </table:table-cell>
              <table:table-cell office:value-type="float" office:value="567800">
                <text:p>5678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40682.680000002">
                <text:p>440682.680000002</text:p>
              </table:table-cell>
              <table:table-cell office:value-type="float" office:value="334">
                <text:p>334</text:p>
              </table:table-cell>
              <table:table-cell office:value-type="float" office:value="569500">
                <text:p>5695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41896.700000002">
                <text:p>441896.700000002</text:p>
              </table:table-cell>
              <table:table-cell office:value-type="float" office:value="335">
                <text:p>335</text:p>
              </table:table-cell>
              <table:table-cell office:value-type="float" office:value="571200">
                <text:p>5712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43110.720000002">
                <text:p>443110.720000002</text:p>
              </table:table-cell>
              <table:table-cell office:value-type="float" office:value="336">
                <text:p>336</text:p>
              </table:table-cell>
              <table:table-cell office:value-type="float" office:value="572900">
                <text:p>5729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44324.740000002">
                <text:p>444324.740000002</text:p>
              </table:table-cell>
              <table:table-cell office:value-type="float" office:value="337">
                <text:p>337</text:p>
              </table:table-cell>
              <table:table-cell office:value-type="float" office:value="574600">
                <text:p>5746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45538.760000002">
                <text:p>445538.760000002</text:p>
              </table:table-cell>
              <table:table-cell office:value-type="float" office:value="338">
                <text:p>338</text:p>
              </table:table-cell>
              <table:table-cell office:value-type="float" office:value="576300">
                <text:p>5763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46752.780000002">
                <text:p>446752.780000002</text:p>
              </table:table-cell>
              <table:table-cell office:value-type="float" office:value="339">
                <text:p>339</text:p>
              </table:table-cell>
              <table:table-cell office:value-type="float" office:value="578000">
                <text:p>578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47966.800000002">
                <text:p>447966.800000002</text:p>
              </table:table-cell>
              <table:table-cell office:value-type="float" office:value="340">
                <text:p>340</text:p>
              </table:table-cell>
              <table:table-cell office:value-type="float" office:value="579700">
                <text:p>5797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49180.820000002">
                <text:p>449180.820000002</text:p>
              </table:table-cell>
              <table:table-cell office:value-type="float" office:value="341">
                <text:p>341</text:p>
              </table:table-cell>
              <table:table-cell office:value-type="float" office:value="581400">
                <text:p>5814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50394.840000002">
                <text:p>450394.840000002</text:p>
              </table:table-cell>
              <table:table-cell office:value-type="float" office:value="342">
                <text:p>342</text:p>
              </table:table-cell>
              <table:table-cell office:value-type="float" office:value="583100">
                <text:p>5831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51608.860000002">
                <text:p>451608.860000002</text:p>
              </table:table-cell>
              <table:table-cell office:value-type="float" office:value="343">
                <text:p>343</text:p>
              </table:table-cell>
              <table:table-cell office:value-type="float" office:value="584800">
                <text:p>5848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52822.880000002">
                <text:p>452822.880000002</text:p>
              </table:table-cell>
              <table:table-cell office:value-type="float" office:value="344">
                <text:p>344</text:p>
              </table:table-cell>
              <table:table-cell office:value-type="float" office:value="586500">
                <text:p>5865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54036.900000002">
                <text:p>454036.900000002</text:p>
              </table:table-cell>
              <table:table-cell office:value-type="float" office:value="345">
                <text:p>345</text:p>
              </table:table-cell>
              <table:table-cell office:value-type="float" office:value="588200">
                <text:p>5882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55250.920000002">
                <text:p>455250.920000002</text:p>
              </table:table-cell>
              <table:table-cell office:value-type="float" office:value="346">
                <text:p>346</text:p>
              </table:table-cell>
              <table:table-cell office:value-type="float" office:value="589900">
                <text:p>5899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56464.940000002">
                <text:p>456464.940000002</text:p>
              </table:table-cell>
              <table:table-cell office:value-type="float" office:value="347">
                <text:p>347</text:p>
              </table:table-cell>
              <table:table-cell office:value-type="float" office:value="591600">
                <text:p>5916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57678.960000002">
                <text:p>457678.960000002</text:p>
              </table:table-cell>
              <table:table-cell office:value-type="float" office:value="348">
                <text:p>348</text:p>
              </table:table-cell>
              <table:table-cell office:value-type="float" office:value="593300">
                <text:p>5933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58892.980000002">
                <text:p>458892.980000002</text:p>
              </table:table-cell>
              <table:table-cell office:value-type="float" office:value="349">
                <text:p>349</text:p>
              </table:table-cell>
              <table:table-cell office:value-type="float" office:value="595000">
                <text:p>595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60107.000000002">
                <text:p>460107.000000002</text:p>
              </table:table-cell>
              <table:table-cell office:value-type="float" office:value="350">
                <text:p>350</text:p>
              </table:table-cell>
              <table:table-cell office:value-type="float" office:value="596700">
                <text:p>5967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61321.020000002">
                <text:p>461321.020000002</text:p>
              </table:table-cell>
              <table:table-cell office:value-type="float" office:value="351">
                <text:p>351</text:p>
              </table:table-cell>
              <table:table-cell office:value-type="float" office:value="598400">
                <text:p>5984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62535.040000002">
                <text:p>462535.040000002</text:p>
              </table:table-cell>
              <table:table-cell office:value-type="float" office:value="352">
                <text:p>352</text:p>
              </table:table-cell>
              <table:table-cell office:value-type="float" office:value="600100">
                <text:p>6001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63749.060000002">
                <text:p>463749.060000002</text:p>
              </table:table-cell>
              <table:table-cell office:value-type="float" office:value="353">
                <text:p>353</text:p>
              </table:table-cell>
              <table:table-cell office:value-type="float" office:value="601800">
                <text:p>6018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64963.080000002">
                <text:p>464963.080000002</text:p>
              </table:table-cell>
              <table:table-cell office:value-type="float" office:value="354">
                <text:p>354</text:p>
              </table:table-cell>
              <table:table-cell office:value-type="float" office:value="603500">
                <text:p>6035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66177.100000002">
                <text:p>466177.100000002</text:p>
              </table:table-cell>
              <table:table-cell office:value-type="float" office:value="355">
                <text:p>355</text:p>
              </table:table-cell>
              <table:table-cell office:value-type="float" office:value="605200">
                <text:p>6052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67391.120000002">
                <text:p>467391.120000002</text:p>
              </table:table-cell>
              <table:table-cell office:value-type="float" office:value="356">
                <text:p>356</text:p>
              </table:table-cell>
              <table:table-cell office:value-type="float" office:value="606900">
                <text:p>6069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68605.140000002">
                <text:p>468605.140000002</text:p>
              </table:table-cell>
              <table:table-cell office:value-type="float" office:value="357">
                <text:p>357</text:p>
              </table:table-cell>
              <table:table-cell office:value-type="float" office:value="608600">
                <text:p>6086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69819.160000002">
                <text:p>469819.160000002</text:p>
              </table:table-cell>
              <table:table-cell office:value-type="float" office:value="358">
                <text:p>358</text:p>
              </table:table-cell>
              <table:table-cell office:value-type="float" office:value="610300">
                <text:p>6103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71033.180000002">
                <text:p>471033.180000002</text:p>
              </table:table-cell>
              <table:table-cell office:value-type="float" office:value="359">
                <text:p>359</text:p>
              </table:table-cell>
              <table:table-cell office:value-type="float" office:value="612000">
                <text:p>612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72247.200000002">
                <text:p>472247.2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